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3.2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Arg1</text:p>
          </table:table-cell>
          <table:table-cell office:value-type="string">
            <text:p>Relation</text:p>
          </table:table-cell>
          <table:table-cell office:value-type="string">
            <text:p>Arg2</text:p>
          </table:table-cell>
          <table:table-cell office:value-type="string">
            <text:p>Right/Wrong</text:p>
          </table:table-cell>
          <table:table-cell office:value-type="string">
            <text:p>Tweet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miss</text:p>
          </table:table-cell>
          <table:table-cell office:value-type="string">
            <text:p>everyone</text:p>
          </table:table-cell>
          <table:table-cell office:value-type="string">
            <text:p>Right</text:p>
          </table:table-cell>
          <table:table-cell office:value-type="string">
            <text:p>Henry you miss everyone shut up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 smile on</text:p>
          </table:table-cell>
          <table:table-cell office:value-type="string">
            <text:p>my face</text:p>
          </table:table-cell>
          <table:table-cell office:value-type="string">
            <text:p>Right</text:p>
          </table:table-cell>
          <table:table-cell office:value-type="string">
            <text:p>\u201c I have a smile on my face right now\u201d .</text:p>
          </table:table-cell>
        </table:table-row>
        <table:table-row table:style-name="ro1">
          <table:table-cell table:number-columns-repeated="5"/>
          <table:table-cell office:value-type="string">
            <text:p>people</text:p>
          </table:table-cell>
          <table:table-cell office:value-type="string">
            <text:p>try to tell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When people try to tell you what YOU said I be like TF I know what I said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say</text:p>
          </table:table-cell>
          <table:table-cell office:value-type="string">
            <text:p>i</text:p>
          </table:table-cell>
          <table:table-cell office:value-type="string">
            <text:p>Right</text:p>
          </table:table-cell>
          <table:table-cell office:value-type="string">
            <text:p>When people try to tell you what YOU said I be like TF I know what I sai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like</text:p>
          </table:table-cell>
          <table:table-cell office:value-type="string">
            <text:p>tf</text:p>
          </table:table-cell>
          <table:table-cell office:value-type="string">
            <text:p>Right</text:p>
          </table:table-cell>
          <table:table-cell office:value-type="string">
            <text:p>When people try to tell you what YOU said I be like TF I know what I sai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ignore</text:p>
          </table:table-cell>
          <table:table-cell office:value-type="string">
            <text:p># of the conversation people</text:p>
          </table:table-cell>
          <table:table-cell office:value-type="string">
            <text:p>Right</text:p>
          </table:table-cell>
          <table:table-cell office:value-type="string">
            <text:p>I ignore 90% of the conversation people give me .</text:p>
          </table:table-cell>
        </table:table-row>
        <table:table-row table:style-name="ro1">
          <table:table-cell table:number-columns-repeated="5"/>
          <table:table-cell office:value-type="string">
            <text:p># of the conversation people</text:p>
          </table:table-cell>
          <table:table-cell office:value-type="string">
            <text:p>give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 ignore 90% of the conversation people give me .</text:p>
          </table:table-cell>
        </table:table-row>
        <table:table-row table:style-name="ro1">
          <table:table-cell table:number-columns-repeated="5"/>
          <table:table-cell office:value-type="string">
            <text:p>i'm</text:p>
          </table:table-cell>
          <table:table-cell office:value-type="string">
            <text:p>mergedword</text:p>
          </table:table-cell>
          <table:table-cell office:value-type="string">
            <text:p>bored lol</text:p>
          </table:table-cell>
          <table:table-cell office:value-type="string">
            <text:p>Right</text:p>
          </table:table-cell>
          <table:table-cell office:value-type="string">
            <text:p>I'm MergedWords Going To forward it I'm MergedWords bored lol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get</text:p>
          </table:table-cell>
          <table:table-cell office:value-type="string">
            <text:p>she</text:p>
          </table:table-cell>
          <table:table-cell office:value-type="string">
            <text:p>Wrong</text:p>
          </table:table-cell>
          <table:table-cell office:value-type="string">
            <text:p>Started out out slow , cause no matter how much she gets she wants more\ud83c\udfb6\ud83d\udc95 .</text:p>
          </table:table-cell>
        </table:table-row>
        <table:table-row table:style-name="ro1">
          <table:table-cell table:number-columns-repeated="5"/>
          <table:table-cell office:value-type="string">
            <text:p>i'm</text:p>
          </table:table-cell>
          <table:table-cell office:value-type="string">
            <text:p>mergedword</text:p>
          </table:table-cell>
          <table:table-cell office:value-type="string">
            <text:p>ok\u263a</text:p>
          </table:table-cell>
          <table:table-cell office:value-type="string">
            <text:p>Right</text:p>
          </table:table-cell>
          <table:table-cell office:value-type="string">
            <text:p>feeling offish_but I'm MergedWords ok\u263a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think</text:p>
          </table:table-cell>
          <table:table-cell office:value-type="string">
            <text:p>you're</text:p>
          </table:table-cell>
          <table:table-cell office:value-type="string">
            <text:p>Right</text:p>
          </table:table-cell>
          <table:table-cell office:value-type="string">
            <text:p>you think you're MergedWords funn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activate</text:p>
          </table:table-cell>
          <table:table-cell office:value-type="string">
            <text:p>my subscription</text:p>
          </table:table-cell>
          <table:table-cell office:value-type="string">
            <text:p>Right</text:p>
          </table:table-cell>
          <table:table-cell office:value-type="string">
            <text:p>I just activated my subscription to /t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You could never be me .</text:p>
          </table:table-cell>
        </table:table-row>
        <table:table-row table:style-name="ro1">
          <table:table-cell table:number-columns-repeated="5"/>
          <table:table-cell office:value-type="string">
            <text:p>memories</text:p>
          </table:table-cell>
          <table:table-cell office:value-type="string">
            <text:p>make of</text:p>
          </table:table-cell>
          <table:table-cell office:value-type="string">
            <text:p>this</text:p>
          </table:table-cell>
          <table:table-cell office:value-type="string">
            <text:p>Right</text:p>
          </table:table-cell>
          <table:table-cell office:value-type="string">
            <text:p>Ultimately defeated , but memories are made of this .</text:p>
          </table:table-cell>
        </table:table-row>
        <table:table-row table:style-name="ro1">
          <table:table-cell table:number-columns-repeated="5"/>
          <table:table-cell office:value-type="string">
            <text:p>my mother</text:p>
          </table:table-cell>
          <table:table-cell office:value-type="string">
            <text:p>have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My mother had six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n't think</text:p>
          </table:table-cell>
          <table:table-cell office:value-type="string">
            <text:p>she</text:p>
          </table:table-cell>
          <table:table-cell office:value-type="string">
            <text:p>Right</text:p>
          </table:table-cell>
          <table:table-cell office:value-type="string">
            <text:p>I don't think she knows what free time is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copy</text:p>
          </table:table-cell>
          <table:table-cell office:value-type="string">
            <text:p>mine</text:p>
          </table:table-cell>
          <table:table-cell office:value-type="string">
            <text:p>Right</text:p>
          </table:table-cell>
          <table:table-cell office:value-type="string">
            <text:p>They copy mine .</text:p>
          </table:table-cell>
        </table:table-row>
        <table:table-row table:style-name="ro1">
          <table:table-cell table:number-columns-repeated="5"/>
          <table:table-cell office:value-type="string">
            <text:p>the truth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you keep running , from the truth , that is never cool , do you think , i'm MergedWords a fool , so in love with you .</text:p>
          </table:table-cell>
        </table:table-row>
        <table:table-row table:style-name="ro1">
          <table:table-cell table:number-columns-repeated="5"/>
          <table:table-cell office:value-type="string">
            <text:p>i'm</text:p>
          </table:table-cell>
          <table:table-cell office:value-type="string">
            <text:p>mergedword</text:p>
          </table:table-cell>
          <table:table-cell office:value-type="string">
            <text:p>a fool</text:p>
          </table:table-cell>
          <table:table-cell office:value-type="string">
            <text:p>Right</text:p>
          </table:table-cell>
          <table:table-cell office:value-type="string">
            <text:p>you keep running , from the truth , that is never cool , do you think , i'm MergedWords a fool , so in love with you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imme</text:p>
          </table:table-cell>
          <table:table-cell office:value-type="string">
            <text:p>goose bumps</text:p>
          </table:table-cell>
          <table:table-cell office:value-type="string">
            <text:p>Right</text:p>
          </table:table-cell>
          <table:table-cell office:value-type="string">
            <text:p>African Babe , you gimme goose bumps .</text:p>
          </table:table-cell>
        </table:table-row>
        <table:table-row table:style-name="ro1">
          <table:table-cell table:number-columns-repeated="5"/>
          <table:table-cell office:value-type="string">
            <text:p>i\u2019m</text:p>
          </table:table-cell>
          <table:table-cell office:value-type="string">
            <text:p>want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Perhaps , since I\u2019m almost done with it , and want it to live a bit longer with me .</text:p>
          </table:table-cell>
        </table:table-row>
        <table:table-row table:style-name="ro1">
          <table:table-cell table:number-columns-repeated="5"/>
          <table:table-cell office:value-type="string">
            <text:p>what's</text:p>
          </table:table-cell>
          <table:table-cell office:value-type="string">
            <text:p>mergedword</text:p>
          </table:table-cell>
          <table:table-cell office:value-type="string">
            <text:p>your favorite breakfast</text:p>
          </table:table-cell>
          <table:table-cell office:value-type="string">
            <text:p>Right</text:p>
          </table:table-cell>
          <table:table-cell office:value-type="string">
            <text:p>what's MergedWords your favorite breakfast ?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get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dam , I wonder if he will get me still .</text:p>
          </table:table-cell>
        </table:table-row>
        <table:table-row table:style-name="ro1">
          <table:table-cell table:number-columns-repeated="5"/>
          <table:table-cell office:value-type="string">
            <text:p>happy 19th birthday</text:p>
          </table:table-cell>
          <table:table-cell office:value-type="string">
            <text:p>hope</text:p>
          </table:table-cell>
          <table:table-cell office:value-type="string">
            <text:p>u</text:p>
          </table:table-cell>
          <table:table-cell office:value-type="string">
            <text:p>Wrong</text:p>
          </table:table-cell>
          <table:table-cell office:value-type="string">
            <text:p>happy 19th birthday hope u have a fun day .</text:p>
          </table:table-cell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have</text:p>
          </table:table-cell>
          <table:table-cell office:value-type="string">
            <text:p>a fun day</text:p>
          </table:table-cell>
          <table:table-cell office:value-type="string">
            <text:p>Right</text:p>
          </table:table-cell>
          <table:table-cell office:value-type="string">
            <text:p>happy 19th birthday hope u have a fun da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 name for</text:p>
          </table:table-cell>
          <table:table-cell office:value-type="string">
            <text:p>twitter : **</text:p>
          </table:table-cell>
          <table:table-cell office:value-type="string">
            <text:p>Right</text:p>
          </table:table-cell>
          <table:table-cell office:value-type="string">
            <text:p>I need a fucking new name for twitter : **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otta keep</text:p>
          </table:table-cell>
          <table:table-cell office:value-type="string">
            <text:p>yo head up</text:p>
          </table:table-cell>
          <table:table-cell office:value-type="string">
            <text:p>Right</text:p>
          </table:table-cell>
          <table:table-cell office:value-type="string">
            <text:p>Don't Ever Hold Ya Head Down , You Gotta Keep Yo Head Up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otta run</text:p>
          </table:table-cell>
          <table:table-cell office:value-type="string">
            <text:p>yo bandz</text:p>
          </table:table-cell>
          <table:table-cell office:value-type="string">
            <text:p>Right</text:p>
          </table:table-cell>
          <table:table-cell office:value-type="string">
            <text:p>You Gotta Run Yo Bandz Up #FreeScooter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want from</text:p>
          </table:table-cell>
          <table:table-cell office:value-type="string">
            <text:p>the trip</text:p>
          </table:table-cell>
          <table:table-cell office:value-type="string">
            <text:p>Right</text:p>
          </table:table-cell>
          <table:table-cell office:value-type="string">
            <text:p>Depends what you want from the trip .</text:p>
          </table:table-cell>
        </table:table-row>
        <table:table-row table:style-name="ro1">
          <table:table-cell table:number-columns-repeated="5"/>
          <table:table-cell office:value-type="string">
            <text:p>relaxation &amp; sightseeing</text:p>
          </table:table-cell>
          <table:table-cell office:value-type="string">
            <text:p>widen</text:p>
          </table:table-cell>
          <table:table-cell office:value-type="string">
            <text:p>your comfort zone</text:p>
          </table:table-cell>
          <table:table-cell office:value-type="string">
            <text:p>Wrong</text:p>
          </table:table-cell>
          <table:table-cell office:value-type="string">
            <text:p>Relaxation &amp; sightseeing = Greece , widen your comfort zone &amp; a bit of the exotic = Morocco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it til</text:p>
          </table:table-cell>
          <table:table-cell office:value-type="string">
            <text:p>bedtime</text:p>
          </table:table-cell>
          <table:table-cell office:value-type="string">
            <text:p>Wrong</text:p>
          </table:table-cell>
          <table:table-cell office:value-type="string">
            <text:p>Not wishing my life away , but I can't wait til bedtim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 Don't Know How I Love You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a bread roll</text:p>
          </table:table-cell>
          <table:table-cell office:value-type="string">
            <text:p>Right</text:p>
          </table:table-cell>
          <table:table-cell office:value-type="string">
            <text:p>Woah for my lunch I only had a bread roll and supper a yogurt .</text:p>
          </table:table-cell>
        </table:table-row>
        <table:table-row table:style-name="ro1">
          <table:table-cell table:number-columns-repeated="5"/>
          <table:table-cell office:value-type="string">
            <text:p>we're</text:p>
          </table:table-cell>
          <table:table-cell office:value-type="string">
            <text:p>mergedword</text:p>
          </table:table-cell>
          <table:table-cell office:value-type="string">
            <text:p>the horniest fuckers</text:p>
          </table:table-cell>
          <table:table-cell office:value-type="string">
            <text:p>Right</text:p>
          </table:table-cell>
          <table:table-cell office:value-type="string">
            <text:p>I'm MergedWords reading things about Gemini's MergedWords , and it's MergedWords like we're MergedWords the horniest fuckers compared to the other zodiac signs .</text:p>
          </table:table-cell>
        </table:table-row>
        <table:table-row table:style-name="ro1">
          <table:table-cell table:number-columns-repeated="5"/>
          <table:table-cell office:value-type="string">
            <text:p>the horniest fuckers</text:p>
          </table:table-cell>
          <table:table-cell office:value-type="string">
            <text:p>compare to</text:p>
          </table:table-cell>
          <table:table-cell office:value-type="string">
            <text:p>the other zodiac signs</text:p>
          </table:table-cell>
          <table:table-cell office:value-type="string">
            <text:p>Right</text:p>
          </table:table-cell>
          <table:table-cell office:value-type="string">
            <text:p>I'm MergedWords reading things about Gemini's MergedWords , and it's MergedWords like we're MergedWords the horniest fuckers compared to the other zodiac signs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be</text:p>
          </table:table-cell>
          <table:table-cell office:value-type="string">
            <text:p># yrs</text:p>
          </table:table-cell>
          <table:table-cell office:value-type="string">
            <text:p>Right</text:p>
          </table:table-cell>
          <table:table-cell office:value-type="string">
            <text:p>no he is 32 yrs old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be</text:p>
          </table:table-cell>
          <table:table-cell office:value-type="string">
            <text:p>heart</text:p>
          </table:table-cell>
          <table:table-cell office:value-type="string">
            <text:p>Right</text:p>
          </table:table-cell>
          <table:table-cell office:value-type="string">
            <text:p>This is heart breaking\ud83d\ude22 /tco\/cttAKX8j4P .</text:p>
          </table:table-cell>
        </table:table-row>
        <table:table-row table:style-name="ro1">
          <table:table-cell table:number-columns-repeated="5"/>
          <table:table-cell office:value-type="string">
            <text:p>everyone</text:p>
          </table:table-cell>
          <table:table-cell office:value-type="string">
            <text:p>want</text:p>
          </table:table-cell>
          <table:table-cell office:value-type="string">
            <text:p>tattoos</text:p>
          </table:table-cell>
          <table:table-cell office:value-type="string">
            <text:p>Right</text:p>
          </table:table-cell>
          <table:table-cell office:value-type="string">
            <text:p>Everyone wants tattoos , but want to get rid of them after few years .</text:p>
          </table:table-cell>
        </table:table-row>
        <table:table-row table:style-name="ro1">
          <table:table-cell table:number-columns-repeated="5"/>
          <table:table-cell office:value-type="string">
            <text:p>tattoos</text:p>
          </table:table-cell>
          <table:table-cell office:value-type="string">
            <text:p>want to get rid of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office:value-type="string">
            <text:p>Everyone wants tattoos , but want to get rid of them after few years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have</text:p>
          </table:table-cell>
          <table:table-cell office:value-type="string">
            <text:p>the perfect solution</text:p>
          </table:table-cell>
          <table:table-cell office:value-type="string">
            <text:p>Right</text:p>
          </table:table-cell>
          <table:table-cell office:value-type="string">
            <text:p>We have the perfect solution .</text:p>
          </table:table-cell>
        </table:table-row>
        <table:table-row table:style-name="ro1">
          <table:table-cell table:number-columns-repeated="5"/>
          <table:table-cell office:value-type="string">
            <text:p>i'm</text:p>
          </table:table-cell>
          <table:table-cell office:value-type="string">
            <text:p>mergedword</text:p>
          </table:table-cell>
          <table:table-cell office:value-type="string">
            <text:p>a little malcolm x</text:p>
          </table:table-cell>
          <table:table-cell office:value-type="string">
            <text:p>Right</text:p>
          </table:table-cell>
          <table:table-cell office:value-type="string">
            <text:p>I'm MergedWords a little Malcolm X and a lot of John Leni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n't know</text:p>
          </table:table-cell>
          <table:table-cell office:value-type="string">
            <text:p>guys</text:p>
          </table:table-cell>
          <table:table-cell office:value-type="string">
            <text:p>Wrong</text:p>
          </table:table-cell>
          <table:table-cell office:value-type="string">
            <text:p>I don't know how guys in England can do that to girls lol .</text:p>
          </table:table-cell>
        </table:table-row>
        <table:table-row table:style-name="ro1">
          <table:table-cell table:number-columns-repeated="5"/>
          <table:table-cell office:value-type="string">
            <text:p>england</text:p>
          </table:table-cell>
          <table:table-cell office:value-type="string">
            <text:p>do</text:p>
          </table:table-cell>
          <table:table-cell office:value-type="string">
            <text:p>that</text:p>
          </table:table-cell>
          <table:table-cell office:value-type="string">
            <text:p>Wrong</text:p>
          </table:table-cell>
          <table:table-cell office:value-type="string">
            <text:p>I don't know how guys in England can do that to girls lol .</text:p>
          </table:table-cell>
        </table:table-row>
        <table:table-row table:style-name="ro1">
          <table:table-cell table:number-columns-repeated="5"/>
          <table:table-cell office:value-type="string">
            <text:p>my best friends</text:p>
          </table:table-cell>
          <table:table-cell office:value-type="string">
            <text:p>become friend with</text:p>
          </table:table-cell>
          <table:table-cell office:value-type="string">
            <text:p>someone</text:p>
          </table:table-cell>
          <table:table-cell office:value-type="string">
            <text:p>Right</text:p>
          </table:table-cell>
          <table:table-cell office:value-type="string">
            <text:p>when my best friends becomes friends with someone who doesn't like me , whooa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a</text:p>
          </table:table-cell>
          <table:table-cell office:value-type="string">
            <text:p>Wrong</text:p>
          </table:table-cell>
          <table:table-cell office:value-type="string">
            <text:p>My skin isn't peeling because I have a .</text:p>
          </table:table-cell>
        </table:table-row>
        <table:table-row table:style-name="ro1">
          <table:table-cell table:number-columns-repeated="5"/>
          <table:table-cell office:value-type="string">
            <text:p>the people</text:p>
          </table:table-cell>
          <table:table-cell office:value-type="string">
            <text:p>talk about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Fuck the people that talk about me behind my back and smile in my face .</text:p>
          </table:table-cell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 office:value-type="string">
            <text:p>smile in</text:p>
          </table:table-cell>
          <table:table-cell office:value-type="string">
            <text:p>my face</text:p>
          </table:table-cell>
          <table:table-cell office:value-type="string">
            <text:p>Wrong</text:p>
          </table:table-cell>
          <table:table-cell office:value-type="string">
            <text:p>Fuck the people that talk about me behind my back and smile in my face .</text:p>
          </table:table-cell>
        </table:table-row>
        <table:table-row table:style-name="ro1">
          <table:table-cell table:number-columns-repeated="5"/>
          <table:table-cell office:value-type="string">
            <text:p># years\ud83d\udc95\ud83d\udc95\ud83d\udc95</text:p>
          </table:table-cell>
          <table:table-cell office:value-type="string">
            <text:p>lov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\ud83d\udc95\ud83d\udc95\ud83d\udc953 years\ud83d\udc95\ud83d\udc95\ud83d\udc95 love you xxx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ake</text:p>
          </table:table-cell>
          <table:table-cell office:value-type="string">
            <text:p>compliments</text:p>
          </table:table-cell>
          <table:table-cell office:value-type="string">
            <text:p>Right</text:p>
          </table:table-cell>
          <table:table-cell office:value-type="string">
            <text:p>Geesh I do not take compliments well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need</text:p>
          </table:table-cell>
          <table:table-cell office:value-type="string">
            <text:p>more names</text:p>
          </table:table-cell>
          <table:table-cell office:value-type="string">
            <text:p>Right</text:p>
          </table:table-cell>
          <table:table-cell office:value-type="string">
            <text:p>* shrugs * He needs more name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</text:p>
          </table:table-cell>
          <table:table-cell office:value-type="string">
            <text:p>that</text:p>
          </table:table-cell>
          <table:table-cell office:value-type="string">
            <text:p>Right</text:p>
          </table:table-cell>
          <table:table-cell office:value-type="string">
            <text:p>I want that !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what</text:p>
          </table:table-cell>
          <table:table-cell office:value-type="string">
            <text:p>Right</text:p>
          </table:table-cell>
          <table:table-cell office:value-type="string">
            <text:p>You know what .</text:p>
          </table:table-cell>
        </table:table-row>
        <table:table-row table:style-name="ro1">
          <table:table-cell table:number-columns-repeated="5"/>
          <table:table-cell office:value-type="string">
            <text:p>something</text:p>
          </table:table-cell>
          <table:table-cell office:value-type="string">
            <text:p>do</text:p>
          </table:table-cell>
          <table:table-cell office:value-type="string">
            <text:p>something</text:p>
          </table:table-cell>
          <table:table-cell office:value-type="string">
            <text:p>Wrong</text:p>
          </table:table-cell>
          <table:table-cell office:value-type="string">
            <text:p>Either write something worth reading or do something worth writing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n't know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like I don't even know you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kill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He killed me with his perfection i wanna die now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 to be at</text:p>
          </table:table-cell>
          <table:table-cell office:value-type="string">
            <text:p>work</text:p>
          </table:table-cell>
          <table:table-cell office:value-type="string">
            <text:p>Right</text:p>
          </table:table-cell>
          <table:table-cell office:value-type="string">
            <text:p>I have to be at work by 5 am loo .</text:p>
          </table:table-cell>
        </table:table-row>
        <table:table-row table:style-name="ro1">
          <table:table-cell table:number-columns-repeated="5"/>
          <table:table-cell office:value-type="string">
            <text:p>horoscopes</text:p>
          </table:table-cell>
          <table:table-cell office:value-type="string">
            <text:p>freak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Horoscopes freak me out sometimes #SoAccurste .</text:p>
          </table:table-cell>
        </table:table-row>
        <table:table-row table:style-name="ro1">
          <table:table-cell table:number-columns-repeated="5"/>
          <table:table-cell office:value-type="string">
            <text:p>girls</text:p>
          </table:table-cell>
          <table:table-cell office:value-type="string">
            <text:p>be</text:p>
          </table:table-cell>
          <table:table-cell office:value-type="string">
            <text:p>funny creatures</text:p>
          </table:table-cell>
          <table:table-cell office:value-type="string">
            <text:p>Right</text:p>
          </table:table-cell>
          <table:table-cell office:value-type="string">
            <text:p>Girls are funny creatures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hat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They hate it when you ask their age but will kill you if you forget their birthday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ask</text:p>
          </table:table-cell>
          <table:table-cell office:value-type="string">
            <text:p>their age</text:p>
          </table:table-cell>
          <table:table-cell office:value-type="string">
            <text:p>Right</text:p>
          </table:table-cell>
          <table:table-cell office:value-type="string">
            <text:p>They hate it when you ask their age but will kill you if you forget their birthday .</text:p>
          </table:table-cell>
        </table:table-row>
        <table:table-row table:style-name="ro1">
          <table:table-cell table:number-columns-repeated="5"/>
          <table:table-cell office:value-type="string">
            <text:p>their age</text:p>
          </table:table-cell>
          <table:table-cell office:value-type="string">
            <text:p>kill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They hate it when you ask their age but will kill you if you forget their birthday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forget</text:p>
          </table:table-cell>
          <table:table-cell office:value-type="string">
            <text:p>their birthday</text:p>
          </table:table-cell>
          <table:table-cell office:value-type="string">
            <text:p>Right</text:p>
          </table:table-cell>
          <table:table-cell office:value-type="string">
            <text:p>They hate it when you ask their age but will kill you if you forget their birthday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want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she wants you to die from the stomach pain I feel i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eel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she wants you to die from the stomach pain I feel i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the sudden</text:p>
          </table:table-cell>
          <table:table-cell office:value-type="string">
            <text:p>Wrong</text:p>
          </table:table-cell>
          <table:table-cell office:value-type="string">
            <text:p>I got the sudden erg to play beer pong !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the #</text:p>
          </table:table-cell>
          <table:table-cell office:value-type="string">
            <text:p>Right</text:p>
          </table:table-cell>
          <table:table-cell office:value-type="string">
            <text:p>You were the one&amp;that was enough .</text:p>
          </table:table-cell>
        </table:table-row>
        <table:table-row table:style-name="ro1">
          <table:table-cell table:number-columns-repeated="5"/>
          <table:table-cell office:value-type="string">
            <text:p>a healthy attitude</text:p>
          </table:table-cell>
          <table:table-cell office:value-type="string">
            <text:p>wait to catch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A healthy attitude is contagious but don't wait to catch it from others .</text:p>
          </table:table-cell>
        </table:table-row>
        <table:table-row table:style-name="ro1">
          <table:table-cell table:number-columns-repeated="5"/>
          <table:table-cell office:value-type="string">
            <text:p>my parents</text:p>
          </table:table-cell>
          <table:table-cell office:value-type="string">
            <text:p>have</text:p>
          </table:table-cell>
          <table:table-cell office:value-type="string">
            <text:p>high speed internet</text:p>
          </table:table-cell>
          <table:table-cell office:value-type="string">
            <text:p>Right</text:p>
          </table:table-cell>
          <table:table-cell office:value-type="string">
            <text:p>Thank the Gods that my parents have high speed Internet out here in the sticks .</text:p>
          </table:table-cell>
        </table:table-row>
        <table:table-row table:style-name="ro1">
          <table:table-cell table:number-columns-repeated="5"/>
          <table:table-cell office:value-type="string">
            <text:p>these fucks</text:p>
          </table:table-cell>
          <table:table-cell office:value-type="string">
            <text:p>go to</text:p>
          </table:table-cell>
          <table:table-cell office:value-type="string">
            <text:p>their normal names &amp; avi's mergedwords #sodamnconfused</text:p>
          </table:table-cell>
          <table:table-cell office:value-type="string">
            <text:p>Right</text:p>
          </table:table-cell>
          <table:table-cell office:value-type="string">
            <text:p>Wish these fucks would go back to their normal names &amp; avi's MergedWords #SoDamnConfused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charm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Aw Lindenwold , you still charm me .</text:p>
          </table:table-cell>
        </table:table-row>
        <table:table-row table:style-name="ro1">
          <table:table-cell table:number-columns-repeated="5"/>
          <table:table-cell office:value-type="string">
            <text:p>affairs of man</text:p>
          </table:table-cell>
          <table:table-cell office:value-type="string">
            <text:p>take at</text:p>
          </table:table-cell>
          <table:table-cell office:value-type="string">
            <text:p>flood</text:p>
          </table:table-cell>
          <table:table-cell office:value-type="string">
            <text:p>Right</text:p>
          </table:table-cell>
          <table:table-cell office:value-type="string">
            <text:p>there is a tide in affairs of man which taken at flood but lead to fortune !.</text:p>
          </table:table-cell>
        </table:table-row>
        <table:table-row table:style-name="ro1">
          <table:table-cell table:number-columns-repeated="5"/>
          <table:table-cell office:value-type="string">
            <text:p>flood</text:p>
          </table:table-cell>
          <table:table-cell office:value-type="string">
            <text:p>lead to</text:p>
          </table:table-cell>
          <table:table-cell office:value-type="string">
            <text:p>fortune</text:p>
          </table:table-cell>
          <table:table-cell office:value-type="string">
            <text:p>Wrong</text:p>
          </table:table-cell>
          <table:table-cell office:value-type="string">
            <text:p>there is a tide in affairs of man which taken at flood but lead to fortune !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the same thing</text:p>
          </table:table-cell>
          <table:table-cell office:value-type="string">
            <text:p>Right</text:p>
          </table:table-cell>
          <table:table-cell office:value-type="string">
            <text:p>yea girl i said the same thing .</text:p>
          </table:table-cell>
        </table:table-row>
        <table:table-row table:style-name="ro1">
          <table:table-cell table:number-columns-repeated="5"/>
          <table:table-cell office:value-type="string">
            <text:p># thing</text:p>
          </table:table-cell>
          <table:table-cell office:value-type="string">
            <text:p>bother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Why let one thing bother you .</text:p>
          </table:table-cell>
        </table:table-row>
        <table:table-row table:style-name="ro1">
          <table:table-cell table:number-columns-repeated="5"/>
          <table:table-cell office:value-type="string">
            <text:p>the new girl</text:p>
          </table:table-cell>
          <table:table-cell office:value-type="string">
            <text:p>be abt</text:p>
          </table:table-cell>
          <table:table-cell office:value-type="string">
            <text:p>her</text:p>
          </table:table-cell>
          <table:table-cell office:value-type="string">
            <text:p>Wrong</text:p>
          </table:table-cell>
          <table:table-cell office:value-type="string">
            <text:p>Only reason she came bc the new girl was talkn abt her to Summa n shes MergedWords kin to Dawn so she calls n tell her smh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tell</text:p>
          </table:table-cell>
          <table:table-cell office:value-type="string">
            <text:p>her</text:p>
          </table:table-cell>
          <table:table-cell office:value-type="string">
            <text:p>Right</text:p>
          </table:table-cell>
          <table:table-cell office:value-type="string">
            <text:p>Only reason she came bc the new girl was talkn abt her to Summa n shes MergedWords kin to Dawn so she calls n tell her smh .</text:p>
          </table:table-cell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pee on</text:p>
          </table:table-cell>
          <table:table-cell office:value-type="string">
            <text:p>lol</text:p>
          </table:table-cell>
          <table:table-cell office:value-type="string">
            <text:p>Wrong</text:p>
          </table:table-cell>
          <table:table-cell office:value-type="string">
            <text:p>How do u get beat up and peed on lol , like i just dont get i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nt ge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How do u get beat up and peed on lol , like i just dont get i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leach</text:p>
          </table:table-cell>
          <table:table-cell office:value-type="string">
            <text:p>my hair</text:p>
          </table:table-cell>
          <table:table-cell office:value-type="string">
            <text:p>Right</text:p>
          </table:table-cell>
          <table:table-cell office:value-type="string">
            <text:p>yeah I bleached my hair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get</text:p>
          </table:table-cell>
          <table:table-cell office:value-type="string">
            <text:p>cotton candy pink</text:p>
          </table:table-cell>
          <table:table-cell office:value-type="string">
            <text:p>Right</text:p>
          </table:table-cell>
          <table:table-cell office:value-type="string">
            <text:p>We got cotton candy pink , pillarbox red , atomic turquoise , and venus envy .</text:p>
          </table:table-cell>
        </table:table-row>
        <table:table-row table:style-name="ro1">
          <table:table-cell table:number-columns-repeated="5"/>
          <table:table-cell office:value-type="string">
            <text:p>thoughts</text:p>
          </table:table-cell>
          <table:table-cell office:value-type="string">
            <text:p>be with</text:p>
          </table:table-cell>
          <table:table-cell office:value-type="string">
            <text:p>oklahoma</text:p>
          </table:table-cell>
          <table:table-cell office:value-type="string">
            <text:p>Right</text:p>
          </table:table-cell>
          <table:table-cell office:value-type="string">
            <text:p>Thoughts are with Oklahoma today .</text:p>
          </table:table-cell>
        </table:table-row>
        <table:table-row table:style-name="ro1">
          <table:table-cell table:number-columns-repeated="5"/>
          <table:table-cell office:value-type="string">
            <text:p>the natural world</text:p>
          </table:table-cell>
          <table:table-cell office:value-type="string">
            <text:p>turn</text:p>
          </table:table-cell>
          <table:table-cell office:value-type="string">
            <text:p>people's mergedwords worlds upside</text:p>
          </table:table-cell>
          <table:table-cell office:value-type="string">
            <text:p>Right</text:p>
          </table:table-cell>
          <table:table-cell office:value-type="string">
            <text:p>Incredible how the natural world can turn people's MergedWords worlds upside down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bear to be</text:p>
          </table:table-cell>
          <table:table-cell office:value-type="string">
            <text:p>somebody</text:p>
          </table:table-cell>
          <table:table-cell office:value-type="string">
            <text:p>Right</text:p>
          </table:table-cell>
          <table:table-cell office:value-type="string">
            <text:p>you are really born to be somebody .</text:p>
          </table:table-cell>
        </table:table-row>
        <table:table-row table:style-name="ro1">
          <table:table-cell table:number-columns-repeated="5"/>
          <table:table-cell office:value-type="string">
            <text:p>sublime</text:p>
          </table:table-cell>
          <table:table-cell office:value-type="string">
            <text:p>make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Sublime make me feel better .</text:p>
          </table:table-cell>
        </table:table-row>
        <table:table-row table:style-name="ro1">
          <table:table-cell table:number-columns-repeated="5"/>
          <table:table-cell office:value-type="string">
            <text:p>phil harrison</text:p>
          </table:table-cell>
          <table:table-cell office:value-type="string">
            <text:p>raise</text:p>
          </table:table-cell>
          <table:table-cell office:value-type="string">
            <text:p>his arms</text:p>
          </table:table-cell>
          <table:table-cell office:value-type="string">
            <text:p>Right</text:p>
          </table:table-cell>
          <table:table-cell office:value-type="string">
            <text:p>Phil Harrison , centre stage , raises his arms and conjures the next Xbox from the natural elements beneath his bare feet .</text:p>
          </table:table-cell>
        </table:table-row>
        <table:table-row table:style-name="ro1">
          <table:table-cell table:number-columns-repeated="5"/>
          <table:table-cell office:value-type="string">
            <text:p>centre stage</text:p>
          </table:table-cell>
          <table:table-cell office:value-type="string">
            <text:p>conjure</text:p>
          </table:table-cell>
          <table:table-cell office:value-type="string">
            <text:p>the next xbox</text:p>
          </table:table-cell>
          <table:table-cell office:value-type="string">
            <text:p>Wrong</text:p>
          </table:table-cell>
          <table:table-cell office:value-type="string">
            <text:p>Phil Harrison , centre stage , raises his arms and conjures the next Xbox from the natural elements beneath his bare feet .</text:p>
          </table:table-cell>
        </table:table-row>
        <table:table-row table:style-name="ro1">
          <table:table-cell table:number-columns-repeated="5"/>
          <table:table-cell office:value-type="string">
            <text:p>the same shoes</text:p>
          </table:table-cell>
          <table:table-cell office:value-type="string">
            <text:p>be</text:p>
          </table:table-cell>
          <table:table-cell office:value-type="string">
            <text:p># online</text:p>
          </table:table-cell>
          <table:table-cell office:value-type="string">
            <text:p>Right</text:p>
          </table:table-cell>
          <table:table-cell office:value-type="string">
            <text:p>Sigh why can't the same shoes that are $60 online in America be that here but noooo goodbye $110 .</text:p>
          </table:table-cell>
        </table:table-row>
        <table:table-row table:style-name="ro1">
          <table:table-cell table:number-columns-repeated="5"/>
          <table:table-cell office:value-type="string">
            <text:p>these little things</text:p>
          </table:table-cell>
          <table:table-cell office:value-type="string">
            <text:p>slip out of</text:p>
          </table:table-cell>
          <table:table-cell office:value-type="string">
            <text:p>my mouth</text:p>
          </table:table-cell>
          <table:table-cell office:value-type="string">
            <text:p>Right</text:p>
          </table:table-cell>
          <table:table-cell office:value-type="string">
            <text:p>I WON'T LET THESE LITTLE THINGS SLIP OUT OF MY MOUTH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won't</text:p>
          </table:table-cell>
          <table:table-cell office:value-type="string">
            <text:p>rain</text:p>
          </table:table-cell>
          <table:table-cell office:value-type="string">
            <text:p>Right</text:p>
          </table:table-cell>
          <table:table-cell office:value-type="string">
            <text:p>Hope it won't rai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ook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f i cook i may burn our house down c :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urn house down</text:p>
          </table:table-cell>
          <table:table-cell office:value-type="string">
            <text:p>c</text:p>
          </table:table-cell>
          <table:table-cell office:value-type="string">
            <text:p>Right</text:p>
          </table:table-cell>
          <table:table-cell office:value-type="string">
            <text:p>if i cook i may burn our house down c :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 like</text:p>
          </table:table-cell>
          <table:table-cell office:value-type="string">
            <text:p>that</text:p>
          </table:table-cell>
          <table:table-cell office:value-type="string">
            <text:p>Right</text:p>
          </table:table-cell>
          <table:table-cell office:value-type="string">
            <text:p>It be like that sometimes lol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youtube</text:p>
          </table:table-cell>
          <table:table-cell office:value-type="string">
            <text:p>the weirdest shit</text:p>
          </table:table-cell>
          <table:table-cell office:value-type="string">
            <text:p>Right</text:p>
          </table:table-cell>
          <table:table-cell office:value-type="string">
            <text:p>I YouTube the weirdest shit ever .</text:p>
          </table:table-cell>
        </table:table-row>
        <table:table-row table:style-name="ro1">
          <table:table-cell table:number-columns-repeated="5"/>
          <table:table-cell office:value-type="string">
            <text:p>captain</text:p>
          </table:table-cell>
          <table:table-cell office:value-type="string">
            <text:p>step up to take</text:p>
          </table:table-cell>
          <table:table-cell office:value-type="string">
            <text:p>this penalty #</text:p>
          </table:table-cell>
          <table:table-cell office:value-type="string">
            <text:p>Right</text:p>
          </table:table-cell>
          <table:table-cell office:value-type="string">
            <text:p>Captain stepped up to take this penalty /tco\/RThCyPYEN6 .</text:p>
          </table:table-cell>
        </table:table-row>
        <table:table-row table:style-name="ro1">
          <table:table-cell table:number-columns-repeated="5"/>
          <table:table-cell office:value-type="string">
            <text:p>her mom spot</text:p>
          </table:table-cell>
          <table:table-cell office:value-type="string">
            <text:p>takin</text:p>
          </table:table-cell>
          <table:table-cell office:value-type="string">
            <text:p>mirror shots</text:p>
          </table:table-cell>
          <table:table-cell office:value-type="string">
            <text:p>Right</text:p>
          </table:table-cell>
          <table:table-cell office:value-type="string">
            <text:p>Damn lol Joe Budden got Kaylin back at her mom spot takin mirror shots huh ?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play</text:p>
          </table:table-cell>
          <table:table-cell office:value-type="string">
            <text:p>the notorious anti-mage</text:p>
          </table:table-cell>
          <table:table-cell office:value-type="string">
            <text:p>Right</text:p>
          </table:table-cell>
          <table:table-cell office:value-type="string">
            <text:p>Ladies , Gentlemen and Dinosaurs of all ages , I am officially announcing that I shall learn and play the notorious Anti-Mag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uck</text:p>
          </table:table-cell>
          <table:table-cell office:value-type="string">
            <text:p>chastity</text:p>
          </table:table-cell>
          <table:table-cell office:value-type="string">
            <text:p>Right</text:p>
          </table:table-cell>
          <table:table-cell office:value-type="string">
            <text:p>i fuck chastity when she mad hot dogs n baked beans .</text:p>
          </table:table-cell>
        </table:table-row>
        <table:table-row table:style-name="ro1">
          <table:table-cell table:number-columns-repeated="5"/>
          <table:table-cell office:value-type="string">
            <text:p>mad hot dogs</text:p>
          </table:table-cell>
          <table:table-cell office:value-type="string">
            <text:p>bake</text:p>
          </table:table-cell>
          <table:table-cell office:value-type="string">
            <text:p>beans</text:p>
          </table:table-cell>
          <table:table-cell office:value-type="string">
            <text:p>Wrong</text:p>
          </table:table-cell>
          <table:table-cell office:value-type="string">
            <text:p>i fuck chastity when she mad hot dogs n baked beans .</text:p>
          </table:table-cell>
        </table:table-row>
        <table:table-row table:style-name="ro1">
          <table:table-cell table:number-columns-repeated="5"/>
          <table:table-cell office:value-type="string">
            <text:p>amy\u2019s</text:p>
          </table:table-cell>
          <table:table-cell office:value-type="string">
            <text:p>bake</text:p>
          </table:table-cell>
          <table:table-cell office:value-type="string">
            <text:p>company chef gordon ramsay kitchen nightmares meme # /t</text:p>
          </table:table-cell>
          <table:table-cell office:value-type="string">
            <text:p>Wrong</text:p>
          </table:table-cell>
          <table:table-cell office:value-type="string">
            <text:p>Amy\u2019s Baking Company Chef Gordon Ramsay Kitchen Nightmares Meme 2 /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 sort of</text:p>
          </table:table-cell>
          <table:table-cell office:value-type="string">
            <text:p>talent</text:p>
          </table:table-cell>
          <table:table-cell office:value-type="string">
            <text:p>Right</text:p>
          </table:table-cell>
          <table:table-cell office:value-type="string">
            <text:p>Wish I had some sort of talen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reply to</text:p>
          </table:table-cell>
          <table:table-cell office:value-type="string">
            <text:p>your messages</text:p>
          </table:table-cell>
          <table:table-cell office:value-type="string">
            <text:p>Right</text:p>
          </table:table-cell>
          <table:table-cell office:value-type="string">
            <text:p>If I reply to your messages , you should feel special because I'm MergedWords a lazy person .</text:p>
          </table:table-cell>
        </table:table-row>
        <table:table-row table:style-name="ro1">
          <table:table-cell table:number-columns-repeated="5"/>
          <table:table-cell office:value-type="string">
            <text:p>i'm</text:p>
          </table:table-cell>
          <table:table-cell office:value-type="string">
            <text:p>mergedword</text:p>
          </table:table-cell>
          <table:table-cell office:value-type="string">
            <text:p>a lazy person</text:p>
          </table:table-cell>
          <table:table-cell office:value-type="string">
            <text:p>Right</text:p>
          </table:table-cell>
          <table:table-cell office:value-type="string">
            <text:p>If I reply to your messages , you should feel special because I'm MergedWords a lazy person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do</text:p>
          </table:table-cell>
          <table:table-cell office:value-type="string">
            <text:p>that group work</text:p>
          </table:table-cell>
          <table:table-cell office:value-type="string">
            <text:p>Right</text:p>
          </table:table-cell>
          <table:table-cell office:value-type="string">
            <text:p>we are doing that group work so n o-o nes doing practical today .</text:p>
          </table:table-cell>
        </table:table-row>
        <table:table-row table:style-name="ro1">
          <table:table-cell table:number-columns-repeated="5"/>
          <table:table-cell office:value-type="string">
            <text:p>troy r parera</text:p>
          </table:table-cell>
          <table:table-cell office:value-type="string">
            <text:p>please forgive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Troy R Parera - Please Forgive Me .</text:p>
          </table:table-cell>
        </table:table-row>
        <table:table-row table:style-name="ro1">
          <table:table-cell table:number-columns-repeated="5"/>
          <table:table-cell office:value-type="string">
            <text:p>god</text:p>
          </table:table-cell>
          <table:table-cell office:value-type="string">
            <text:p>save</text:p>
          </table:table-cell>
          <table:table-cell office:value-type="string">
            <text:p>us</text:p>
          </table:table-cell>
          <table:table-cell office:value-type="string">
            <text:p>Right</text:p>
          </table:table-cell>
          <table:table-cell office:value-type="string">
            <text:p>Maybe in time you'll MergedWords understand that only god can save us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lol you said it !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pe</text:p>
          </table:table-cell>
          <table:table-cell office:value-type="string">
            <text:p>Right</text:p>
          </table:table-cell>
          <table:table-cell office:value-type="string">
            <text:p>I have P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na tak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Just Wanna Take It Nice And Slow .</text:p>
          </table:table-cell>
        </table:table-row>
        <table:table-row table:style-name="ro1">
          <table:table-cell table:number-columns-repeated="5"/>
          <table:table-cell office:value-type="string">
            <text:p>\u201c jason</text:p>
          </table:table-cell>
          <table:table-cell office:value-type="string">
            <text:p>mean to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\u201c Jason is ALWAYS being mean to m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n't do</text:p>
          </table:table-cell>
          <table:table-cell office:value-type="string">
            <text:p>nothin</text:p>
          </table:table-cell>
          <table:table-cell office:value-type="string">
            <text:p>Right</text:p>
          </table:table-cell>
          <table:table-cell office:value-type="string">
            <text:p>I don't never be doing nothin but normal human stuff ! \u201d\ud83d\ude11 .</text:p>
          </table:table-cell>
        </table:table-row>
        <table:table-row table:style-name="ro1">
          <table:table-cell table:number-columns-repeated="5"/>
          <table:table-cell office:value-type="string">
            <text:p>some</text:p>
          </table:table-cell>
          <table:table-cell office:value-type="string">
            <text:p>say</text:p>
          </table:table-cell>
          <table:table-cell office:value-type="string">
            <text:p>i</text:p>
          </table:table-cell>
          <table:table-cell office:value-type="string">
            <text:p>Right</text:p>
          </table:table-cell>
          <table:table-cell office:value-type="string">
            <text:p>Some say I am CRAZY .</text:p>
          </table:table-cell>
        </table:table-row>
        <table:table-row table:style-name="ro1">
          <table:table-cell table:number-columns-repeated="5"/>
          <table:table-cell office:value-type="string">
            <text:p>that's</text:p>
          </table:table-cell>
          <table:table-cell office:value-type="string">
            <text:p>mergedword</text:p>
          </table:table-cell>
          <table:table-cell office:value-type="string">
            <text:p>lame af</text:p>
          </table:table-cell>
          <table:table-cell office:value-type="string">
            <text:p>Right</text:p>
          </table:table-cell>
          <table:table-cell office:value-type="string">
            <text:p>That's MergedWords lame af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wanna say</text:p>
          </table:table-cell>
          <table:table-cell office:value-type="string">
            <text:p>something</text:p>
          </table:table-cell>
          <table:table-cell office:value-type="string">
            <text:p>Right</text:p>
          </table:table-cell>
          <table:table-cell office:value-type="string">
            <text:p>You wanna say something about it over text but not on twitter .</text:p>
          </table:table-cell>
        </table:table-row>
        <table:table-row table:style-name="ro1">
          <table:table-cell table:number-columns-repeated="5"/>
          <table:table-cell office:value-type="string">
            <text:p>my poor baby's</text:p>
          </table:table-cell>
          <table:table-cell office:value-type="string">
            <text:p>get</text:p>
          </table:table-cell>
          <table:table-cell office:value-type="string">
            <text:p>his heart</text:p>
          </table:table-cell>
          <table:table-cell office:value-type="string">
            <text:p>Right</text:p>
          </table:table-cell>
          <table:table-cell office:value-type="string">
            <text:p>Awe my poor baby's got his heart broken .</text:p>
          </table:table-cell>
        </table:table-row>
        <table:table-row table:style-name="ro1">
          <table:table-cell table:number-columns-repeated="5"/>
          <table:table-cell office:value-type="string">
            <text:p>the tub</text:p>
          </table:table-cell>
          <table:table-cell office:value-type="string">
            <text:p>be connected to</text:p>
          </table:table-cell>
          <table:table-cell office:value-type="string">
            <text:p>emily</text:p>
          </table:table-cell>
          <table:table-cell office:value-type="string">
            <text:p>Wrong</text:p>
          </table:table-cell>
          <table:table-cell office:value-type="string">
            <text:p>Neither myself nor the guy in the tub is connected to Emily .</text:p>
          </table:table-cell>
        </table:table-row>
        <table:table-row table:style-name="ro1">
          <table:table-cell table:number-columns-repeated="5"/>
          <table:table-cell office:value-type="string">
            <text:p>he's</text:p>
          </table:table-cell>
          <table:table-cell office:value-type="string">
            <text:p>mergedword</text:p>
          </table:table-cell>
          <table:table-cell office:value-type="string">
            <text:p>a friend of dorothy's mergedwords</text:p>
          </table:table-cell>
          <table:table-cell office:value-type="string">
            <text:p>Right</text:p>
          </table:table-cell>
          <table:table-cell office:value-type="string">
            <text:p>In fact , he's MergedWords a friend of Dorothy's MergedWord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 be</text:p>
          </table:table-cell>
          <table:table-cell office:value-type="string">
            <text:p>food</text:p>
          </table:table-cell>
          <table:table-cell office:value-type="string">
            <text:p>Wrong</text:p>
          </table:table-cell>
          <table:table-cell office:value-type="string">
            <text:p>All I want is food , &amp; Luke Brooks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have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I'm MergedWords not saying it's MergedWords stupid that he has us write essays I just don't like that he made us make up an essay .</text:p>
          </table:table-cell>
        </table:table-row>
        <table:table-row table:style-name="ro1">
          <table:table-cell table:number-columns-repeated="5"/>
          <table:table-cell office:value-type="string">
            <text:p>us</text:p>
          </table:table-cell>
          <table:table-cell office:value-type="string">
            <text:p>write</text:p>
          </table:table-cell>
          <table:table-cell office:value-type="string">
            <text:p>essays</text:p>
          </table:table-cell>
          <table:table-cell office:value-type="string">
            <text:p>Right</text:p>
          </table:table-cell>
          <table:table-cell office:value-type="string">
            <text:p>I'm MergedWords not saying it's MergedWords stupid that he has us write essays I just don't like that he made us make up an essay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make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I'm MergedWords not saying it's MergedWords stupid that he has us write essays I just don't like that he made us make up an essay .</text:p>
          </table:table-cell>
        </table:table-row>
        <table:table-row table:style-name="ro1">
          <table:table-cell table:number-columns-repeated="5"/>
          <table:table-cell office:value-type="string">
            <text:p>us</text:p>
          </table:table-cell>
          <table:table-cell office:value-type="string">
            <text:p>make up</text:p>
          </table:table-cell>
          <table:table-cell office:value-type="string">
            <text:p>an essay</text:p>
          </table:table-cell>
          <table:table-cell office:value-type="string">
            <text:p>Right</text:p>
          </table:table-cell>
          <table:table-cell office:value-type="string">
            <text:p>I'm MergedWords not saying it's MergedWords stupid that he has us write essays I just don't like that he made us make up an essay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want</text:p>
          </table:table-cell>
          <table:table-cell office:value-type="string">
            <text:p>something</text:p>
          </table:table-cell>
          <table:table-cell office:value-type="string">
            <text:p>Right</text:p>
          </table:table-cell>
          <table:table-cell office:value-type="string">
            <text:p>If you want something , let it go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le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f you want something , let it go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e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f you get it , then it was always yours in the first place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yours</text:p>
          </table:table-cell>
          <table:table-cell office:value-type="string">
            <text:p>Right</text:p>
          </table:table-cell>
          <table:table-cell office:value-type="string">
            <text:p>If you get it , then it was always yours in the first plac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 to get</text:p>
          </table:table-cell>
          <table:table-cell office:value-type="string">
            <text:p>my new school marketing head</text:p>
          </table:table-cell>
          <table:table-cell office:value-type="string">
            <text:p>Right</text:p>
          </table:table-cell>
          <table:table-cell office:value-type="string">
            <text:p>i need to get my new school marketing head on .</text:p>
          </table:table-cell>
        </table:table-row>
        <table:table-row table:style-name="ro1">
          <table:table-cell table:number-columns-repeated="5"/>
          <table:table-cell office:value-type="string">
            <text:p>the photo &amp;</text:p>
          </table:table-cell>
          <table:table-cell office:value-type="string">
            <text:p>leave</text:p>
          </table:table-cell>
          <table:table-cell office:value-type="string">
            <text:p>a comment</text:p>
          </table:table-cell>
          <table:table-cell office:value-type="string">
            <text:p>Wrong</text:p>
          </table:table-cell>
          <table:table-cell office:value-type="string">
            <text:p>View the photo &amp; leave a comment : /tco\/isOCXhXugX .</text:p>
          </table:table-cell>
        </table:table-row>
        <table:table-row table:style-name="ro1">
          <table:table-cell table:number-columns-repeated="5"/>
          <table:table-cell office:value-type="string">
            <text:p>frank sinatra</text:p>
          </table:table-cell>
          <table:table-cell office:value-type="string">
            <text:p>be</text:p>
          </table:table-cell>
          <table:table-cell office:value-type="string">
            <text:p>the shit</text:p>
          </table:table-cell>
          <table:table-cell office:value-type="string">
            <text:p>Right</text:p>
          </table:table-cell>
          <table:table-cell office:value-type="string">
            <text:p>Lowkey Frank Sinatra is the shi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lieve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so i believe i have #insomnia aaannd the biggest #snacking urges ev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#insomnia</text:p>
          </table:table-cell>
          <table:table-cell office:value-type="string">
            <text:p>Right</text:p>
          </table:table-cell>
          <table:table-cell office:value-type="string">
            <text:p>so i believe i have #insomnia aaannd the biggest #snacking urges ever .</text:p>
          </table:table-cell>
        </table:table-row>
        <table:table-row table:style-name="ro1">
          <table:table-cell table:number-columns-repeated="5"/>
          <table:table-cell office:value-type="string">
            <text:p>the ac</text:p>
          </table:table-cell>
          <table:table-cell office:value-type="string">
            <text:p>fall out</text:p>
          </table:table-cell>
          <table:table-cell office:value-type="string">
            <text:p>the window</text:p>
          </table:table-cell>
          <table:table-cell office:value-type="string">
            <text:p>Right</text:p>
          </table:table-cell>
          <table:table-cell office:value-type="string">
            <text:p>It'll MergedWords be funny and sad at the same time if the AC fell out the window .</text:p>
          </table:table-cell>
        </table:table-row>
        <table:table-row table:style-name="ro1">
          <table:table-cell table:number-columns-repeated="5"/>
          <table:table-cell office:value-type="string">
            <text:p>up*\ngallade</text:p>
          </table:table-cell>
          <table:table-cell office:value-type="string">
            <text:p>sit</text:p>
          </table:table-cell>
          <table:table-cell office:value-type="string">
            <text:p>yo</text:p>
          </table:table-cell>
          <table:table-cell office:value-type="string">
            <text:p>Wrong</text:p>
          </table:table-cell>
          <table:table-cell office:value-type="string">
            <text:p>Ares : * stands up*\nGallade : Sit yo ' five dollar ass down before I make chang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ake</text:p>
          </table:table-cell>
          <table:table-cell office:value-type="string">
            <text:p>change</text:p>
          </table:table-cell>
          <table:table-cell office:value-type="string">
            <text:p>Right</text:p>
          </table:table-cell>
          <table:table-cell office:value-type="string">
            <text:p>Ares : * stands up*\nGallade : Sit yo ' five dollar ass down before I make change .</text:p>
          </table:table-cell>
        </table:table-row>
        <table:table-row table:style-name="ro1">
          <table:table-cell table:number-columns-repeated="5"/>
          <table:table-cell office:value-type="string">
            <text:p>today its</text:p>
          </table:table-cell>
          <table:table-cell office:value-type="string">
            <text:p>mergedword</text:p>
          </table:table-cell>
          <table:table-cell office:value-type="string">
            <text:p>my birthday</text:p>
          </table:table-cell>
          <table:table-cell office:value-type="string">
            <text:p>Right</text:p>
          </table:table-cell>
          <table:table-cell office:value-type="string">
            <text:p>Today its MergedWords my birthday my soul birthday \u00a1chi babi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et</text:p>
          </table:table-cell>
          <table:table-cell office:value-type="string">
            <text:p>some sleep</text:p>
          </table:table-cell>
          <table:table-cell office:value-type="string">
            <text:p>Right</text:p>
          </table:table-cell>
          <table:table-cell office:value-type="string">
            <text:p>Hope you get some sleep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call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'll MergedWords let you know when they call me with that part for y'alls dryer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my pleasure jane</text:p>
          </table:table-cell>
          <table:table-cell office:value-type="string">
            <text:p>Right</text:p>
          </table:table-cell>
          <table:table-cell office:value-type="string">
            <text:p>Its MergedWords my pleasure Jan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ind out</text:p>
          </table:table-cell>
          <table:table-cell office:value-type="string">
            <text:p>all # people</text:p>
          </table:table-cell>
          <table:table-cell office:value-type="string">
            <text:p>Right</text:p>
          </table:table-cell>
          <table:table-cell office:value-type="string">
            <text:p>I just found out all 27 people who had unfollowed me this week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ish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wish I was normal and could go to sleep at a decent tim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 to sleep at</text:p>
          </table:table-cell>
          <table:table-cell office:value-type="string">
            <text:p>a decent time</text:p>
          </table:table-cell>
          <table:table-cell office:value-type="string">
            <text:p>Right</text:p>
          </table:table-cell>
          <table:table-cell office:value-type="string">
            <text:p>I wish I was normal and could go to sleep at a decent time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wanna fuck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She must wanna fuck me .</text:p>
          </table:table-cell>
        </table:table-row>
        <table:table-row table:style-name="ro1">
          <table:table-cell table:number-columns-repeated="5"/>
          <table:table-cell office:value-type="string">
            <text:p>people</text:p>
          </table:table-cell>
          <table:table-cell office:value-type="string">
            <text:p>obsess with</text:p>
          </table:table-cell>
          <table:table-cell office:value-type="string">
            <text:p>things</text:p>
          </table:table-cell>
          <table:table-cell office:value-type="string">
            <text:p>Right</text:p>
          </table:table-cell>
          <table:table-cell office:value-type="string">
            <text:p>People who are obsessed with things because certain artists or bands likes them are followers .</text:p>
          </table:table-cell>
        </table:table-row>
        <table:table-row table:style-name="ro1">
          <table:table-cell table:number-columns-repeated="5"/>
          <table:table-cell office:value-type="string">
            <text:p>certain artists or bands</text:p>
          </table:table-cell>
          <table:table-cell office:value-type="string">
            <text:p>like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People who are obsessed with things because certain artists or bands likes them are followers .</text:p>
          </table:table-cell>
        </table:table-row>
        <table:table-row table:style-name="ro1">
          <table:table-cell table:number-columns-repeated="5"/>
          <table:table-cell office:value-type="string">
            <text:p>them</text:p>
          </table:table-cell>
          <table:table-cell office:value-type="string">
            <text:p>be</text:p>
          </table:table-cell>
          <table:table-cell office:value-type="string">
            <text:p>followers</text:p>
          </table:table-cell>
          <table:table-cell office:value-type="string">
            <text:p>Wrong</text:p>
          </table:table-cell>
          <table:table-cell office:value-type="string">
            <text:p>People who are obsessed with things because certain artists or bands likes them are followers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have nothing to do with</text:p>
          </table:table-cell>
          <table:table-cell office:value-type="string">
            <text:p>him</text:p>
          </table:table-cell>
          <table:table-cell office:value-type="string">
            <text:p>Right</text:p>
          </table:table-cell>
          <table:table-cell office:value-type="string">
            <text:p>this has nothing to do with him Rachel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 to get</text:p>
          </table:table-cell>
          <table:table-cell office:value-type="string">
            <text:p>that paper</text:p>
          </table:table-cell>
          <table:table-cell office:value-type="string">
            <text:p>Right</text:p>
          </table:table-cell>
          <table:table-cell office:value-type="string">
            <text:p>Fuck I need to get that paper signed for honors English .</text:p>
          </table:table-cell>
        </table:table-row>
        <table:table-row table:style-name="ro1">
          <table:table-cell table:number-columns-repeated="5"/>
          <table:table-cell office:value-type="string">
            <text:p>obama</text:p>
          </table:table-cell>
          <table:table-cell office:value-type="string">
            <text:p>push</text:p>
          </table:table-cell>
          <table:table-cell office:value-type="string">
            <text:p># #</text:p>
          </table:table-cell>
          <table:table-cell office:value-type="string">
            <text:p>Right</text:p>
          </table:table-cell>
          <table:table-cell office:value-type="string">
            <text:p>Obama pushes $50 million more for Kenya /t .</text:p>
          </table:table-cell>
        </table:table-row>
        <table:table-row table:style-name="ro1">
          <table:table-cell table:number-columns-repeated="5"/>
          <table:table-cell office:value-type="string">
            <text:p># person</text:p>
          </table:table-cell>
          <table:table-cell office:value-type="string">
            <text:p>follow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one person followed me \/\/ automatically checked by /tco\/xkQ5UZGUvY .</text:p>
          </table:table-cell>
        </table:table-row>
        <table:table-row table:style-name="ro1">
          <table:table-cell table:number-columns-repeated="5"/>
          <table:table-cell office:value-type="string">
            <text:p>chicago</text:p>
          </table:table-cell>
          <table:table-cell office:value-type="string">
            <text:p>get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this scene with chicago gets me every tim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ind</text:p>
          </table:table-cell>
          <table:table-cell office:value-type="string">
            <text:p>my reason</text:p>
          </table:table-cell>
          <table:table-cell office:value-type="string">
            <text:p>Right</text:p>
          </table:table-cell>
          <table:table-cell office:value-type="string">
            <text:p>I found my reason to smile again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notice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t would be awesome if you noticed me , it would make my day !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make</text:p>
          </table:table-cell>
          <table:table-cell office:value-type="string">
            <text:p>my day</text:p>
          </table:table-cell>
          <table:table-cell office:value-type="string">
            <text:p>Right</text:p>
          </table:table-cell>
          <table:table-cell office:value-type="string">
            <text:p>it would be awesome if you noticed me , it would make my day !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a gay workout</text:p>
          </table:table-cell>
          <table:table-cell office:value-type="string">
            <text:p>Right</text:p>
          </table:table-cell>
          <table:table-cell office:value-type="string">
            <text:p>yeah haha it was a gay workout .</text:p>
          </table:table-cell>
        </table:table-row>
        <table:table-row table:style-name="ro1">
          <table:table-cell table:number-columns-repeated="5"/>
          <table:table-cell office:value-type="string">
            <text:p>\u201c it's</text:p>
          </table:table-cell>
          <table:table-cell office:value-type="string">
            <text:p>mergedword</text:p>
          </table:table-cell>
          <table:table-cell office:value-type="string">
            <text:p>a nyquil night\u201dthat's</text:p>
          </table:table-cell>
          <table:table-cell office:value-type="string">
            <text:p>Right</text:p>
          </table:table-cell>
          <table:table-cell office:value-type="string">
            <text:p>\u201c It's MergedWords a NyQuil night\u201dthat's every night for you .</text:p>
          </table:table-cell>
        </table:table-row>
        <table:table-row table:style-name="ro1">
          <table:table-cell table:number-columns-repeated="5"/>
          <table:table-cell office:value-type="string">
            <text:p>houston mom</text:p>
          </table:table-cell>
          <table:table-cell office:value-type="string">
            <text:p>take off in</text:p>
          </table:table-cell>
          <table:table-cell office:value-type="string">
            <text:p>bank bandits #</text:p>
          </table:table-cell>
          <table:table-cell office:value-type="string">
            <text:p>Right</text:p>
          </table:table-cell>
          <table:table-cell office:value-type="string">
            <text:p>Houston mom inadvertently takes off in bank bandits /tco\/V7yOcPFUt9 .</text:p>
          </table:table-cell>
        </table:table-row>
        <table:table-row table:style-name="ro1">
          <table:table-cell table:number-columns-repeated="5"/>
          <table:table-cell office:value-type="string">
            <text:p>every bonnie's mergedwords</text:p>
          </table:table-cell>
          <table:table-cell office:value-type="string">
            <text:p>get</text:p>
          </table:table-cell>
          <table:table-cell office:value-type="string">
            <text:p>a clyde</text:p>
          </table:table-cell>
          <table:table-cell office:value-type="string">
            <text:p>Right</text:p>
          </table:table-cell>
          <table:table-cell office:value-type="string">
            <text:p>Every Bonnie's MergedWords got a Clyde with her , every woman needs somebody who's MergedWords gon ' ride with her .</text:p>
          </table:table-cell>
        </table:table-row>
        <table:table-row table:style-name="ro1">
          <table:table-cell table:number-columns-repeated="5"/>
          <table:table-cell office:value-type="string">
            <text:p>every woman</text:p>
          </table:table-cell>
          <table:table-cell office:value-type="string">
            <text:p>need</text:p>
          </table:table-cell>
          <table:table-cell office:value-type="string">
            <text:p>somebody who's</text:p>
          </table:table-cell>
          <table:table-cell office:value-type="string">
            <text:p>Right</text:p>
          </table:table-cell>
          <table:table-cell office:value-type="string">
            <text:p>Every Bonnie's MergedWords got a Clyde with her , every woman needs somebody who's MergedWords gon ' ride with her .</text:p>
          </table:table-cell>
        </table:table-row>
        <table:table-row table:style-name="ro1">
          <table:table-cell table:number-columns-repeated="5"/>
          <table:table-cell office:value-type="string">
            <text:p>somebody who's</text:p>
          </table:table-cell>
          <table:table-cell office:value-type="string">
            <text:p>ride with</text:p>
          </table:table-cell>
          <table:table-cell office:value-type="string">
            <text:p>her</text:p>
          </table:table-cell>
          <table:table-cell office:value-type="string">
            <text:p>Right</text:p>
          </table:table-cell>
          <table:table-cell office:value-type="string">
            <text:p>Every Bonnie's MergedWords got a Clyde with her , every woman needs somebody who's MergedWords gon ' ride with her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have</text:p>
          </table:table-cell>
          <table:table-cell office:value-type="string">
            <text:p>no idea</text:p>
          </table:table-cell>
          <table:table-cell office:value-type="string">
            <text:p>Right</text:p>
          </table:table-cell>
          <table:table-cell office:value-type="string">
            <text:p>You have no idea how much I like you , how much you make me smile , how much I love talking to you , or how much I wish you were min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ik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You have no idea how much I like you , how much you make me smile , how much I love talking to you , or how much I wish you were min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mak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You have no idea how much I like you , how much you make me smile , how much I love talking to you , or how much I wish you were min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 talk to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You have no idea how much I like you , how much you make me smile , how much I love talking to you , or how much I wish you were min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ish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You have no idea how much I like you , how much you make me smile , how much I love talking to you , or how much I wish you were min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mine</text:p>
          </table:table-cell>
          <table:table-cell office:value-type="string">
            <text:p>Right</text:p>
          </table:table-cell>
          <table:table-cell office:value-type="string">
            <text:p>You have no idea how much I like you , how much you make me smile , how much I love talking to you , or how much I wish you were mine .</text:p>
          </table:table-cell>
        </table:table-row>
        <table:table-row table:style-name="ro1">
          <table:table-cell table:number-columns-repeated="5"/>
          <table:table-cell office:value-type="string">
            <text:p>the fuck</text:p>
          </table:table-cell>
          <table:table-cell office:value-type="string">
            <text:p>be</text:p>
          </table:table-cell>
          <table:table-cell office:value-type="string">
            <text:p>this fuckery</text:p>
          </table:table-cell>
          <table:table-cell office:value-type="string">
            <text:p>Right</text:p>
          </table:table-cell>
          <table:table-cell office:value-type="string">
            <text:p>WHAT THE FUCK IS THIS FUCKERY .</text:p>
          </table:table-cell>
        </table:table-row>
        <table:table-row table:style-name="ro1">
          <table:table-cell table:number-columns-repeated="5"/>
          <table:table-cell office:value-type="string">
            <text:p>who</text:p>
          </table:table-cell>
          <table:table-cell office:value-type="string">
            <text:p>make work for</text:p>
          </table:table-cell>
          <table:table-cell office:value-type="string">
            <text:p>hands</text:p>
          </table:table-cell>
          <table:table-cell office:value-type="string">
            <text:p>Right</text:p>
          </table:table-cell>
          <table:table-cell office:value-type="string">
            <text:p>don't worry , I hear there's MergedWords this guy who makes work for hands with none .</text:p>
          </table:table-cell>
        </table:table-row>
        <table:table-row table:style-name="ro1">
          <table:table-cell table:number-columns-repeated="5"/>
          <table:table-cell office:value-type="string">
            <text:p>the prettiest people</text:p>
          </table:table-cell>
          <table:table-cell office:value-type="string">
            <text:p>do</text:p>
          </table:table-cell>
          <table:table-cell office:value-type="string">
            <text:p>the ugliest things</text:p>
          </table:table-cell>
          <table:table-cell office:value-type="string">
            <text:p>Right</text:p>
          </table:table-cell>
          <table:table-cell office:value-type="string">
            <text:p>The prettiest people do the ugliest things .</text:p>
          </table:table-cell>
        </table:table-row>
        <table:table-row table:style-name="ro1">
          <table:table-cell table:number-columns-repeated="5"/>
          <table:table-cell office:value-type="string">
            <text:p>mummy</text:p>
          </table:table-cell>
          <table:table-cell office:value-type="string">
            <text:p>give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Mummy given me outta date milk in my tea , eww .</text:p>
          </table:table-cell>
        </table:table-row>
        <table:table-row table:style-name="ro1">
          <table:table-cell table:number-columns-repeated="5"/>
          <table:table-cell office:value-type="string">
            <text:p>my steam</text:p>
          </table:table-cell>
          <table:table-cell office:value-type="string">
            <text:p>be</text:p>
          </table:table-cell>
          <table:table-cell office:value-type="string">
            <text:p>fine</text:p>
          </table:table-cell>
          <table:table-cell office:value-type="string">
            <text:p>Right</text:p>
          </table:table-cell>
          <table:table-cell office:value-type="string">
            <text:p>My Steam was just fine yesterday , but then I woke up to 23 more of these in my inventor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ke up to</text:p>
          </table:table-cell>
          <table:table-cell office:value-type="string">
            <text:p># more of these</text:p>
          </table:table-cell>
          <table:table-cell office:value-type="string">
            <text:p>Right</text:p>
          </table:table-cell>
          <table:table-cell office:value-type="string">
            <text:p>My Steam was just fine yesterday , but then I woke up to 23 more of these in my inventory .</text:p>
          </table:table-cell>
        </table:table-row>
        <table:table-row table:style-name="ro1">
          <table:table-cell table:number-columns-repeated="5"/>
          <table:table-cell office:value-type="string">
            <text:p>my idol</text:p>
          </table:table-cell>
          <table:table-cell office:value-type="string">
            <text:p>be rude to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My idol was being rude to me so /tco\/OAeWhqMp9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n't think</text:p>
          </table:table-cell>
          <table:table-cell office:value-type="string">
            <text:p>anyone</text:p>
          </table:table-cell>
          <table:table-cell office:value-type="string">
            <text:p>Right</text:p>
          </table:table-cell>
          <table:table-cell office:value-type="string">
            <text:p>I don't think anyone has a bigger heart than What a great person and show .</text:p>
          </table:table-cell>
        </table:table-row>
        <table:table-row table:style-name="ro1">
          <table:table-cell table:number-columns-repeated="5"/>
          <table:table-cell office:value-type="string">
            <text:p>that's</text:p>
          </table:table-cell>
          <table:table-cell office:value-type="string">
            <text:p>mergedword</text:p>
          </table:table-cell>
          <table:table-cell office:value-type="string">
            <text:p>watsup</text:p>
          </table:table-cell>
          <table:table-cell office:value-type="string">
            <text:p>Right</text:p>
          </table:table-cell>
          <table:table-cell office:value-type="string">
            <text:p>that's MergedWords watsup .</text:p>
          </table:table-cell>
        </table:table-row>
        <table:table-row table:style-name="ro1">
          <table:table-cell table:number-columns-repeated="5"/>
          <table:table-cell office:value-type="string">
            <text:p>life</text:p>
          </table:table-cell>
          <table:table-cell office:value-type="string">
            <text:p>be</text:p>
          </table:table-cell>
          <table:table-cell office:value-type="string">
            <text:p>big joke</text:p>
          </table:table-cell>
          <table:table-cell office:value-type="string">
            <text:p>Right</text:p>
          </table:table-cell>
          <table:table-cell office:value-type="string">
            <text:p>Life is big jok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ergedword</text:p>
          </table:table-cell>
          <table:table-cell office:value-type="string">
            <text:p>a bad habit</text:p>
          </table:table-cell>
          <table:table-cell office:value-type="string">
            <text:p>Wrong</text:p>
          </table:table-cell>
          <table:table-cell office:value-type="string">
            <text:p>I remember when staying up until midnight was hard to do , now it's MergedWords a bad habit .</text:p>
          </table:table-cell>
        </table:table-row>
        <table:table-row table:style-name="ro1">
          <table:table-cell table:number-columns-repeated="5"/>
          <table:table-cell office:value-type="string">
            <text:p>((</text:p>
          </table:table-cell>
          <table:table-cell office:value-type="string">
            <text:p>be</text:p>
          </table:table-cell>
          <table:table-cell office:value-type="string">
            <text:p>that</text:p>
          </table:table-cell>
          <table:table-cell office:value-type="string">
            <text:p>Wrong</text:p>
          </table:table-cell>
          <table:table-cell office:value-type="string">
            <text:p>(( is that ano ? )) .</text:p>
          </table:table-cell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sleep</text:p>
          </table:table-cell>
          <table:table-cell office:value-type="string">
            <text:p>mfs</text:p>
          </table:table-cell>
          <table:table-cell office:value-type="string">
            <text:p>Wrong</text:p>
          </table:table-cell>
          <table:table-cell office:value-type="string">
            <text:p>Fuck u sleeping mfs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ok i'm</text:p>
          </table:table-cell>
          <table:table-cell office:value-type="string">
            <text:p>Wrong</text:p>
          </table:table-cell>
          <table:table-cell office:value-type="string">
            <text:p>its MergedWords ok i'm MergedWords getting a macbook pro soon so i'll MergedWords learn editing eventually .</text:p>
          </table:table-cell>
        </table:table-row>
        <table:table-row table:style-name="ro1">
          <table:table-cell table:number-columns-repeated="5"/>
          <table:table-cell office:value-type="string">
            <text:p>a guy</text:p>
          </table:table-cell>
          <table:table-cell office:value-type="string">
            <text:p>lik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f a guy likes you he WILL pursue you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pursu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f a guy likes you he WILL pursue you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lik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\nIf he likes you and doesn't he's MergedWords not a man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doesn't</text:p>
          </table:table-cell>
          <table:table-cell office:value-type="string">
            <text:p>he's</text:p>
          </table:table-cell>
          <table:table-cell office:value-type="string">
            <text:p>Wrong</text:p>
          </table:table-cell>
          <table:table-cell office:value-type="string">
            <text:p>\nIf he likes you and doesn't he's MergedWords not a man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put</text:p>
          </table:table-cell>
          <table:table-cell office:value-type="string">
            <text:p>hairspray</text:p>
          </table:table-cell>
          <table:table-cell office:value-type="string">
            <text:p>Right</text:p>
          </table:table-cell>
          <table:table-cell office:value-type="string">
            <text:p>find it hilarious when you put hairspray on your hair and it goes hard .</text:p>
          </table:table-cell>
        </table:table-row>
        <table:table-row table:style-name="ro1">
          <table:table-cell table:number-columns-repeated="5"/>
          <table:table-cell office:value-type="string">
            <text:p># women</text:p>
          </table:table-cell>
          <table:table-cell office:value-type="string">
            <text:p>talk to</text:p>
          </table:table-cell>
          <table:table-cell office:value-type="string">
            <text:p>each other\n\n</text:p>
          </table:table-cell>
          <table:table-cell office:value-type="string">
            <text:p>Right</text:p>
          </table:table-cell>
          <table:table-cell office:value-type="string">
            <text:p>Two women were talking to each other\n\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# shyt</text:p>
          </table:table-cell>
          <table:table-cell office:value-type="string">
            <text:p>Right</text:p>
          </table:table-cell>
          <table:table-cell office:value-type="string">
            <text:p>i just had one shyt was craz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urge</text:p>
          </table:table-cell>
          <table:table-cell office:value-type="string">
            <text:p>y'all</text:p>
          </table:table-cell>
          <table:table-cell office:value-type="string">
            <text:p>Right</text:p>
          </table:table-cell>
          <table:table-cell office:value-type="string">
            <text:p>I urge y'all to #PrayForOklahoma .</text:p>
          </table:table-cell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 office:value-type="string">
            <text:p>answer of</text:p>
          </table:table-cell>
          <table:table-cell office:value-type="string">
            <text:p>my questions #</text:p>
          </table:table-cell>
          <table:table-cell office:value-type="string">
            <text:p>Wrong</text:p>
          </table:table-cell>
          <table:table-cell office:value-type="string">
            <text:p>ME when never answered any of my questions /tco\/UcnP750GbP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know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\ud83d\ude02\ud83d\ude02\ud83d\ude02\ud83d\ude02 I know i shouldn't be laughing but this is some funniest ass shit\ud83d\ude02\ud83d\ude02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be</text:p>
          </table:table-cell>
          <table:table-cell office:value-type="string">
            <text:p>some funniest ass shit\ud83d\ude02\ud83d\ude02</text:p>
          </table:table-cell>
          <table:table-cell office:value-type="string">
            <text:p>Right</text:p>
          </table:table-cell>
          <table:table-cell office:value-type="string">
            <text:p>\ud83d\ude02\ud83d\ude02\ud83d\ude02\ud83d\ude02 I know i shouldn't be laughing but this is some funniest ass shit\ud83d\ude02\ud83d\ude02 .</text:p>
          </table:table-cell>
        </table:table-row>
        <table:table-row table:style-name="ro1">
          <table:table-cell table:number-columns-repeated="5"/>
          <table:table-cell office:value-type="string">
            <text:p>jay</text:p>
          </table:table-cell>
          <table:table-cell office:value-type="string">
            <text:p>know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Jay knows he gets hit with security on a daily stop playin these games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get hit with</text:p>
          </table:table-cell>
          <table:table-cell office:value-type="string">
            <text:p>security</text:p>
          </table:table-cell>
          <table:table-cell office:value-type="string">
            <text:p>Right</text:p>
          </table:table-cell>
          <table:table-cell office:value-type="string">
            <text:p>Jay knows he gets hit with security on a daily stop playin these games .</text:p>
          </table:table-cell>
        </table:table-row>
        <table:table-row table:style-name="ro1">
          <table:table-cell table:number-columns-repeated="5"/>
          <table:table-cell office:value-type="string">
            <text:p>yep</text:p>
          </table:table-cell>
          <table:table-cell office:value-type="string">
            <text:p>agree on</text:p>
          </table:table-cell>
          <table:table-cell office:value-type="string">
            <text:p>that</text:p>
          </table:table-cell>
          <table:table-cell office:value-type="string">
            <text:p>Wrong</text:p>
          </table:table-cell>
          <table:table-cell office:value-type="string">
            <text:p>Yep Totally agree on tha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rite</text:p>
          </table:table-cell>
          <table:table-cell office:value-type="string">
            <text:p>a new</text:p>
          </table:table-cell>
          <table:table-cell office:value-type="string">
            <text:p>Wrong</text:p>
          </table:table-cell>
          <table:table-cell office:value-type="string">
            <text:p>haha WRITE A WILL\nguess what fuckers way ahead of ya I write a new will everyday bc I live in the danger zon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ive in</text:p>
          </table:table-cell>
          <table:table-cell office:value-type="string">
            <text:p>the danger zone</text:p>
          </table:table-cell>
          <table:table-cell office:value-type="string">
            <text:p>Right</text:p>
          </table:table-cell>
          <table:table-cell office:value-type="string">
            <text:p>haha WRITE A WILL\nguess what fuckers way ahead of ya I write a new will everyday bc I live in the danger zon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tta</text:p>
          </table:table-cell>
          <table:table-cell office:value-type="string">
            <text:p>speach problem</text:p>
          </table:table-cell>
          <table:table-cell office:value-type="string">
            <text:p>Right</text:p>
          </table:table-cell>
          <table:table-cell office:value-type="string">
            <text:p>I gotta speach problem saying grenade right\ud83d\ude02 i can spell it do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pell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gotta speach problem saying grenade right\ud83d\ude02 i can spell it do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post photo to</text:p>
          </table:table-cell>
          <table:table-cell office:value-type="string">
            <text:p>facebook /tco\/lzrqslotsf</text:p>
          </table:table-cell>
          <table:table-cell office:value-type="string">
            <text:p>Right</text:p>
          </table:table-cell>
          <table:table-cell office:value-type="string">
            <text:p>I posted a new photo to Facebook /tco\/LZrQSLotSf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all</text:p>
          </table:table-cell>
          <table:table-cell office:value-type="string">
            <text:p>this #bourgiegentlemansclub</text:p>
          </table:table-cell>
          <table:table-cell office:value-type="string">
            <text:p>Right</text:p>
          </table:table-cell>
          <table:table-cell office:value-type="string">
            <text:p>I call this #bourgiegentlemansclub meeting to order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make</text:p>
          </table:table-cell>
          <table:table-cell office:value-type="string">
            <text:p># years baby \ud83d\udc98</text:p>
          </table:table-cell>
          <table:table-cell office:value-type="string">
            <text:p>Right</text:p>
          </table:table-cell>
          <table:table-cell office:value-type="string">
            <text:p>2 more months and we make 2 years baby \ud83d\udc98 .</text:p>
          </table:table-cell>
        </table:table-row>
        <table:table-row table:style-name="ro1">
          <table:table-cell table:number-columns-repeated="5"/>
          <table:table-cell office:value-type="string">
            <text:p>former #nokia</text:p>
          </table:table-cell>
          <table:table-cell office:value-type="string">
            <text:p>unveil</text:p>
          </table:table-cell>
          <table:table-cell office:value-type="string">
            <text:p>their new #jolla</text:p>
          </table:table-cell>
          <table:table-cell office:value-type="string">
            <text:p>Right</text:p>
          </table:table-cell>
          <table:table-cell office:value-type="string">
            <text:p>Former #Nokia wonderboys unveil their new #Jolla smartphone /tco\/KOe53vYE8e .</text:p>
          </table:table-cell>
        </table:table-row>
        <table:table-row table:style-name="ro1">
          <table:table-cell table:number-columns-repeated="5"/>
          <table:table-cell office:value-type="string">
            <text:p>apple</text:p>
          </table:table-cell>
          <table:table-cell office:value-type="string">
            <text:p>explain position on</text:p>
          </table:table-cell>
          <table:table-cell office:value-type="string">
            <text:p>us</text:p>
          </table:table-cell>
          <table:table-cell office:value-type="string">
            <text:p>Right</text:p>
          </table:table-cell>
          <table:table-cell office:value-type="string">
            <text:p>Apple Explains Position On US .</text:p>
          </table:table-cell>
        </table:table-row>
        <table:table-row table:style-name="ro1">
          <table:table-cell table:number-columns-repeated="5"/>
          <table:table-cell office:value-type="string">
            <text:p>ceo cook</text:p>
          </table:table-cell>
          <table:table-cell office:value-type="string">
            <text:p>prepare for</text:p>
          </table:table-cell>
          <table:table-cell office:value-type="string">
            <text:p>senate</text:p>
          </table:table-cell>
          <table:table-cell office:value-type="string">
            <text:p>Right</text:p>
          </table:table-cell>
          <table:table-cell office:value-type="string">
            <text:p>Taxes As CEO Cook Prepares For Senat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eet</text:p>
          </table:table-cell>
          <table:table-cell office:value-type="string">
            <text:p>steve</text:p>
          </table:table-cell>
          <table:table-cell office:value-type="string">
            <text:p>Right</text:p>
          </table:table-cell>
          <table:table-cell office:value-type="string">
            <text:p>Hopefully if I meet Steve this summer we'll MergedWords take sexi beach pictures mmmm hmmm bby .</text:p>
          </table:table-cell>
        </table:table-row>
        <table:table-row table:style-name="ro1">
          <table:table-cell table:number-columns-repeated="5"/>
          <table:table-cell office:value-type="string">
            <text:p>twitter</text:p>
          </table:table-cell>
          <table:table-cell office:value-type="string">
            <text:p>become</text:p>
          </table:table-cell>
          <table:table-cell office:value-type="string">
            <text:p>#twitterafterdark</text:p>
          </table:table-cell>
          <table:table-cell office:value-type="string">
            <text:p>Right</text:p>
          </table:table-cell>
          <table:table-cell office:value-type="string">
            <text:p>Twitter just became #TwitterAfterDark .</text:p>
          </table:table-cell>
        </table:table-row>
        <table:table-row table:style-name="ro1">
          <table:table-cell table:number-columns-repeated="5"/>
          <table:table-cell office:value-type="string">
            <text:p>people</text:p>
          </table:table-cell>
          <table:table-cell office:value-type="string">
            <text:p>fall in</text:p>
          </table:table-cell>
          <table:table-cell office:value-type="string">
            <text:p>love</text:p>
          </table:table-cell>
          <table:table-cell office:value-type="string">
            <text:p>Right</text:p>
          </table:table-cell>
          <table:table-cell office:value-type="string">
            <text:p>People fall in love not knowing why or how .</text:p>
          </table:table-cell>
        </table:table-row>
        <table:table-row table:style-name="ro1">
          <table:table-cell table:number-columns-repeated="5"/>
          <table:table-cell office:value-type="string">
            <text:p>love</text:p>
          </table:table-cell>
          <table:table-cell office:value-type="string">
            <text:p>be</text:p>
          </table:table-cell>
          <table:table-cell office:value-type="string">
            <text:p>a special</text:p>
          </table:table-cell>
          <table:table-cell office:value-type="string">
            <text:p>Wrong</text:p>
          </table:table-cell>
          <table:table-cell office:value-type="string">
            <text:p>It's MergedWords because love is a special feeling that doesn't require much answers .</text:p>
          </table:table-cell>
        </table:table-row>
        <table:table-row table:style-name="ro1">
          <table:table-cell table:number-columns-repeated="5"/>
          <table:table-cell office:value-type="string">
            <text:p>a special</text:p>
          </table:table-cell>
          <table:table-cell office:value-type="string">
            <text:p>feel</text:p>
          </table:table-cell>
          <table:table-cell office:value-type="string">
            <text:p>that</text:p>
          </table:table-cell>
          <table:table-cell office:value-type="string">
            <text:p>Wrong</text:p>
          </table:table-cell>
          <table:table-cell office:value-type="string">
            <text:p>It's MergedWords because love is a special feeling that doesn't require much answers .</text:p>
          </table:table-cell>
        </table:table-row>
        <table:table-row table:style-name="ro1">
          <table:table-cell table:number-columns-repeated="5"/>
          <table:table-cell office:value-type="string">
            <text:p>a special</text:p>
          </table:table-cell>
          <table:table-cell office:value-type="string">
            <text:p>doesn't</text:p>
          </table:table-cell>
          <table:table-cell office:value-type="string">
            <text:p>much answers</text:p>
          </table:table-cell>
          <table:table-cell office:value-type="string">
            <text:p>Wrong</text:p>
          </table:table-cell>
          <table:table-cell office:value-type="string">
            <text:p>It's MergedWords because love is a special feeling that doesn't require much answer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 got you !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post photo to</text:p>
          </table:table-cell>
          <table:table-cell office:value-type="string">
            <text:p>facebook #</text:p>
          </table:table-cell>
          <table:table-cell office:value-type="string">
            <text:p>Right</text:p>
          </table:table-cell>
          <table:table-cell office:value-type="string">
            <text:p>I posted a new photo to Facebook /tco\/cbzFUQPC2r .</text:p>
          </table:table-cell>
        </table:table-row>
        <table:table-row table:style-name="ro1">
          <table:table-cell table:number-columns-repeated="5"/>
          <table:table-cell office:value-type="string">
            <text:p>it's</text:p>
          </table:table-cell>
          <table:table-cell office:value-type="string">
            <text:p>mergedword</text:p>
          </table:table-cell>
          <table:table-cell office:value-type="string">
            <text:p>the feelings and moments</text:p>
          </table:table-cell>
          <table:table-cell office:value-type="string">
            <text:p>Right</text:p>
          </table:table-cell>
          <table:table-cell office:value-type="string">
            <text:p>Sometimes , it's MergedWords not the person you miss , it's MergedWords the feelings and moments you had with them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have with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Sometimes , it's MergedWords not the person you miss , it's MergedWords the feelings and moments you had with them .</text:p>
          </table:table-cell>
        </table:table-row>
        <table:table-row table:style-name="ro1">
          <table:table-cell table:number-columns-repeated="5"/>
          <table:table-cell office:value-type="string">
            <text:p>\u201c wtf</text:p>
          </table:table-cell>
          <table:table-cell office:value-type="string">
            <text:p>go on</text:p>
          </table:table-cell>
          <table:table-cell office:value-type="string">
            <text:p>man\u201d</text:p>
          </table:table-cell>
          <table:table-cell office:value-type="string">
            <text:p>Right</text:p>
          </table:table-cell>
          <table:table-cell office:value-type="string">
            <text:p>\u201c Wtf is going on man\u201d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win</text:p>
          </table:table-cell>
          <table:table-cell office:value-type="string">
            <text:p>a hot game app</text:p>
          </table:table-cell>
          <table:table-cell office:value-type="string">
            <text:p>Right</text:p>
          </table:table-cell>
          <table:table-cell office:value-type="string">
            <text:p>you just won a hot game app ($1 reg .</text:p>
          </table:table-cell>
        </table:table-row>
        <table:table-row table:style-name="ro1">
          <table:table-cell table:number-columns-repeated="5"/>
          <table:table-cell office:value-type="string">
            <text:p>your boredom</text:p>
          </table:table-cell>
          <table:table-cell office:value-type="string">
            <text:p>use</text:p>
          </table:table-cell>
          <table:table-cell office:value-type="string">
            <text:p>code</text:p>
          </table:table-cell>
          <table:table-cell office:value-type="string">
            <text:p>Wrong</text:p>
          </table:table-cell>
          <table:table-cell office:value-type="string">
            <text:p>) 2 fend off your boredom , Go to our profile URL , use code : 6755 .</text:p>
          </table:table-cell>
        </table:table-row>
        <table:table-row table:style-name="ro1">
          <table:table-cell table:number-columns-repeated="5"/>
          <table:table-cell office:value-type="string">
            <text:p>weed</text:p>
          </table:table-cell>
          <table:table-cell office:value-type="string">
            <text:p>be from</text:p>
          </table:table-cell>
          <table:table-cell office:value-type="string">
            <text:p>the earth</text:p>
          </table:table-cell>
          <table:table-cell office:value-type="string">
            <text:p>Right</text:p>
          </table:table-cell>
          <table:table-cell office:value-type="string">
            <text:p>weed is from the earth , God put this here for me and u take advantage .</text:p>
          </table:table-cell>
        </table:table-row>
        <table:table-row table:style-name="ro1">
          <table:table-cell table:number-columns-repeated="5"/>
          <table:table-cell office:value-type="string">
            <text:p>god</text:p>
          </table:table-cell>
          <table:table-cell office:value-type="string">
            <text:p>put</text:p>
          </table:table-cell>
          <table:table-cell office:value-type="string">
            <text:p>this</text:p>
          </table:table-cell>
          <table:table-cell office:value-type="string">
            <text:p>Right</text:p>
          </table:table-cell>
          <table:table-cell office:value-type="string">
            <text:p>weed is from the earth , God put this here for me and u take advantage .</text:p>
          </table:table-cell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take</text:p>
          </table:table-cell>
          <table:table-cell office:value-type="string">
            <text:p>advantage</text:p>
          </table:table-cell>
          <table:table-cell office:value-type="string">
            <text:p>Right</text:p>
          </table:table-cell>
          <table:table-cell office:value-type="string">
            <text:p>weed is from the earth , God put this here for me and u take advantag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life</text:p>
          </table:table-cell>
          <table:table-cell office:value-type="string">
            <text:p>Right</text:p>
          </table:table-cell>
          <table:table-cell office:value-type="string">
            <text:p>i love life , its MergedWords so shitty sometimes , but when the God lets it get good , he doesn't hold back .</text:p>
          </table:table-cell>
        </table:table-row>
        <table:table-row table:style-name="ro1">
          <table:table-cell table:number-columns-repeated="5"/>
          <table:table-cell office:value-type="string">
            <text:p>the god</text:p>
          </table:table-cell>
          <table:table-cell office:value-type="string">
            <text:p>let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 love life , its MergedWords so shitty sometimes , but when the God lets it get good , he doesn't hold back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have</text:p>
          </table:table-cell>
          <table:table-cell office:value-type="string">
            <text:p>kawaii hair</text:p>
          </table:table-cell>
          <table:table-cell office:value-type="string">
            <text:p>Right</text:p>
          </table:table-cell>
          <table:table-cell office:value-type="string">
            <text:p>Identity like riven more if she had kawaii hai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 think I am the only person awake in omaha ___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person in</text:p>
          </table:table-cell>
          <table:table-cell office:value-type="string">
            <text:p>omaha ___</text:p>
          </table:table-cell>
          <table:table-cell office:value-type="string">
            <text:p>Right</text:p>
          </table:table-cell>
          <table:table-cell office:value-type="string">
            <text:p>I think I am the only person awake in omaha ___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to think</text:p>
          </table:table-cell>
          <table:table-cell office:value-type="string">
            <text:p>i</text:p>
          </table:table-cell>
          <table:table-cell office:value-type="string">
            <text:p>Right</text:p>
          </table:table-cell>
          <table:table-cell office:value-type="string">
            <text:p>but now I am back to thinking I am the fuckin best so its MergedWords all goo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fuckin best so</text:p>
          </table:table-cell>
          <table:table-cell office:value-type="string">
            <text:p>its</text:p>
          </table:table-cell>
          <table:table-cell office:value-type="string">
            <text:p>Wrong</text:p>
          </table:table-cell>
          <table:table-cell office:value-type="string">
            <text:p>but now I am back to thinking I am the fuckin best so its MergedWords all good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all good</text:p>
          </table:table-cell>
          <table:table-cell office:value-type="string">
            <text:p>Right</text:p>
          </table:table-cell>
          <table:table-cell office:value-type="string">
            <text:p>but now I am back to thinking I am the fuckin best so its MergedWords all goo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 just need you back .</text:p>
          </table:table-cell>
        </table:table-row>
        <table:table-row table:style-name="ro1">
          <table:table-cell table:number-columns-repeated="5"/>
          <table:table-cell office:value-type="string">
            <text:p>development toolkit</text:p>
          </table:table-cell>
          <table:table-cell office:value-type="string">
            <text:p>show promise for</text:p>
          </table:table-cell>
          <table:table-cell office:value-type="string">
            <text:p>future of web</text:p>
          </table:table-cell>
          <table:table-cell office:value-type="string">
            <text:p>Right</text:p>
          </table:table-cell>
          <table:table-cell office:value-type="string">
            <text:p>HousePub Real Estate SEO Web Development Toolkit Shows Promise For Future of Web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eel like</text:p>
          </table:table-cell>
          <table:table-cell office:value-type="string">
            <text:p>arianators</text:p>
          </table:table-cell>
          <table:table-cell office:value-type="string">
            <text:p>Right</text:p>
          </table:table-cell>
          <table:table-cell office:value-type="string">
            <text:p>I feel like arianators are at peace with every fanbase .</text:p>
          </table:table-cell>
        </table:table-row>
        <table:table-row table:style-name="ro1">
          <table:table-cell table:number-columns-repeated="5"/>
          <table:table-cell office:value-type="string">
            <text:p>arianators</text:p>
          </table:table-cell>
          <table:table-cell office:value-type="string">
            <text:p>be at</text:p>
          </table:table-cell>
          <table:table-cell office:value-type="string">
            <text:p>peace</text:p>
          </table:table-cell>
          <table:table-cell office:value-type="string">
            <text:p>Right</text:p>
          </table:table-cell>
          <table:table-cell office:value-type="string">
            <text:p>I feel like arianators are at peace with every fanbas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my hood rat avi</text:p>
          </table:table-cell>
          <table:table-cell office:value-type="string">
            <text:p>Right</text:p>
          </table:table-cell>
          <table:table-cell office:value-type="string">
            <text:p>I loved my hood rat avi , but I had to switch it up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 to switch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loved my hood rat avi , but I had to switch it up .</text:p>
          </table:table-cell>
        </table:table-row>
        <table:table-row table:style-name="ro1">
          <table:table-cell table:number-columns-repeated="5"/>
          <table:table-cell office:value-type="string">
            <text:p>all white girls</text:p>
          </table:table-cell>
          <table:table-cell office:value-type="string">
            <text:p>suck</text:p>
          </table:table-cell>
          <table:table-cell office:value-type="string">
            <text:p>dick\u201d</text:p>
          </table:table-cell>
          <table:table-cell office:value-type="string">
            <text:p>Right</text:p>
          </table:table-cell>
          <table:table-cell office:value-type="string">
            <text:p>And eat pussy \u201c All white girls suck dick\u201d .</text:p>
          </table:table-cell>
        </table:table-row>
        <table:table-row table:style-name="ro1">
          <table:table-cell table:number-columns-repeated="5"/>
          <table:table-cell office:value-type="string">
            <text:p>your resdy</text:p>
          </table:table-cell>
          <table:table-cell office:value-type="string">
            <text:p>let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haha well wen Your resdy let me kno Cool , tight , etc be waitin 209-676-1647 .</text:p>
          </table:table-cell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 office:value-type="string">
            <text:p>kno</text:p>
          </table:table-cell>
          <table:table-cell office:value-type="string">
            <text:p>cool , tight , etc</text:p>
          </table:table-cell>
          <table:table-cell office:value-type="string">
            <text:p>Right</text:p>
          </table:table-cell>
          <table:table-cell office:value-type="string">
            <text:p>haha well wen Your resdy let me kno Cool , tight , etc be waitin 209-676-1647 .</text:p>
          </table:table-cell>
        </table:table-row>
        <table:table-row table:style-name="ro1">
          <table:table-cell table:number-columns-repeated="5"/>
          <table:table-cell office:value-type="string">
            <text:p>cool , tight , etc</text:p>
          </table:table-cell>
          <table:table-cell office:value-type="string">
            <text:p>waitin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haha well wen Your resdy let me kno Cool , tight , etc be waitin 209-676-1647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and threatening note at their door and that is how you know you live with quality peopl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live with</text:p>
          </table:table-cell>
          <table:table-cell office:value-type="string">
            <text:p>quality people</text:p>
          </table:table-cell>
          <table:table-cell office:value-type="string">
            <text:p>Right</text:p>
          </table:table-cell>
          <table:table-cell office:value-type="string">
            <text:p>and threatening note at their door and that is how you know you live with quality peopl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 about</text:p>
          </table:table-cell>
          <table:table-cell office:value-type="string">
            <text:p>random things</text:p>
          </table:table-cell>
          <table:table-cell office:value-type="string">
            <text:p>Right</text:p>
          </table:table-cell>
          <table:table-cell office:value-type="string">
            <text:p>I can't go to slept I rather stay up and think about random things .</text:p>
          </table:table-cell>
        </table:table-row>
        <table:table-row table:style-name="ro1">
          <table:table-cell table:number-columns-repeated="5"/>
          <table:table-cell office:value-type="string">
            <text:p>sarah</text:p>
          </table:table-cell>
          <table:table-cell office:value-type="string">
            <text:p>be happy to get</text:p>
          </table:table-cell>
          <table:table-cell office:value-type="string">
            <text:p>that # direction pillow</text:p>
          </table:table-cell>
          <table:table-cell office:value-type="string">
            <text:p>Right</text:p>
          </table:table-cell>
          <table:table-cell office:value-type="string">
            <text:p>Sarah was too happy to get that One Direction pillow .</text:p>
          </table:table-cell>
        </table:table-row>
        <table:table-row table:style-name="ro1">
          <table:table-cell table:number-columns-repeated="5"/>
          <table:table-cell office:value-type="string">
            <text:p>the marine spirits</text:p>
          </table:table-cell>
          <table:table-cell office:value-type="string">
            <text:p>torment</text:p>
          </table:table-cell>
          <table:table-cell office:value-type="string">
            <text:p>ur life</text:p>
          </table:table-cell>
          <table:table-cell office:value-type="string">
            <text:p>Right</text:p>
          </table:table-cell>
          <table:table-cell office:value-type="string">
            <text:p>The marine spirits torment ur life which decreases ur life span .</text:p>
          </table:table-cell>
        </table:table-row>
        <table:table-row table:style-name="ro1">
          <table:table-cell table:number-columns-repeated="5"/>
          <table:table-cell office:value-type="string">
            <text:p>ur life</text:p>
          </table:table-cell>
          <table:table-cell office:value-type="string">
            <text:p>decrease</text:p>
          </table:table-cell>
          <table:table-cell office:value-type="string">
            <text:p>ur life span</text:p>
          </table:table-cell>
          <table:table-cell office:value-type="string">
            <text:p>Wrong</text:p>
          </table:table-cell>
          <table:table-cell office:value-type="string">
            <text:p>The marine spirits torment ur life which decreases ur life spa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inish</text:p>
          </table:table-cell>
          <table:table-cell office:value-type="string">
            <text:p>the last level of this first #</text:p>
          </table:table-cell>
          <table:table-cell office:value-type="string">
            <text:p>Right</text:p>
          </table:table-cell>
          <table:table-cell office:value-type="string">
            <text:p>DAT'S MergedWords GON BE U THEN in like an entire other playthrough or at least when I finish the last level of this first one .</text:p>
          </table:table-cell>
        </table:table-row>
        <table:table-row table:style-name="ro1">
          <table:table-cell table:number-columns-repeated="5"/>
          <table:table-cell office:value-type="string">
            <text:p>this dude justin bieber</text:p>
          </table:table-cell>
          <table:table-cell office:value-type="string">
            <text:p>gonna turn into</text:p>
          </table:table-cell>
          <table:table-cell office:value-type="string">
            <text:p>a crack dealer</text:p>
          </table:table-cell>
          <table:table-cell office:value-type="string">
            <text:p>Right</text:p>
          </table:table-cell>
          <table:table-cell office:value-type="string">
            <text:p>This dude justin bieber is gonna turn into a crack dealer and start rappin bout it .</text:p>
          </table:table-cell>
        </table:table-row>
        <table:table-row table:style-name="ro1">
          <table:table-cell table:number-columns-repeated="5"/>
          <table:table-cell office:value-type="string">
            <text:p>3q06</text:p>
          </table:table-cell>
          <table:table-cell office:value-type="string">
            <text:p>download</text:p>
          </table:table-cell>
          <table:table-cell office:value-type="string">
            <text:p>julio vial</text:p>
          </table:table-cell>
          <table:table-cell office:value-type="string">
            <text:p>Wrong</text:p>
          </table:table-cell>
          <table:table-cell office:value-type="string">
            <text:p>Western European Printers 3Q06 book : Western European Printers \u0097 3Q06 book download Julio Vial Download Weste .</text:p>
          </table:table-cell>
        </table:table-row>
        <table:table-row table:style-name="ro1">
          <table:table-cell table:number-columns-repeated="5"/>
          <table:table-cell office:value-type="string">
            <text:p>julio vial</text:p>
          </table:table-cell>
          <table:table-cell office:value-type="string">
            <text:p>download</text:p>
          </table:table-cell>
          <table:table-cell office:value-type="string">
            <text:p>weste</text:p>
          </table:table-cell>
          <table:table-cell office:value-type="string">
            <text:p>Wrong</text:p>
          </table:table-cell>
          <table:table-cell office:value-type="string">
            <text:p>Western European Printers 3Q06 book : Western European Printers \u0097 3Q06 book download Julio Vial Download Weste .</text:p>
          </table:table-cell>
        </table:table-row>
        <table:table-row table:style-name="ro1">
          <table:table-cell table:number-columns-repeated="5"/>
          <table:table-cell office:value-type="string">
            <text:p>the singer</text:p>
          </table:table-cell>
          <table:table-cell office:value-type="string">
            <text:p>be</text:p>
          </table:table-cell>
          <table:table-cell office:value-type="string">
            <text:p>my neighbor</text:p>
          </table:table-cell>
          <table:table-cell office:value-type="string">
            <text:p>Right</text:p>
          </table:table-cell>
          <table:table-cell office:value-type="string">
            <text:p>the singer , Diego , is my neighbor , so Ryan might be interested in them .</text:p>
          </table:table-cell>
        </table:table-row>
        <table:table-row table:style-name="ro1">
          <table:table-cell table:number-columns-repeated="5"/>
          <table:table-cell office:value-type="string">
            <text:p>ryan</text:p>
          </table:table-cell>
          <table:table-cell office:value-type="string">
            <text:p>be interested in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the singer , Diego , is my neighbor , so Ryan might be interested in them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need</text:p>
          </table:table-cell>
          <table:table-cell office:value-type="string">
            <text:p>a new drummer</text:p>
          </table:table-cell>
          <table:table-cell office:value-type="string">
            <text:p>Right</text:p>
          </table:table-cell>
          <table:table-cell office:value-type="string">
            <text:p>They need a new drummer too lol .</text:p>
          </table:table-cell>
        </table:table-row>
        <table:table-row table:style-name="ro1">
          <table:table-cell table:number-columns-repeated="5"/>
          <table:table-cell office:value-type="string">
            <text:p>you're</text:p>
          </table:table-cell>
          <table:table-cell office:value-type="string">
            <text:p>mergedword</text:p>
          </table:table-cell>
          <table:table-cell office:value-type="string">
            <text:p>a mystery</text:p>
          </table:table-cell>
          <table:table-cell office:value-type="string">
            <text:p>Right</text:p>
          </table:table-cell>
          <table:table-cell office:value-type="string">
            <text:p>Maybe I'm MergedWords so disrespectfu ' cause to me you're MergedWords a mystery .</text:p>
          </table:table-cell>
        </table:table-row>
        <table:table-row table:style-name="ro1">
          <table:table-cell table:number-columns-repeated="5"/>
          <table:table-cell office:value-type="string">
            <text:p>my ppl</text:p>
          </table:table-cell>
          <table:table-cell office:value-type="string">
            <text:p>want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My ppl want me gon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mad for</text:p>
          </table:table-cell>
          <table:table-cell office:value-type="string">
            <text:p>her</text:p>
          </table:table-cell>
          <table:table-cell office:value-type="string">
            <text:p>Right</text:p>
          </table:table-cell>
          <table:table-cell office:value-type="string">
            <text:p>I was mad for her .</text:p>
          </table:table-cell>
        </table:table-row>
        <table:table-row table:style-name="ro1">
          <table:table-cell table:number-columns-repeated="5"/>
          <table:table-cell office:value-type="string">
            <text:p>where's</text:p>
          </table:table-cell>
          <table:table-cell office:value-type="string">
            <text:p>mergedword</text:p>
          </table:table-cell>
          <table:table-cell office:value-type="string">
            <text:p>the love</text:p>
          </table:table-cell>
          <table:table-cell office:value-type="string">
            <text:p>Right</text:p>
          </table:table-cell>
          <table:table-cell office:value-type="string">
            <text:p>Where's MergedWords The LOV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think</text:p>
          </table:table-cell>
          <table:table-cell office:value-type="string">
            <text:p>i'm</text:p>
          </table:table-cell>
          <table:table-cell office:value-type="string">
            <text:p>Right</text:p>
          </table:table-cell>
          <table:table-cell office:value-type="string">
            <text:p>oi , you think I'm MergedWords stupid enough ?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heck in with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And that I actually check back in with them regularly .</text:p>
          </table:table-cell>
        </table:table-row>
        <table:table-row table:style-name="ro1">
          <table:table-cell table:number-columns-repeated="5"/>
          <table:table-cell office:value-type="string">
            <text:p>tuesday</text:p>
          </table:table-cell>
          <table:table-cell office:value-type="string">
            <text:p>deliver</text:p>
          </table:table-cell>
          <table:table-cell office:value-type="string">
            <text:p>motivation-\nwriting</text:p>
          </table:table-cell>
          <table:table-cell office:value-type="string">
            <text:p>Wrong</text:p>
          </table:table-cell>
          <table:table-cell office:value-type="string">
            <text:p>Tuesday has delivered motivation-\nWRITING A BUSINESS PLAN : \n\nDrink cry dream plan build plan recruit plan eat drink OPEN\n\nCAUSE PURE MAYHEM .</text:p>
          </table:table-cell>
        </table:table-row>
        <table:table-row table:style-name="ro1">
          <table:table-cell table:number-columns-repeated="5"/>
          <table:table-cell office:value-type="string">
            <text:p>welp</text:p>
          </table:table-cell>
          <table:table-cell office:value-type="string">
            <text:p>be</text:p>
          </table:table-cell>
          <table:table-cell office:value-type="string">
            <text:p>a bust</text:p>
          </table:table-cell>
          <table:table-cell office:value-type="string">
            <text:p>Wrong</text:p>
          </table:table-cell>
          <table:table-cell office:value-type="string">
            <text:p>WELP tonight was a bust ; I've MergedWords never seen so much gas on one subject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wasn't</text:p>
          </table:table-cell>
          <table:table-cell office:value-type="string">
            <text:p>all jimi</text:p>
          </table:table-cell>
          <table:table-cell office:value-type="string">
            <text:p>Right</text:p>
          </table:table-cell>
          <table:table-cell office:value-type="string">
            <text:p>it wasn't even all Jimi this tim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eat</text:p>
          </table:table-cell>
          <table:table-cell office:value-type="string">
            <text:p>something</text:p>
          </table:table-cell>
          <table:table-cell office:value-type="string">
            <text:p>Right</text:p>
          </table:table-cell>
          <table:table-cell office:value-type="string">
            <text:p>I can eat something cause I look hongry sounds like a plan lol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ound like</text:p>
          </table:table-cell>
          <table:table-cell office:value-type="string">
            <text:p>a plan</text:p>
          </table:table-cell>
          <table:table-cell office:value-type="string">
            <text:p>Wrong</text:p>
          </table:table-cell>
          <table:table-cell office:value-type="string">
            <text:p>I can eat something cause I look hongry sounds like a plan lol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ind</text:p>
          </table:table-cell>
          <table:table-cell office:value-type="string">
            <text:p>your paper cool</text:p>
          </table:table-cell>
          <table:table-cell office:value-type="string">
            <text:p>Right</text:p>
          </table:table-cell>
          <table:table-cell office:value-type="string">
            <text:p>i found your paper Cool , tight , etc turn it in before school tomorrow and Cool , tight , etc let berg know it was my fault .</text:p>
          </table:table-cell>
        </table:table-row>
        <table:table-row table:style-name="ro1">
          <table:table-cell table:number-columns-repeated="5"/>
          <table:table-cell office:value-type="string">
            <text:p>tight , etc</text:p>
          </table:table-cell>
          <table:table-cell office:value-type="string">
            <text:p>turn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 found your paper Cool , tight , etc turn it in before school tomorrow and Cool , tight , etc let berg know it was my fault .</text:p>
          </table:table-cell>
        </table:table-row>
        <table:table-row table:style-name="ro1">
          <table:table-cell table:number-columns-repeated="5"/>
          <table:table-cell office:value-type="string">
            <text:p>cool , tight , etc</text:p>
          </table:table-cell>
          <table:table-cell office:value-type="string">
            <text:p>let</text:p>
          </table:table-cell>
          <table:table-cell office:value-type="string">
            <text:p>berg</text:p>
          </table:table-cell>
          <table:table-cell office:value-type="string">
            <text:p>Wrong</text:p>
          </table:table-cell>
          <table:table-cell office:value-type="string">
            <text:p>i found your paper Cool , tight , etc turn it in before school tomorrow and Cool , tight , etc let berg know it was my fault .</text:p>
          </table:table-cell>
        </table:table-row>
        <table:table-row table:style-name="ro1">
          <table:table-cell table:number-columns-repeated="5"/>
          <table:table-cell office:value-type="string">
            <text:p>let berg</text:p>
          </table:table-cell>
          <table:table-cell office:value-type="string">
            <text:p>know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found your paper Cool , tight , etc turn it in before school tomorrow and Cool , tight , etc let berg know it was my fault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my fault</text:p>
          </table:table-cell>
          <table:table-cell office:value-type="string">
            <text:p>Right</text:p>
          </table:table-cell>
          <table:table-cell office:value-type="string">
            <text:p>i found your paper Cool , tight , etc turn it in before school tomorrow and Cool , tight , etc let berg know it was my fault .</text:p>
          </table:table-cell>
        </table:table-row>
        <table:table-row table:style-name="ro1">
          <table:table-cell table:number-columns-repeated="5"/>
          <table:table-cell office:value-type="string">
            <text:p>some people</text:p>
          </table:table-cell>
          <table:table-cell office:value-type="string">
            <text:p>feel</text:p>
          </table:table-cell>
          <table:table-cell office:value-type="string">
            <text:p>the rain</text:p>
          </table:table-cell>
          <table:table-cell office:value-type="string">
            <text:p>Right</text:p>
          </table:table-cell>
          <table:table-cell office:value-type="string">
            <text:p>Some people feel the rain .</text:p>
          </table:table-cell>
        </table:table-row>
        <table:table-row table:style-name="ro1">
          <table:table-cell table:number-columns-repeated="5"/>
          <table:table-cell office:value-type="string">
            <text:p>noooooooo it's</text:p>
          </table:table-cell>
          <table:table-cell office:value-type="string">
            <text:p>mergedword</text:p>
          </table:table-cell>
          <table:table-cell office:value-type="string">
            <text:p>a bowl of happy</text:p>
          </table:table-cell>
          <table:table-cell office:value-type="string">
            <text:p>Right</text:p>
          </table:table-cell>
          <table:table-cell office:value-type="string">
            <text:p>noooooooo it's MergedWords a bowl of happy !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on</text:p>
          </table:table-cell>
          <table:table-cell office:value-type="string">
            <text:p>my grown man shit</text:p>
          </table:table-cell>
          <table:table-cell office:value-type="string">
            <text:p>Right</text:p>
          </table:table-cell>
          <table:table-cell office:value-type="string">
            <text:p>I am on my grown man shit that got time for games anymore .</text:p>
          </table:table-cell>
        </table:table-row>
        <table:table-row table:style-name="ro1">
          <table:table-cell table:number-columns-repeated="5"/>
          <table:table-cell office:value-type="string">
            <text:p>my grown man shit</text:p>
          </table:table-cell>
          <table:table-cell office:value-type="string">
            <text:p>get time for</text:p>
          </table:table-cell>
          <table:table-cell office:value-type="string">
            <text:p>games</text:p>
          </table:table-cell>
          <table:table-cell office:value-type="string">
            <text:p>Right</text:p>
          </table:table-cell>
          <table:table-cell office:value-type="string">
            <text:p>I am on my grown man shit that got time for games anymor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ear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Need to get these red champion shorts , so I can wear them every other day Lmfao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ut</text:p>
          </table:table-cell>
          <table:table-cell office:value-type="string">
            <text:p>my hair bald</text:p>
          </table:table-cell>
          <table:table-cell office:value-type="string">
            <text:p>Right</text:p>
          </table:table-cell>
          <table:table-cell office:value-type="string">
            <text:p>If I cut my hair bald would y'all laugh ?.</text:p>
          </table:table-cell>
        </table:table-row>
        <table:table-row table:style-name="ro1">
          <table:table-cell table:number-columns-repeated="5"/>
          <table:table-cell office:value-type="string">
            <text:p>that's</text:p>
          </table:table-cell>
          <table:table-cell office:value-type="string">
            <text:p>mergedword</text:p>
          </table:table-cell>
          <table:table-cell office:value-type="string">
            <text:p>the worse haha seconds</text:p>
          </table:table-cell>
          <table:table-cell office:value-type="string">
            <text:p>Right</text:p>
          </table:table-cell>
          <table:table-cell office:value-type="string">
            <text:p>Cause that's MergedWords the worse haha seconds feel like mins .</text:p>
          </table:table-cell>
        </table:table-row>
        <table:table-row table:style-name="ro1">
          <table:table-cell table:number-columns-repeated="5"/>
          <table:table-cell office:value-type="string">
            <text:p>the worse haha seconds</text:p>
          </table:table-cell>
          <table:table-cell office:value-type="string">
            <text:p>feel like</text:p>
          </table:table-cell>
          <table:table-cell office:value-type="string">
            <text:p>mins</text:p>
          </table:table-cell>
          <table:table-cell office:value-type="string">
            <text:p>Right</text:p>
          </table:table-cell>
          <table:table-cell office:value-type="string">
            <text:p>Cause that's MergedWords the worse haha seconds feel like mins .</text:p>
          </table:table-cell>
        </table:table-row>
        <table:table-row table:style-name="ro1">
          <table:table-cell table:number-columns-repeated="5"/>
          <table:table-cell office:value-type="string">
            <text:p>bankruptcy</text:p>
          </table:table-cell>
          <table:table-cell office:value-type="string">
            <text:p>affirm</text:p>
          </table:table-cell>
          <table:table-cell office:value-type="string">
            <text:p>lower court's decision</text:p>
          </table:table-cell>
          <table:table-cell office:value-type="string">
            <text:p>Right</text:p>
          </table:table-cell>
          <table:table-cell office:value-type="string">
            <text:p>( American Airlines ) Bankruptcy Affirming Lower Court's Decision on Adequate Protection $AMR /tco\/AAMhxuYUsh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u</text:p>
          </table:table-cell>
          <table:table-cell office:value-type="string">
            <text:p>Right</text:p>
          </table:table-cell>
          <table:table-cell office:value-type="string">
            <text:p>Happy birthday jakey god knows how much i love u mwah /tco\/tyhKPWrz5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fredo /tco\/patwiraufl</text:p>
          </table:table-cell>
          <table:table-cell office:value-type="string">
            <text:p>Right</text:p>
          </table:table-cell>
          <table:table-cell office:value-type="string">
            <text:p>this is why i love fredo /tco\/paTwIRAufL .</text:p>
          </table:table-cell>
        </table:table-row>
        <table:table-row table:style-name="ro1">
          <table:table-cell table:number-columns-repeated="5"/>
          <table:table-cell office:value-type="string">
            <text:p>the people</text:p>
          </table:table-cell>
          <table:table-cell office:value-type="string">
            <text:p>be for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'm MergedWords really thankful for the people who are always are here for me \ud83d\udc6d\ud83d\udc6b\ud83d\udc6d\ud83d\udc6b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reckon</text:p>
          </table:table-cell>
          <table:table-cell office:value-type="string">
            <text:p>we</text:p>
          </table:table-cell>
          <table:table-cell office:value-type="string">
            <text:p>Wrong</text:p>
          </table:table-cell>
          <table:table-cell office:value-type="string">
            <text:p>I reckon we need to target the US states that are still very far behind even where we are and get them snogging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need to target</text:p>
          </table:table-cell>
          <table:table-cell office:value-type="string">
            <text:p>the us states</text:p>
          </table:table-cell>
          <table:table-cell office:value-type="string">
            <text:p>Right</text:p>
          </table:table-cell>
          <table:table-cell office:value-type="string">
            <text:p>I reckon we need to target the US states that are still very far behind even where we are and get them snogging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get</text:p>
          </table:table-cell>
          <table:table-cell office:value-type="string">
            <text:p>them snogging</text:p>
          </table:table-cell>
          <table:table-cell office:value-type="string">
            <text:p>Right</text:p>
          </table:table-cell>
          <table:table-cell office:value-type="string">
            <text:p>I reckon we need to target the US states that are still very far behind even where we are and get them snogging .</text:p>
          </table:table-cell>
        </table:table-row>
        <table:table-row table:style-name="ro1">
          <table:table-cell table:number-columns-repeated="5"/>
          <table:table-cell office:value-type="string">
            <text:p>your eyes</text:p>
          </table:table-cell>
          <table:table-cell office:value-type="string">
            <text:p>close</text:p>
          </table:table-cell>
          <table:table-cell office:value-type="string">
            <text:p>/tco\/69z6171l04</text:p>
          </table:table-cell>
          <table:table-cell office:value-type="string">
            <text:p>Wrong</text:p>
          </table:table-cell>
          <table:table-cell office:value-type="string">
            <text:p>Photoset : sasu-16 : i wish to kiss you while your eyes closed /tco\/69Z6171l04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a lil fury</text:p>
          </table:table-cell>
          <table:table-cell office:value-type="string">
            <text:p>Right</text:p>
          </table:table-cell>
          <table:table-cell office:value-type="string">
            <text:p>I dont go near my own pussy if its MergedWords a lil fury You niggaz wont eat the pussy if its MergedWords a Lil fury ?.</text:p>
          </table:table-cell>
        </table:table-row>
        <table:table-row table:style-name="ro1">
          <table:table-cell table:number-columns-repeated="5"/>
          <table:table-cell office:value-type="string">
            <text:p>niggaz</text:p>
          </table:table-cell>
          <table:table-cell office:value-type="string">
            <text:p>eat</text:p>
          </table:table-cell>
          <table:table-cell office:value-type="string">
            <text:p>the pussy</text:p>
          </table:table-cell>
          <table:table-cell office:value-type="string">
            <text:p>Right</text:p>
          </table:table-cell>
          <table:table-cell office:value-type="string">
            <text:p>I dont go near my own pussy if its MergedWords a lil fury You niggaz wont eat the pussy if its MergedWords a Lil fury ?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a lil fury</text:p>
          </table:table-cell>
          <table:table-cell office:value-type="string">
            <text:p>Right</text:p>
          </table:table-cell>
          <table:table-cell office:value-type="string">
            <text:p>I dont go near my own pussy if its MergedWords a lil fury You niggaz wont eat the pussy if its MergedWords a Lil fury ?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ik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like it .</text:p>
          </table:table-cell>
        </table:table-row>
        <table:table-row table:style-name="ro1">
          <table:table-cell table:number-columns-repeated="5"/>
          <table:table-cell office:value-type="string">
            <text:p>lakers</text:p>
          </table:table-cell>
          <table:table-cell office:value-type="string">
            <text:p>be</text:p>
          </table:table-cell>
          <table:table-cell office:value-type="string">
            <text:p>title contenders</text:p>
          </table:table-cell>
          <table:table-cell office:value-type="string">
            <text:p>Right</text:p>
          </table:table-cell>
          <table:table-cell office:value-type="string">
            <text:p>So Lakers can be title contenders again .</text:p>
          </table:table-cell>
        </table:table-row>
        <table:table-row table:style-name="ro1">
          <table:table-cell table:number-columns-repeated="5"/>
          <table:table-cell office:value-type="string">
            <text:p>the good ones</text:p>
          </table:table-cell>
          <table:table-cell office:value-type="string">
            <text:p>put up with</text:p>
          </table:table-cell>
          <table:table-cell office:value-type="string">
            <text:p>the bs</text:p>
          </table:table-cell>
          <table:table-cell office:value-type="string">
            <text:p>Right</text:p>
          </table:table-cell>
          <table:table-cell office:value-type="string">
            <text:p>The good ones put up with the BS and stay forreal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aint</text:p>
          </table:table-cell>
          <table:table-cell office:value-type="string">
            <text:p>black anymore</text:p>
          </table:table-cell>
          <table:table-cell office:value-type="string">
            <text:p>Right</text:p>
          </table:table-cell>
          <table:table-cell office:value-type="string">
            <text:p>he aint black anymore he purple now haha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 to work</text:p>
          </table:table-cell>
          <table:table-cell office:value-type="string">
            <text:p>\ud83d\ude16 # days</text:p>
          </table:table-cell>
          <table:table-cell office:value-type="string">
            <text:p>Right</text:p>
          </table:table-cell>
          <table:table-cell office:value-type="string">
            <text:p>Spose I better go back to work \ud83d\ude16 4 days then off for three \ud83d\ude06 .</text:p>
          </table:table-cell>
        </table:table-row>
        <table:table-row table:style-name="ro1">
          <table:table-cell table:number-columns-repeated="5"/>
          <table:table-cell office:value-type="string">
            <text:p>u</text:p>
          </table:table-cell>
          <table:table-cell office:value-type="string">
            <text:p>know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\u201c u know I don't DM .</text:p>
          </table:table-cell>
        </table:table-row>
        <table:table-row table:style-name="ro1">
          <table:table-cell table:number-columns-repeated="5"/>
          <table:table-cell office:value-type="string">
            <text:p>tulsa ok</text:p>
          </table:table-cell>
          <table:table-cell office:value-type="string">
            <text:p>hire</text:p>
          </table:table-cell>
          <table:table-cell office:value-type="string">
            <text:p>a local wedding planner</text:p>
          </table:table-cell>
          <table:table-cell office:value-type="string">
            <text:p>Wrong</text:p>
          </table:table-cell>
          <table:table-cell office:value-type="string">
            <text:p>Smith Pam in TULSA OK hired a local Wedding Plann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table:style-name="ce1" office:value-type="string">
            <text:p>steal</text:p>
          </table:table-cell>
          <table:table-cell office:value-type="string">
            <text:p>a girl's mergedwords heart</text:p>
          </table:table-cell>
          <table:table-cell office:value-type="string">
            <text:p>Right</text:p>
          </table:table-cell>
          <table:table-cell office:value-type="string">
            <text:p>One day , i will steal a girl's MergedWords heart , and she will steal my last name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will</text:p>
          </table:table-cell>
          <table:table-cell office:value-type="string">
            <text:p>my last name</text:p>
          </table:table-cell>
          <table:table-cell office:value-type="string">
            <text:p>Wrong</text:p>
          </table:table-cell>
          <table:table-cell office:value-type="string">
            <text:p>One day , i will steal a girl's MergedWords heart , and she will steal my last name .</text:p>
          </table:table-cell>
        </table:table-row>
        <table:table-row table:style-name="ro1">
          <table:table-cell table:number-columns-repeated="5"/>
          <table:table-cell office:value-type="string">
            <text:p>i'm</text:p>
          </table:table-cell>
          <table:table-cell office:value-type="string">
            <text:p>mergedword</text:p>
          </table:table-cell>
          <table:table-cell office:value-type="string">
            <text:p>a connoisseur</text:p>
          </table:table-cell>
          <table:table-cell office:value-type="string">
            <text:p>Right</text:p>
          </table:table-cell>
          <table:table-cell office:value-type="string">
            <text:p>I'm MergedWords a connoisseu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nna fall in</text:p>
          </table:table-cell>
          <table:table-cell office:value-type="string">
            <text:p>love</text:p>
          </table:table-cell>
          <table:table-cell office:value-type="string">
            <text:p>Right</text:p>
          </table:table-cell>
          <table:table-cell office:value-type="string">
            <text:p>I am always gonna fall in love with the waitress thatll MergedWords prolly never change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call</text:p>
          </table:table-cell>
          <table:table-cell office:value-type="string">
            <text:p>the crowd</text:p>
          </table:table-cell>
          <table:table-cell office:value-type="string">
            <text:p>Right</text:p>
          </table:table-cell>
          <table:table-cell office:value-type="string">
            <text:p>Then he called the crowd to him along with his disciples and said : \u201cWhoever wants to be my disciple must\u2026 /tco\/rn0bmNV9p1 .</text:p>
          </table:table-cell>
        </table:table-row>
        <table:table-row table:style-name="ro1">
          <table:table-cell table:number-columns-repeated="5"/>
          <table:table-cell office:value-type="string">
            <text:p>\u201cwhoever</text:p>
          </table:table-cell>
          <table:table-cell office:value-type="string">
            <text:p>want to be</text:p>
          </table:table-cell>
          <table:table-cell office:value-type="string">
            <text:p>my disciple</text:p>
          </table:table-cell>
          <table:table-cell office:value-type="string">
            <text:p>Right</text:p>
          </table:table-cell>
          <table:table-cell office:value-type="string">
            <text:p>Then he called the crowd to him along with his disciples and said : \u201cWhoever wants to be my disciple must\u2026 /tco\/rn0bmNV9p1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ope</text:p>
          </table:table-cell>
          <table:table-cell office:value-type="string">
            <text:p>someone</text:p>
          </table:table-cell>
          <table:table-cell office:value-type="string">
            <text:p>Right</text:p>
          </table:table-cell>
          <table:table-cell office:value-type="string">
            <text:p>I hope someone can follow me .</text:p>
          </table:table-cell>
        </table:table-row>
        <table:table-row table:style-name="ro1">
          <table:table-cell table:number-columns-repeated="5"/>
          <table:table-cell office:value-type="string">
            <text:p>someone</text:p>
          </table:table-cell>
          <table:table-cell office:value-type="string">
            <text:p>follow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 hope someone can follow me .</text:p>
          </table:table-cell>
        </table:table-row>
        <table:table-row table:style-name="ro1">
          <table:table-cell table:number-columns-repeated="5"/>
          <table:table-cell office:value-type="string">
            <text:p>hashtag</text:p>
          </table:table-cell>
          <table:table-cell office:value-type="string">
            <text:p>go to</text:p>
          </table:table-cell>
          <table:table-cell office:value-type="string">
            <text:p>bed boy</text:p>
          </table:table-cell>
          <table:table-cell office:value-type="string">
            <text:p>Right</text:p>
          </table:table-cell>
          <table:table-cell office:value-type="string">
            <text:p>Hashtag go to bed boy .</text:p>
          </table:table-cell>
        </table:table-row>
        <table:table-row table:style-name="ro1">
          <table:table-cell table:number-columns-repeated="5"/>
          <table:table-cell office:value-type="string">
            <text:p>i'm</text:p>
          </table:table-cell>
          <table:table-cell office:value-type="string">
            <text:p>mergedword</text:p>
          </table:table-cell>
          <table:table-cell office:value-type="string">
            <text:p>a gemini</text:p>
          </table:table-cell>
          <table:table-cell office:value-type="string">
            <text:p>Right</text:p>
          </table:table-cell>
          <table:table-cell office:value-type="string">
            <text:p>I'm MergedWords a Gemini , so I change my mind every da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hange</text:p>
          </table:table-cell>
          <table:table-cell office:value-type="string">
            <text:p>my mind</text:p>
          </table:table-cell>
          <table:table-cell office:value-type="string">
            <text:p>Right</text:p>
          </table:table-cell>
          <table:table-cell office:value-type="string">
            <text:p>I'm MergedWords a Gemini , so I change my mind every day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cant</text:p>
          </table:table-cell>
          <table:table-cell office:value-type="string">
            <text:p>bait</text:p>
          </table:table-cell>
          <table:table-cell office:value-type="string">
            <text:p>Right</text:p>
          </table:table-cell>
          <table:table-cell office:value-type="string">
            <text:p>HE CANT EVEN BAIT A HOOK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o on</text:p>
          </table:table-cell>
          <table:table-cell office:value-type="string">
            <text:p>a vacation</text:p>
          </table:table-cell>
          <table:table-cell office:value-type="string">
            <text:p>Right</text:p>
          </table:table-cell>
          <table:table-cell office:value-type="string">
            <text:p>you are going on a vacation .</text:p>
          </table:table-cell>
        </table:table-row>
        <table:table-row table:style-name="ro1">
          <table:table-cell table:number-columns-repeated="5"/>
          <table:table-cell office:value-type="string">
            <text:p>guys</text:p>
          </table:table-cell>
          <table:table-cell office:value-type="string">
            <text:p>please do</text:p>
          </table:table-cell>
          <table:table-cell office:value-type="string">
            <text:p>a cover</text:p>
          </table:table-cell>
          <table:table-cell office:value-type="string">
            <text:p>Right</text:p>
          </table:table-cell>
          <table:table-cell office:value-type="string">
            <text:p>can you guys please do a cover of kiss me by ed sheeran and do a shout out to this lovely girl .</text:p>
          </table:table-cell>
        </table:table-row>
        <table:table-row table:style-name="ro1">
          <table:table-cell table:number-columns-repeated="5"/>
          <table:table-cell office:value-type="string">
            <text:p>a cover</text:p>
          </table:table-cell>
          <table:table-cell office:value-type="string">
            <text:p>kiss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can you guys please do a cover of kiss me by ed sheeran and do a shout out to this lovely girl .</text:p>
          </table:table-cell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 office:value-type="string">
            <text:p>do</text:p>
          </table:table-cell>
          <table:table-cell office:value-type="string">
            <text:p>a shout</text:p>
          </table:table-cell>
          <table:table-cell office:value-type="string">
            <text:p>Wrong</text:p>
          </table:table-cell>
          <table:table-cell office:value-type="string">
            <text:p>can you guys please do a cover of kiss me by ed sheeran and do a shout out to this lovely girl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hine bright like</text:p>
          </table:table-cell>
          <table:table-cell office:value-type="string">
            <text:p>a diamond</text:p>
          </table:table-cell>
          <table:table-cell office:value-type="string">
            <text:p>Right</text:p>
          </table:table-cell>
          <table:table-cell office:value-type="string">
            <text:p>I shine bright like a diamond .</text:p>
          </table:table-cell>
        </table:table-row>
        <table:table-row table:style-name="ro1">
          <table:table-cell table:number-columns-repeated="5"/>
          <table:table-cell office:value-type="string">
            <text:p>a prize pack</text:p>
          </table:table-cell>
          <table:table-cell office:value-type="string">
            <text:p>value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Win a Prize Pack valued at $75 for Dad's MergedWords car from &amp; #SpoilDad CAN /tco\/IEwLP26xxj .</text:p>
          </table:table-cell>
        </table:table-row>
        <table:table-row table:style-name="ro1">
          <table:table-cell table:number-columns-repeated="5"/>
          <table:table-cell office:value-type="string">
            <text:p>&amp; #spoildad</text:p>
          </table:table-cell>
          <table:table-cell office:value-type="string">
            <text:p>can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Win a Prize Pack valued at $75 for Dad's MergedWords car from &amp; #SpoilDad CAN /tco\/IEwLP26xxj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ike</text:p>
          </table:table-cell>
          <table:table-cell office:value-type="string">
            <text:p>a video</text:p>
          </table:table-cell>
          <table:table-cell office:value-type="string">
            <text:p>Right</text:p>
          </table:table-cell>
          <table:table-cell office:value-type="string">
            <text:p>I liked a video from /t .</text:p>
          </table:table-cell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 office:value-type="string">
            <text:p>mean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PLUS IN ORDER TO KNOW THAT UD HAVE TO TWATCH ME WHICH MEANS I am ABOUT THAT LIF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about</text:p>
          </table:table-cell>
          <table:table-cell office:value-type="string">
            <text:p>that life</text:p>
          </table:table-cell>
          <table:table-cell office:value-type="string">
            <text:p>Right</text:p>
          </table:table-cell>
          <table:table-cell office:value-type="string">
            <text:p>PLUS IN ORDER TO KNOW THAT UD HAVE TO TWATCH ME WHICH MEANS I am ABOUT THAT LIF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some hella purp\u201d</text:p>
          </table:table-cell>
          <table:table-cell office:value-type="string">
            <text:p>Right</text:p>
          </table:table-cell>
          <table:table-cell office:value-type="string">
            <text:p>For the 3 \u201c For what I got some hella purp\u201d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be world of</text:p>
          </table:table-cell>
          <table:table-cell office:value-type="string">
            <text:p>dreams and reverie</text:p>
          </table:table-cell>
          <table:table-cell office:value-type="string">
            <text:p>Right</text:p>
          </table:table-cell>
          <table:table-cell office:value-type="string">
            <text:p>This is a world of dreams and reveri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o through be</text:p>
          </table:table-cell>
          <table:table-cell office:value-type="string">
            <text:p>rllyserious</text:p>
          </table:table-cell>
          <table:table-cell office:value-type="string">
            <text:p>Right</text:p>
          </table:table-cell>
          <table:table-cell office:value-type="string">
            <text:p>what you are going through must be rllyseriou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ike</text:p>
          </table:table-cell>
          <table:table-cell office:value-type="string">
            <text:p>tall guys</text:p>
          </table:table-cell>
          <table:table-cell office:value-type="string">
            <text:p>Right</text:p>
          </table:table-cell>
          <table:table-cell office:value-type="string">
            <text:p>I like tall guys to pat my head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niggas</text:p>
          </table:table-cell>
          <table:table-cell office:value-type="string">
            <text:p>Right</text:p>
          </table:table-cell>
          <table:table-cell office:value-type="string">
            <text:p>\ud83d\ude29\ud83d\ude02\ud83d\ude02 it be niggas on my tl salty af when a bitty don't respond to they dm .</text:p>
          </table:table-cell>
        </table:table-row>
        <table:table-row table:style-name="ro1">
          <table:table-cell table:number-columns-repeated="5"/>
          <table:table-cell office:value-type="string">
            <text:p>5sos</text:p>
          </table:table-cell>
          <table:table-cell office:value-type="string">
            <text:p>meet</text:p>
          </table:table-cell>
          <table:table-cell office:value-type="string">
            <text:p>people</text:p>
          </table:table-cell>
          <table:table-cell office:value-type="string">
            <text:p>Right</text:p>
          </table:table-cell>
          <table:table-cell office:value-type="string">
            <text:p>5sos are meeting people and tom was following people , today is a shit day .</text:p>
          </table:table-cell>
        </table:table-row>
        <table:table-row table:style-name="ro1">
          <table:table-cell table:number-columns-repeated="5"/>
          <table:table-cell office:value-type="string">
            <text:p>tom</text:p>
          </table:table-cell>
          <table:table-cell office:value-type="string">
            <text:p>follow</text:p>
          </table:table-cell>
          <table:table-cell office:value-type="string">
            <text:p>people</text:p>
          </table:table-cell>
          <table:table-cell office:value-type="string">
            <text:p>Right</text:p>
          </table:table-cell>
          <table:table-cell office:value-type="string">
            <text:p>5sos are meeting people and tom was following people , today is a shit day .</text:p>
          </table:table-cell>
        </table:table-row>
        <table:table-row table:style-name="ro1">
          <table:table-cell table:number-columns-repeated="5"/>
          <table:table-cell office:value-type="string">
            <text:p>today</text:p>
          </table:table-cell>
          <table:table-cell table:style-name="ce1" office:value-type="string">
            <text:p>be</text:p>
          </table:table-cell>
          <table:table-cell office:value-type="string">
            <text:p>a shit day</text:p>
          </table:table-cell>
          <table:table-cell office:value-type="string">
            <text:p>Right</text:p>
          </table:table-cell>
          <table:table-cell office:value-type="string">
            <text:p>5sos are meeting people and tom was following people , today is a shit da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ope</text:p>
          </table:table-cell>
          <table:table-cell office:value-type="string">
            <text:p>the weathers</text:p>
          </table:table-cell>
          <table:table-cell office:value-type="string">
            <text:p>Wrong</text:p>
          </table:table-cell>
          <table:table-cell office:value-type="string">
            <text:p>I hope the weathers good tomorrow as I'm MergedWords going to #GoApe with my colleagues .</text:p>
          </table:table-cell>
        </table:table-row>
        <table:table-row table:style-name="ro1">
          <table:table-cell table:number-columns-repeated="5"/>
          <table:table-cell office:value-type="string">
            <text:p>(</text:p>
          </table:table-cell>
          <table:table-cell office:value-type="string">
            <text:p>be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( is it bad that I sometimes wonder if I can use the asian fetish\/yellow fever to my advantage)(yes )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use</text:p>
          </table:table-cell>
          <table:table-cell office:value-type="string">
            <text:p>the asian fetish\/yellow fever</text:p>
          </table:table-cell>
          <table:table-cell office:value-type="string">
            <text:p>Right</text:p>
          </table:table-cell>
          <table:table-cell office:value-type="string">
            <text:p>( is it bad that I sometimes wonder if I can use the asian fetish\/yellow fever to my advantage)(yes )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that</text:p>
          </table:table-cell>
          <table:table-cell office:value-type="string">
            <text:p>Right</text:p>
          </table:table-cell>
          <table:table-cell office:value-type="string">
            <text:p>\u201c Sheesh I should be asleep right now lol\u201d I said that like 3 hours ago haha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idnt do</text:p>
          </table:table-cell>
          <table:table-cell office:value-type="string">
            <text:p>anything</text:p>
          </table:table-cell>
          <table:table-cell office:value-type="string">
            <text:p>Right</text:p>
          </table:table-cell>
          <table:table-cell office:value-type="string">
            <text:p>I didnt do anything .</text:p>
          </table:table-cell>
        </table:table-row>
        <table:table-row table:style-name="ro1">
          <table:table-cell table:number-columns-repeated="5"/>
          <table:table-cell office:value-type="string">
            <text:p>#</text:p>
          </table:table-cell>
          <table:table-cell office:value-type="string">
            <text:p>do</text:p>
          </table:table-cell>
          <table:table-cell office:value-type="string">
            <text:p>ugly girls</text:p>
          </table:table-cell>
          <table:table-cell office:value-type="string">
            <text:p>Wrong</text:p>
          </table:table-cell>
          <table:table-cell office:value-type="string">
            <text:p>\ud83d\ude02\ud83d\ude02RT Why do ugly girls be running they happy asses to the DJ booth .</text:p>
          </table:table-cell>
        </table:table-row>
        <table:table-row table:style-name="ro1">
          <table:table-cell table:number-columns-repeated="5"/>
          <table:table-cell office:value-type="string">
            <text:p>ugly girls</text:p>
          </table:table-cell>
          <table:table-cell office:value-type="string">
            <text:p>run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\ud83d\ude02\ud83d\ude02RT Why do ugly girls be running they happy asses to the DJ booth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ke up</text:p>
          </table:table-cell>
          <table:table-cell office:value-type="string">
            <text:p>tomorrow</text:p>
          </table:table-cell>
          <table:table-cell office:value-type="string">
            <text:p>Right</text:p>
          </table:table-cell>
          <table:table-cell office:value-type="string">
            <text:p>It would be much better if I can wake up tomorrow and love someone els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someone</text:p>
          </table:table-cell>
          <table:table-cell office:value-type="string">
            <text:p>Right</text:p>
          </table:table-cell>
          <table:table-cell office:value-type="string">
            <text:p>It would be much better if I can wake up tomorrow and love someone else .</text:p>
          </table:table-cell>
        </table:table-row>
        <table:table-row table:style-name="ro1">
          <table:table-cell table:number-columns-repeated="5"/>
          <table:table-cell office:value-type="string">
            <text:p>not true females</text:p>
          </table:table-cell>
          <table:table-cell office:value-type="string">
            <text:p>gotta hav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not true Females always gotta have it their way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need to have</text:p>
          </table:table-cell>
          <table:table-cell office:value-type="string">
            <text:p>a milkshake stomach</text:p>
          </table:table-cell>
          <table:table-cell office:value-type="string">
            <text:p>Right</text:p>
          </table:table-cell>
          <table:table-cell office:value-type="string">
            <text:p>We need to have a milkshake stomach ache night !.</text:p>
          </table:table-cell>
        </table:table-row>
        <table:table-row table:style-name="ro1">
          <table:table-cell table:number-columns-repeated="5"/>
          <table:table-cell office:value-type="string">
            <text:p>a milkshake stomach</text:p>
          </table:table-cell>
          <table:table-cell office:value-type="string">
            <text:p>ache</text:p>
          </table:table-cell>
          <table:table-cell office:value-type="string">
            <text:p>night</text:p>
          </table:table-cell>
          <table:table-cell office:value-type="string">
            <text:p>Wrong</text:p>
          </table:table-cell>
          <table:table-cell office:value-type="string">
            <text:p>We need to have a milkshake stomach ache night !.</text:p>
          </table:table-cell>
        </table:table-row>
        <table:table-row table:style-name="ro1">
          <table:table-cell table:number-columns-repeated="5"/>
          <table:table-cell office:value-type="string">
            <text:p>printer</text:p>
          </table:table-cell>
          <table:table-cell office:value-type="string">
            <text:p>work with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PRINTER FUCKIN WORK WITH ME !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use to be</text:p>
          </table:table-cell>
          <table:table-cell office:value-type="string">
            <text:p>my sunshine</text:p>
          </table:table-cell>
          <table:table-cell office:value-type="string">
            <text:p>Right</text:p>
          </table:table-cell>
          <table:table-cell office:value-type="string">
            <text:p>Say you used to be my sunshine in the mist of the rain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use to ease</text:p>
          </table:table-cell>
          <table:table-cell office:value-type="string">
            <text:p>my mind</text:p>
          </table:table-cell>
          <table:table-cell office:value-type="string">
            <text:p>Right</text:p>
          </table:table-cell>
          <table:table-cell office:value-type="string">
            <text:p>And you used to ease my mind when my heart was pain .</text:p>
          </table:table-cell>
        </table:table-row>
        <table:table-row table:style-name="ro1">
          <table:table-cell table:number-columns-repeated="5"/>
          <table:table-cell office:value-type="string">
            <text:p>my heart</text:p>
          </table:table-cell>
          <table:table-cell office:value-type="string">
            <text:p>be</text:p>
          </table:table-cell>
          <table:table-cell office:value-type="string">
            <text:p>pain</text:p>
          </table:table-cell>
          <table:table-cell office:value-type="string">
            <text:p>Right</text:p>
          </table:table-cell>
          <table:table-cell office:value-type="string">
            <text:p>And you used to ease my mind when my heart was pai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 am just saying you could do better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choose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t chose m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say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You say you a gangsta but you never pop nothin I gotta lot of living to do before i die and i aint got time to wast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pop</text:p>
          </table:table-cell>
          <table:table-cell office:value-type="string">
            <text:p>nothin</text:p>
          </table:table-cell>
          <table:table-cell office:value-type="string">
            <text:p>Right</text:p>
          </table:table-cell>
          <table:table-cell office:value-type="string">
            <text:p>You say you a gangsta but you never pop nothin I gotta lot of living to do before i die and i aint got time to wast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tta</text:p>
          </table:table-cell>
          <table:table-cell office:value-type="string">
            <text:p>lot</text:p>
          </table:table-cell>
          <table:table-cell office:value-type="string">
            <text:p>Wrong</text:p>
          </table:table-cell>
          <table:table-cell office:value-type="string">
            <text:p>You say you a gangsta but you never pop nothin I gotta lot of living to do before i die and i aint got time to wast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aint get</text:p>
          </table:table-cell>
          <table:table-cell office:value-type="string">
            <text:p>time</text:p>
          </table:table-cell>
          <table:table-cell office:value-type="string">
            <text:p>Right</text:p>
          </table:table-cell>
          <table:table-cell office:value-type="string">
            <text:p>You say you a gangsta but you never pop nothin I gotta lot of living to do before i die and i aint got time to waste .</text:p>
          </table:table-cell>
        </table:table-row>
        <table:table-row table:style-name="ro1">
          <table:table-cell table:number-columns-repeated="5"/>
          <table:table-cell office:value-type="string">
            <text:p>ya</text:p>
          </table:table-cell>
          <table:table-cell office:value-type="string">
            <text:p>dm</text:p>
          </table:table-cell>
          <table:table-cell office:value-type="string">
            <text:p>woe</text:p>
          </table:table-cell>
          <table:table-cell office:value-type="string">
            <text:p>Wrong</text:p>
          </table:table-cell>
          <table:table-cell office:value-type="string">
            <text:p>check ya dm woe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come through</text:p>
          </table:table-cell>
          <table:table-cell office:value-type="string">
            <text:p>#clutch</text:p>
          </table:table-cell>
          <table:table-cell office:value-type="string">
            <text:p>Right</text:p>
          </table:table-cell>
          <table:table-cell office:value-type="string">
            <text:p>Nvm she came through #CLUTCH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that advice</text:p>
          </table:table-cell>
          <table:table-cell office:value-type="string">
            <text:p>Right</text:p>
          </table:table-cell>
          <table:table-cell office:value-type="string">
            <text:p>can I have that advice .</text:p>
          </table:table-cell>
        </table:table-row>
        <table:table-row table:style-name="ro1">
          <table:table-cell table:number-columns-repeated="5"/>
          <table:table-cell office:value-type="string">
            <text:p>tonight</text:p>
          </table:table-cell>
          <table:table-cell office:value-type="string">
            <text:p>be good as</text:p>
          </table:table-cell>
          <table:table-cell office:value-type="string">
            <text:p>fuck</text:p>
          </table:table-cell>
          <table:table-cell office:value-type="string">
            <text:p>Right</text:p>
          </table:table-cell>
          <table:table-cell office:value-type="string">
            <text:p>Tonight was good as fuck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hurt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i have feel and i can cry if you hurt me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survive in</text:p>
          </table:table-cell>
          <table:table-cell office:value-type="string">
            <text:p>storm shelter</text:p>
          </table:table-cell>
          <table:table-cell office:value-type="string">
            <text:p>Right</text:p>
          </table:table-cell>
          <table:table-cell office:value-type="string">
            <text:p>F-5 in OKC we survived in storm shelt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n't know</text:p>
          </table:table-cell>
          <table:table-cell office:value-type="string">
            <text:p>lol</text:p>
          </table:table-cell>
          <table:table-cell office:value-type="string">
            <text:p>Right</text:p>
          </table:table-cell>
          <table:table-cell office:value-type="string">
            <text:p>I don't know lol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My daughter , when I have one , will NOT be like what Ive MergedWords been seeing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 to</text:p>
          </table:table-cell>
          <table:table-cell office:value-type="string">
            <text:p>new friends</text:p>
          </table:table-cell>
          <table:table-cell office:value-type="string">
            <text:p>Right</text:p>
          </table:table-cell>
          <table:table-cell office:value-type="string">
            <text:p>I want to new friends .</text:p>
          </table:table-cell>
        </table:table-row>
        <table:table-row table:style-name="ro1">
          <table:table-cell table:number-columns-repeated="5"/>
          <table:table-cell office:value-type="string">
            <text:p>yall</text:p>
          </table:table-cell>
          <table:table-cell office:value-type="string">
            <text:p>live at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Yall so live at almost 3 in the mornting .</text:p>
          </table:table-cell>
        </table:table-row>
        <table:table-row table:style-name="ro1">
          <table:table-cell table:number-columns-repeated="5"/>
          <table:table-cell office:value-type="string">
            <text:p>mmmm # ~ cathy heaven's mergedwords ass</text:p>
          </table:table-cell>
          <table:table-cell office:value-type="string">
            <text:p>lick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mmmm 8 ~ Cathy Heaven's MergedWords ass licked /tco\/jdFIm3f1hO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mean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I'm MergedWords pretty sure you meant you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te</text:p>
          </table:table-cell>
          <table:table-cell office:value-type="string">
            <text:p>that girl</text:p>
          </table:table-cell>
          <table:table-cell office:value-type="string">
            <text:p>Right</text:p>
          </table:table-cell>
          <table:table-cell office:value-type="string">
            <text:p>god man I hate that girl I just really do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up</text:p>
          </table:table-cell>
          <table:table-cell office:value-type="string">
            <text:p>school</text:p>
          </table:table-cell>
          <table:table-cell office:value-type="string">
            <text:p>Right</text:p>
          </table:table-cell>
          <table:table-cell office:value-type="string">
            <text:p>That's MergedWords Love If I was up school I would be getting my Hanging skin sucked o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i'm</text:p>
          </table:table-cell>
          <table:table-cell office:value-type="string">
            <text:p>Right</text:p>
          </table:table-cell>
          <table:table-cell office:value-type="string">
            <text:p>I would say I'm MergedWords going to have a full day in college today , but I'm MergedWords not .</text:p>
          </table:table-cell>
        </table:table-row>
        <table:table-row table:style-name="ro1">
          <table:table-cell table:number-columns-repeated="5"/>
          <table:table-cell office:value-type="string">
            <text:p>his tongue</text:p>
          </table:table-cell>
          <table:table-cell office:value-type="string">
            <text:p>allow</text:p>
          </table:table-cell>
          <table:table-cell office:value-type="string">
            <text:p>him</text:p>
          </table:table-cell>
          <table:table-cell office:value-type="string">
            <text:p>Wrong</text:p>
          </table:table-cell>
          <table:table-cell office:value-type="string">
            <text:p>move In front of him and sticks his tongue on his hard dick and allows him to come inside his mouth Clown you later !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ike</text:p>
          </table:table-cell>
          <table:table-cell office:value-type="string">
            <text:p>my college</text:p>
          </table:table-cell>
          <table:table-cell office:value-type="string">
            <text:p>Right</text:p>
          </table:table-cell>
          <table:table-cell office:value-type="string">
            <text:p>Cause I Like My College and San Mateo has an amazing view and it looks super new .</text:p>
          </table:table-cell>
        </table:table-row>
        <table:table-row table:style-name="ro1">
          <table:table-cell table:number-columns-repeated="5"/>
          <table:table-cell office:value-type="string">
            <text:p>san mateo</text:p>
          </table:table-cell>
          <table:table-cell office:value-type="string">
            <text:p>have</text:p>
          </table:table-cell>
          <table:table-cell office:value-type="string">
            <text:p>an amazing view</text:p>
          </table:table-cell>
          <table:table-cell office:value-type="string">
            <text:p>Right</text:p>
          </table:table-cell>
          <table:table-cell office:value-type="string">
            <text:p>Cause I Like My College and San Mateo has an amazing view and it looks super new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know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As long as they know i love em /tco\/jYyv7oUL5J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em</text:p>
          </table:table-cell>
          <table:table-cell office:value-type="string">
            <text:p>Right</text:p>
          </table:table-cell>
          <table:table-cell office:value-type="string">
            <text:p>As long as they know i love em /tco\/jYyv7oUL5J .</text:p>
          </table:table-cell>
        </table:table-row>
        <table:table-row table:style-name="ro1">
          <table:table-cell table:number-columns-repeated="5"/>
          <table:table-cell office:value-type="string">
            <text:p>let's</text:p>
          </table:table-cell>
          <table:table-cell office:value-type="string">
            <text:p>mergedword</text:p>
          </table:table-cell>
          <table:table-cell office:value-type="string">
            <text:p>we</text:p>
          </table:table-cell>
          <table:table-cell office:value-type="string">
            <text:p>Wrong</text:p>
          </table:table-cell>
          <table:table-cell office:value-type="string">
            <text:p>Let's MergedWords we .</text:p>
          </table:table-cell>
        </table:table-row>
        <table:table-row table:style-name="ro1">
          <table:table-cell table:number-columns-repeated="5"/>
          <table:table-cell office:value-type="string">
            <text:p>photo</text:p>
          </table:table-cell>
          <table:table-cell office:value-type="string">
            <text:p>meet</text:p>
          </table:table-cell>
          <table:table-cell office:value-type="string">
            <text:p>d'prince's mergedwords girlfriend /t</text:p>
          </table:table-cell>
          <table:table-cell office:value-type="string">
            <text:p>Wrong</text:p>
          </table:table-cell>
          <table:table-cell office:value-type="string">
            <text:p>Photo : Meet D'Prince's MergedWords Girlfriend /t .</text:p>
          </table:table-cell>
        </table:table-row>
        <table:table-row table:style-name="ro1">
          <table:table-cell table:number-columns-repeated="5"/>
          <table:table-cell office:value-type="string">
            <text:p>jr ntr</text:p>
          </table:table-cell>
          <table:table-cell office:value-type="string">
            <text:p>celebrate</text:p>
          </table:table-cell>
          <table:table-cell office:value-type="string">
            <text:p>30th birthday #</text:p>
          </table:table-cell>
          <table:table-cell office:value-type="string">
            <text:p>Right</text:p>
          </table:table-cell>
          <table:table-cell office:value-type="string">
            <text:p>Jr NTR Celebrates 30th Birthday /tco\/3qnHidFLoA .</text:p>
          </table:table-cell>
        </table:table-row>
        <table:table-row table:style-name="ro1">
          <table:table-cell table:number-columns-repeated="5"/>
          <table:table-cell office:value-type="string">
            <text:p>my american tweeps</text:p>
          </table:table-cell>
          <table:table-cell office:value-type="string">
            <text:p>be safe from</text:p>
          </table:table-cell>
          <table:table-cell office:value-type="string">
            <text:p>the tornado</text:p>
          </table:table-cell>
          <table:table-cell office:value-type="string">
            <text:p>Right</text:p>
          </table:table-cell>
          <table:table-cell office:value-type="string">
            <text:p>Hoping my American tweeps are safe from the tornado in Oklahoma .</text:p>
          </table:table-cell>
        </table:table-row>
        <table:table-row table:style-name="ro1">
          <table:table-cell table:number-columns-repeated="5"/>
          <table:table-cell office:value-type="string">
            <text:p>bullshit</text:p>
          </table:table-cell>
          <table:table-cell office:value-type="string">
            <text:p>be</text:p>
          </table:table-cell>
          <table:table-cell office:value-type="string">
            <text:p>a good day c ;</text:p>
          </table:table-cell>
          <table:table-cell office:value-type="string">
            <text:p>Wrong</text:p>
          </table:table-cell>
          <table:table-cell office:value-type="string">
            <text:p>A day without bullshit is a good day c ;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na go</text:p>
          </table:table-cell>
          <table:table-cell office:value-type="string">
            <text:p>the ocean</text:p>
          </table:table-cell>
          <table:table-cell office:value-type="string">
            <text:p>Right</text:p>
          </table:table-cell>
          <table:table-cell office:value-type="string">
            <text:p>I wanna go too the ocea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o on</text:p>
          </table:table-cell>
          <table:table-cell office:value-type="string">
            <text:p>a run</text:p>
          </table:table-cell>
          <table:table-cell office:value-type="string">
            <text:p>Right</text:p>
          </table:table-cell>
          <table:table-cell office:value-type="string">
            <text:p>I am going on a run with a bat bye .</text:p>
          </table:table-cell>
        </table:table-row>
        <table:table-row table:style-name="ro1">
          <table:table-cell table:number-columns-repeated="5"/>
          <table:table-cell office:value-type="string">
            <text:p>someone</text:p>
          </table:table-cell>
          <table:table-cell office:value-type="string">
            <text:p>text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Forever clicking close when someone texts me , then i forget they text m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orget</text:p>
          </table:table-cell>
          <table:table-cell office:value-type="string">
            <text:p>they</text:p>
          </table:table-cell>
          <table:table-cell office:value-type="string">
            <text:p>Right</text:p>
          </table:table-cell>
          <table:table-cell office:value-type="string">
            <text:p>Forever clicking close when someone texts me , then i forget they text me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text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Forever clicking close when someone texts me , then i forget they text me .</text:p>
          </table:table-cell>
        </table:table-row>
        <table:table-row table:style-name="ro1">
          <table:table-cell table:number-columns-repeated="5"/>
          <table:table-cell office:value-type="string">
            <text:p>the sun</text:p>
          </table:table-cell>
          <table:table-cell office:value-type="string">
            <text:p>shine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Even when the sun is shining I feel like I'm MergedWords always dow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eel like</text:p>
          </table:table-cell>
          <table:table-cell office:value-type="string">
            <text:p>i'm</text:p>
          </table:table-cell>
          <table:table-cell office:value-type="string">
            <text:p>Right</text:p>
          </table:table-cell>
          <table:table-cell office:value-type="string">
            <text:p>Even when the sun is shining I feel like I'm MergedWords always dow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 to</text:p>
          </table:table-cell>
          <table:table-cell office:value-type="string">
            <text:p>human centipede</text:p>
          </table:table-cell>
          <table:table-cell office:value-type="string">
            <text:p>Right</text:p>
          </table:table-cell>
          <table:table-cell office:value-type="string">
            <text:p>I want to human centipede you .</text:p>
          </table:table-cell>
        </table:table-row>
        <table:table-row table:style-name="ro1">
          <table:table-cell table:number-columns-repeated="5"/>
          <table:table-cell office:value-type="string">
            <text:p>meat exports</text:p>
          </table:table-cell>
          <table:table-cell office:value-type="string">
            <text:p>allow into</text:p>
          </table:table-cell>
          <table:table-cell office:value-type="string">
            <text:p>china</text:p>
          </table:table-cell>
          <table:table-cell office:value-type="string">
            <text:p>Right</text:p>
          </table:table-cell>
          <table:table-cell office:value-type="string">
            <text:p>Meat exports could be allowed into China within days /tco\/Fy2dRvhJLh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And i love you Justin !.</text:p>
          </table:table-cell>
        </table:table-row>
        <table:table-row table:style-name="ro1">
          <table:table-cell table:number-columns-repeated="5"/>
          <table:table-cell office:value-type="string">
            <text:p>le_tiny</text:p>
          </table:table-cell>
          <table:table-cell office:value-type="string">
            <text:p>please like</text:p>
          </table:table-cell>
          <table:table-cell office:value-type="string">
            <text:p>d pic</text:p>
          </table:table-cell>
          <table:table-cell office:value-type="string">
            <text:p>Right</text:p>
          </table:table-cell>
          <table:table-cell office:value-type="string">
            <text:p>Le_Tiny PLease LIKE d pic after clicking this link /t .</text:p>
          </table:table-cell>
        </table:table-row>
        <table:table-row table:style-name="ro1">
          <table:table-cell table:number-columns-repeated="5"/>
          <table:table-cell office:value-type="string">
            <text:p>co\/s8kdcuoeuj</text:p>
          </table:table-cell>
          <table:table-cell office:value-type="string">
            <text:p>spread</text:p>
          </table:table-cell>
          <table:table-cell office:value-type="string">
            <text:p>the news</text:p>
          </table:table-cell>
          <table:table-cell office:value-type="string">
            <text:p>Wrong</text:p>
          </table:table-cell>
          <table:table-cell office:value-type="string">
            <text:p>co\/S8KdCuoEUj pls spread the news pls .</text:p>
          </table:table-cell>
        </table:table-row>
        <table:table-row table:style-name="ro1">
          <table:table-cell table:number-columns-repeated="5"/>
          <table:table-cell office:value-type="string">
            <text:p>people</text:p>
          </table:table-cell>
          <table:table-cell office:value-type="string">
            <text:p>want to</text:p>
          </table:table-cell>
          <table:table-cell office:value-type="string">
            <text:p>thanks</text:p>
          </table:table-cell>
          <table:table-cell office:value-type="string">
            <text:p>Wrong</text:p>
          </table:table-cell>
          <table:table-cell office:value-type="string">
            <text:p>love your station its MergedWords so up with what people want to here thanks .</text:p>
          </table:table-cell>
        </table:table-row>
        <table:table-row table:style-name="ro1">
          <table:table-cell table:number-columns-repeated="5"/>
          <table:table-cell office:value-type="string">
            <text:p>oomf</text:p>
          </table:table-cell>
          <table:table-cell office:value-type="string">
            <text:p>have</text:p>
          </table:table-cell>
          <table:table-cell office:value-type="string">
            <text:p>a fat ass hickey</text:p>
          </table:table-cell>
          <table:table-cell office:value-type="string">
            <text:p>Wrong</text:p>
          </table:table-cell>
          <table:table-cell office:value-type="string">
            <text:p>Oomf has a fat ass hickey .</text:p>
          </table:table-cell>
        </table:table-row>
        <table:table-row table:style-name="ro1">
          <table:table-cell table:number-columns-repeated="5"/>
          <table:table-cell office:value-type="string">
            <text:p>dear ecg</text:p>
          </table:table-cell>
          <table:table-cell office:value-type="string">
            <text:p>give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ooh bt saw ur text n am hapi now Awww dear ECG gave me a surprise party yestee oo Dat_fair_boi : Heya .</text:p>
          </table:table-cell>
        </table:table-row>
        <table:table-row table:style-name="ro1">
          <table:table-cell table:number-columns-repeated="5"/>
          <table:table-cell office:value-type="string">
            <text:p>that's</text:p>
          </table:table-cell>
          <table:table-cell office:value-type="string">
            <text:p>mergedword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that's MergedWords it .</text:p>
          </table:table-cell>
        </table:table-row>
        <table:table-row table:style-name="ro1">
          <table:table-cell table:number-columns-repeated="5"/>
          <table:table-cell office:value-type="string">
            <text:p>more jack</text:p>
          </table:table-cell>
          <table:table-cell office:value-type="string">
            <text:p>be</text:p>
          </table:table-cell>
          <table:table-cell office:value-type="string">
            <text:p>the best idea i've</text:p>
          </table:table-cell>
          <table:table-cell office:value-type="string">
            <text:p>Wrong</text:p>
          </table:table-cell>
          <table:table-cell office:value-type="string">
            <text:p>no drinking more jack is the best idea I've MergedWords ever had this is like .</text:p>
          </table:table-cell>
        </table:table-row>
        <table:table-row table:style-name="ro1">
          <table:table-cell table:number-columns-repeated="5"/>
          <table:table-cell office:value-type="string">
            <text:p>your heart</text:p>
          </table:table-cell>
          <table:table-cell office:value-type="string">
            <text:p>feel like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When your heart feels like it drops into your stomach &lt;&lt;&lt;&lt;&lt;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drop into</text:p>
          </table:table-cell>
          <table:table-cell office:value-type="string">
            <text:p>your stomach &lt;&lt;&lt;&lt;&lt;</text:p>
          </table:table-cell>
          <table:table-cell office:value-type="string">
            <text:p>Right</text:p>
          </table:table-cell>
          <table:table-cell office:value-type="string">
            <text:p>When your heart feels like it drops into your stomach &lt;&lt;&lt;&lt;&lt; .</text:p>
          </table:table-cell>
        </table:table-row>
        <table:table-row table:style-name="ro1">
          <table:table-cell table:number-columns-repeated="5"/>
          <table:table-cell office:value-type="string">
            <text:p>pizza parties</text:p>
          </table:table-cell>
          <table:table-cell office:value-type="string">
            <text:p>be</text:p>
          </table:table-cell>
          <table:table-cell office:value-type="string">
            <text:p>the best parties</text:p>
          </table:table-cell>
          <table:table-cell office:value-type="string">
            <text:p>Right</text:p>
          </table:table-cell>
          <table:table-cell office:value-type="string">
            <text:p>Pizza parties are the best parties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et</text:p>
          </table:table-cell>
          <table:table-cell office:value-type="string">
            <text:p>a big ass nose</text:p>
          </table:table-cell>
          <table:table-cell office:value-type="string">
            <text:p>Right</text:p>
          </table:table-cell>
          <table:table-cell office:value-type="string">
            <text:p>Fuck ass nigga you got a big ass nose .</text:p>
          </table:table-cell>
        </table:table-row>
        <table:table-row table:style-name="ro1">
          <table:table-cell table:number-columns-repeated="5"/>
          <table:table-cell office:value-type="string">
            <text:p>that</text:p>
          </table:table-cell>
          <table:table-cell office:value-type="string">
            <text:p>be</text:p>
          </table:table-cell>
          <table:table-cell office:value-type="string">
            <text:p>your toothbrush</text:p>
          </table:table-cell>
          <table:table-cell office:value-type="string">
            <text:p>Wrong</text:p>
          </table:table-cell>
          <table:table-cell office:value-type="string">
            <text:p>That is not your toothbrush !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hat with</text:p>
          </table:table-cell>
          <table:table-cell office:value-type="string">
            <text:p>exo</text:p>
          </table:table-cell>
          <table:table-cell office:value-type="string">
            <text:p>Right</text:p>
          </table:table-cell>
          <table:table-cell office:value-type="string">
            <text:p>yay i can chat with exo on LINE delusionally .</text:p>
          </table:table-cell>
        </table:table-row>
        <table:table-row table:style-name="ro1">
          <table:table-cell table:number-columns-repeated="5"/>
          <table:table-cell office:value-type="string">
            <text:p>free job</text:p>
          </table:table-cell>
          <table:table-cell office:value-type="string">
            <text:p>visit</text:p>
          </table:table-cell>
          <table:table-cell office:value-type="string">
            <text:p>/t</text:p>
          </table:table-cell>
          <table:table-cell office:value-type="string">
            <text:p>Wrong</text:p>
          </table:table-cell>
          <table:table-cell office:value-type="string">
            <text:p>Free Job is available too , visit /t .</text:p>
          </table:table-cell>
        </table:table-row>
        <table:table-row table:style-name="ro1">
          <table:table-cell table:number-columns-repeated="5"/>
          <table:table-cell office:value-type="string">
            <text:p>a # miles</text:p>
          </table:table-cell>
          <table:table-cell office:value-type="string">
            <text:p>be</text:p>
          </table:table-cell>
          <table:table-cell office:value-type="string">
            <text:p>our thing</text:p>
          </table:table-cell>
          <table:table-cell office:value-type="string">
            <text:p>Wrong</text:p>
          </table:table-cell>
          <table:table-cell office:value-type="string">
            <text:p>Pain from a million miles away has always been our thing , still is .</text:p>
          </table:table-cell>
        </table:table-row>
        <table:table-row table:style-name="ro1">
          <table:table-cell table:number-columns-repeated="5"/>
          <table:table-cell office:value-type="string">
            <text:p>new delhi commuters</text:p>
          </table:table-cell>
          <table:table-cell office:value-type="string">
            <text:p>be among</text:p>
          </table:table-cell>
          <table:table-cell office:value-type="string">
            <text:p>those likely</text:p>
          </table:table-cell>
          <table:table-cell office:value-type="string">
            <text:p>Wrong</text:p>
          </table:table-cell>
          <table:table-cell office:value-type="string">
            <text:p>New Delhi commuters are not among those likely to be won over by China's MergedWords new Premier during his three-day visit to the Indian capital thi .</text:p>
          </table:table-cell>
        </table:table-row>
        <table:table-row table:style-name="ro1">
          <table:table-cell table:number-columns-repeated="5"/>
          <table:table-cell office:value-type="string">
            <text:p>your search</text:p>
          </table:table-cell>
          <table:table-cell office:value-type="string">
            <text:p>be</text:p>
          </table:table-cell>
          <table:table-cell office:value-type="string">
            <text:p>endless #infiniteindividuality</text:p>
          </table:table-cell>
          <table:table-cell office:value-type="string">
            <text:p>Right</text:p>
          </table:table-cell>
          <table:table-cell office:value-type="string">
            <text:p>If your MergedWords looking for somewhere to fit in your search shall be endless #InfiniteIndividuality .</text:p>
          </table:table-cell>
        </table:table-row>
        <table:table-row table:style-name="ro1">
          <table:table-cell table:number-columns-repeated="5"/>
          <table:table-cell office:value-type="string">
            <text:p>onepiece\nusopp</text:p>
          </table:table-cell>
          <table:table-cell office:value-type="string">
            <text:p>get</text:p>
          </table:table-cell>
          <table:table-cell office:value-type="string">
            <text:p>a little braver and cooler all</text:p>
          </table:table-cell>
          <table:table-cell office:value-type="string">
            <text:p>Right</text:p>
          </table:table-cell>
          <table:table-cell office:value-type="string">
            <text:p>onepiece\nUsopp just got a little braver and cooler all at once onepiece .</text:p>
          </table:table-cell>
        </table:table-row>
        <table:table-row table:style-name="ro1">
          <table:table-cell table:number-columns-repeated="5"/>
          <table:table-cell office:value-type="string">
            <text:p>sungai</text:p>
          </table:table-cell>
          <table:table-cell office:value-type="string">
            <text:p>chill</text:p>
          </table:table-cell>
          <table:table-cell office:value-type="string">
            <text:p>/tco\/qroeueepjg</text:p>
          </table:table-cell>
          <table:table-cell office:value-type="string">
            <text:p>Wrong</text:p>
          </table:table-cell>
          <table:table-cell office:value-type="string">
            <text:p>Sungai Chilling /tco\/qRoEUeEpJG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agree with</text:p>
          </table:table-cell>
          <table:table-cell office:value-type="string">
            <text:p>the idea</text:p>
          </table:table-cell>
          <table:table-cell office:value-type="string">
            <text:p>Right</text:p>
          </table:table-cell>
          <table:table-cell office:value-type="string">
            <text:p>That's MergedWords not to say I agree with the idea .</text:p>
          </table:table-cell>
        </table:table-row>
        <table:table-row table:style-name="ro1">
          <table:table-cell table:number-columns-repeated="5"/>
          <table:table-cell office:value-type="string">
            <text:p>paula this</text:p>
          </table:table-cell>
          <table:table-cell office:value-type="string">
            <text:p>gonna 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Paula this doesn't read right was gonna say it must be an sti fella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an sti fella</text:p>
          </table:table-cell>
          <table:table-cell office:value-type="string">
            <text:p>Right</text:p>
          </table:table-cell>
          <table:table-cell office:value-type="string">
            <text:p>Paula this doesn't read right was gonna say it must be an sti fella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offer</text:p>
          </table:table-cell>
          <table:table-cell office:value-type="string">
            <text:p>training</text:p>
          </table:table-cell>
          <table:table-cell office:value-type="string">
            <text:p>Right</text:p>
          </table:table-cell>
          <table:table-cell office:value-type="string">
            <text:p>We offer training , support and techniques that are easy to integrate into your day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support</text:p>
          </table:table-cell>
          <table:table-cell office:value-type="string">
            <text:p>and techniques</text:p>
          </table:table-cell>
          <table:table-cell office:value-type="string">
            <text:p>Wrong</text:p>
          </table:table-cell>
          <table:table-cell office:value-type="string">
            <text:p>We offer training , support and techniques that are easy to integrate into your day .</text:p>
          </table:table-cell>
        </table:table-row>
        <table:table-row table:style-name="ro1">
          <table:table-cell table:number-columns-repeated="5"/>
          <table:table-cell office:value-type="string">
            <text:p>support and techniques</text:p>
          </table:table-cell>
          <table:table-cell office:value-type="string">
            <text:p>be easy to integrate into</text:p>
          </table:table-cell>
          <table:table-cell office:value-type="string">
            <text:p>your day</text:p>
          </table:table-cell>
          <table:table-cell office:value-type="string">
            <text:p>Right</text:p>
          </table:table-cell>
          <table:table-cell office:value-type="string">
            <text:p>We offer training , support and techniques that are easy to integrate into your day .</text:p>
          </table:table-cell>
        </table:table-row>
        <table:table-row table:style-name="ro1">
          <table:table-cell table:number-columns-repeated="5"/>
          <table:table-cell office:value-type="string">
            <text:p>this guy</text:p>
          </table:table-cell>
          <table:table-cell office:value-type="string">
            <text:p>be</text:p>
          </table:table-cell>
          <table:table-cell office:value-type="string">
            <text:p>a dickhead</text:p>
          </table:table-cell>
          <table:table-cell office:value-type="string">
            <text:p>Right</text:p>
          </table:table-cell>
          <table:table-cell office:value-type="string">
            <text:p>This guy is a dickhea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wear</text:p>
          </table:table-cell>
          <table:table-cell office:value-type="string">
            <text:p>i'm</text:p>
          </table:table-cell>
          <table:table-cell office:value-type="string">
            <text:p>Right</text:p>
          </table:table-cell>
          <table:table-cell office:value-type="string">
            <text:p>I swear I'm MergedWords permanently tire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post photo to</text:p>
          </table:table-cell>
          <table:table-cell office:value-type="string">
            <text:p>facebook /tco\/kczjobmknd</text:p>
          </table:table-cell>
          <table:table-cell office:value-type="string">
            <text:p>Right</text:p>
          </table:table-cell>
          <table:table-cell office:value-type="string">
            <text:p>I posted a new photo to Facebook /tco\/kCzJOBMKnd .</text:p>
          </table:table-cell>
        </table:table-row>
        <table:table-row table:style-name="ro1">
          <table:table-cell table:number-columns-repeated="5"/>
          <table:table-cell office:value-type="string">
            <text:p>love</text:p>
          </table:table-cell>
          <table:table-cell office:value-type="string">
            <text:p>b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s this love , or is it just another gam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speechless about</text:p>
          </table:table-cell>
          <table:table-cell office:value-type="string">
            <text:p>this concert</text:p>
          </table:table-cell>
          <table:table-cell office:value-type="string">
            <text:p>Right</text:p>
          </table:table-cell>
          <table:table-cell office:value-type="string">
            <text:p>I am still speechless about this concer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</text:p>
          </table:table-cell>
          <table:table-cell office:value-type="string">
            <text:p>cookies</text:p>
          </table:table-cell>
          <table:table-cell office:value-type="string">
            <text:p>Right</text:p>
          </table:table-cell>
          <table:table-cell office:value-type="string">
            <text:p>I want cookie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at</text:p>
          </table:table-cell>
          <table:table-cell office:value-type="string">
            <text:p>my breaking point</text:p>
          </table:table-cell>
          <table:table-cell office:value-type="string">
            <text:p>Right</text:p>
          </table:table-cell>
          <table:table-cell office:value-type="string">
            <text:p>I am at my breaking poin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ee</text:p>
          </table:table-cell>
          <table:table-cell office:value-type="string">
            <text:p>u</text:p>
          </table:table-cell>
          <table:table-cell office:value-type="string">
            <text:p>Right</text:p>
          </table:table-cell>
          <table:table-cell office:value-type="string">
            <text:p>Shit i see u can n never will b happy around here .</text:p>
          </table:table-cell>
        </table:table-row>
        <table:table-row table:style-name="ro1">
          <table:table-cell table:number-columns-repeated="5"/>
          <table:table-cell office:value-type="string">
            <text:p>reality</text:p>
          </table:table-cell>
          <table:table-cell office:value-type="string">
            <text:p>check</text:p>
          </table:table-cell>
          <table:table-cell office:value-type="string">
            <text:p>no mo fairytales</text:p>
          </table:table-cell>
          <table:table-cell office:value-type="string">
            <text:p>Wrong</text:p>
          </table:table-cell>
          <table:table-cell office:value-type="string">
            <text:p>Reality check no mo fairytale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 to do</text:p>
          </table:table-cell>
          <table:table-cell office:value-type="string">
            <text:p>a video log of like</text:p>
          </table:table-cell>
          <table:table-cell office:value-type="string">
            <text:p>Wrong</text:p>
          </table:table-cell>
          <table:table-cell office:value-type="string">
            <text:p>I really want to do a video log of like , my life , because its MergedWords basically just me yelling at my mom and I think it would be v funn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I really want to do a video log of like , my life , because its MergedWords basically just me yelling at my mom and I think it would be v funny .</text:p>
          </table:table-cell>
        </table:table-row>
        <table:table-row table:style-name="ro1">
          <table:table-cell table:number-columns-repeated="5"/>
          <table:table-cell office:value-type="string">
            <text:p>i\u2019m</text:p>
          </table:table-cell>
          <table:table-cell office:value-type="string">
            <text:p>such</text:p>
          </table:table-cell>
          <table:table-cell office:value-type="string">
            <text:p>a bother\u2026</text:p>
          </table:table-cell>
          <table:table-cell office:value-type="string">
            <text:p>Wrong</text:p>
          </table:table-cell>
          <table:table-cell office:value-type="string">
            <text:p>I\u2019m sorry , I\u2019m such a bother\u2026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ake</text:p>
          </table:table-cell>
          <table:table-cell office:value-type="string">
            <text:p>a new achievement</text:p>
          </table:table-cell>
          <table:table-cell office:value-type="string">
            <text:p>Right</text:p>
          </table:table-cell>
          <table:table-cell office:value-type="string">
            <text:p>I made a new achievement : `Prefect` .</text:p>
          </table:table-cell>
        </table:table-row>
        <table:table-row table:style-name="ro1">
          <table:table-cell table:number-columns-repeated="5"/>
          <table:table-cell office:value-type="string">
            <text:p>kendrick</text:p>
          </table:table-cell>
          <table:table-cell office:value-type="string">
            <text:p>ain't</text:p>
          </table:table-cell>
          <table:table-cell office:value-type="string">
            <text:p>the best</text:p>
          </table:table-cell>
          <table:table-cell office:value-type="string">
            <text:p>Right</text:p>
          </table:table-cell>
          <table:table-cell office:value-type="string">
            <text:p>If kendrick ain't the best on the west nip is .</text:p>
          </table:table-cell>
        </table:table-row>
        <table:table-row table:style-name="ro1">
          <table:table-cell table:number-columns-repeated="5"/>
          <table:table-cell office:value-type="string">
            <text:p>the end of the work night</text:p>
          </table:table-cell>
          <table:table-cell office:value-type="string">
            <text:p>pop</text:p>
          </table:table-cell>
          <table:table-cell office:value-type="string">
            <text:p>my knee</text:p>
          </table:table-cell>
          <table:table-cell office:value-type="string">
            <text:p>Wrong</text:p>
          </table:table-cell>
          <table:table-cell office:value-type="string">
            <text:p>Bout the end of the work night popped my knee out of place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dont feel</text:p>
          </table:table-cell>
          <table:table-cell office:value-type="string">
            <text:p>u</text:p>
          </table:table-cell>
          <table:table-cell office:value-type="string">
            <text:p>Right</text:p>
          </table:table-cell>
          <table:table-cell office:value-type="string">
            <text:p>Naw we dont feel u .</text:p>
          </table:table-cell>
        </table:table-row>
        <table:table-row table:style-name="ro1">
          <table:table-cell table:number-columns-repeated="5"/>
          <table:table-cell office:value-type="string">
            <text:p># # btc</text:p>
          </table:table-cell>
          <table:table-cell office:value-type="string">
            <text:p>buy</text:p>
          </table:table-cell>
          <table:table-cell office:value-type="string">
            <text:p>: #</text:p>
          </table:table-cell>
          <table:table-cell office:value-type="string">
            <text:p>Wrong</text:p>
          </table:table-cell>
          <table:table-cell office:value-type="string">
            <text:p>21-05 02:45 BTC : Buy : $121 .</text:p>
          </table:table-cell>
        </table:table-row>
        <table:table-row table:style-name="ro1">
          <table:table-cell table:number-columns-repeated="5"/>
          <table:table-cell office:value-type="string">
            <text:p>that's</text:p>
          </table:table-cell>
          <table:table-cell office:value-type="string">
            <text:p>mergedword</text:p>
          </table:table-cell>
          <table:table-cell office:value-type="string">
            <text:p># of the netflix series</text:p>
          </table:table-cell>
          <table:table-cell office:value-type="string">
            <text:p>Right</text:p>
          </table:table-cell>
          <table:table-cell office:value-type="string">
            <text:p>That's MergedWords one of the netflix series , isn't it ?.</text:p>
          </table:table-cell>
        </table:table-row>
        <table:table-row table:style-name="ro1">
          <table:table-cell table:number-columns-repeated="5"/>
          <table:table-cell office:value-type="string">
            <text:p>that's</text:p>
          </table:table-cell>
          <table:table-cell office:value-type="string">
            <text:p>isn't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That's MergedWords one of the netflix series , isn't it ?.</text:p>
          </table:table-cell>
        </table:table-row>
        <table:table-row table:style-name="ro1">
          <table:table-cell table:number-columns-repeated="5"/>
          <table:table-cell office:value-type="string">
            <text:p>the only dms</text:p>
          </table:table-cell>
          <table:table-cell office:value-type="string">
            <text:p>send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The only dms sent at 3am are either booty calls or pure thirst .</text:p>
          </table:table-cell>
        </table:table-row>
        <table:table-row table:style-name="ro1">
          <table:table-cell table:number-columns-repeated="5"/>
          <table:table-cell office:value-type="string">
            <text:p>#</text:p>
          </table:table-cell>
          <table:table-cell office:value-type="string">
            <text:p>be</text:p>
          </table:table-cell>
          <table:table-cell office:value-type="string">
            <text:p>either booty</text:p>
          </table:table-cell>
          <table:table-cell office:value-type="string">
            <text:p>Wrong</text:p>
          </table:table-cell>
          <table:table-cell office:value-type="string">
            <text:p>The only dms sent at 3am are either booty calls or pure thirs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wear</text:p>
          </table:table-cell>
          <table:table-cell office:value-type="string">
            <text:p>tattoos</text:p>
          </table:table-cell>
          <table:table-cell office:value-type="string">
            <text:p>Wrong</text:p>
          </table:table-cell>
          <table:table-cell office:value-type="string">
            <text:p>I swear tattoos make me so happy .</text:p>
          </table:table-cell>
        </table:table-row>
        <table:table-row table:style-name="ro1">
          <table:table-cell table:number-columns-repeated="5"/>
          <table:table-cell office:value-type="string">
            <text:p>tattoos</text:p>
          </table:table-cell>
          <table:table-cell office:value-type="string">
            <text:p>make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I swear tattoos make me so happ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e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 gets it by any means necessary $$$$ .</text:p>
          </table:table-cell>
        </table:table-row>
        <table:table-row table:style-name="ro1">
          <table:table-cell table:number-columns-repeated="5"/>
          <table:table-cell office:value-type="string">
            <text:p>any</text:p>
          </table:table-cell>
          <table:table-cell office:value-type="string">
            <text:p>mean</text:p>
          </table:table-cell>
          <table:table-cell office:value-type="string">
            <text:p>necessary $$$$</text:p>
          </table:table-cell>
          <table:table-cell office:value-type="string">
            <text:p>Wrong</text:p>
          </table:table-cell>
          <table:table-cell office:value-type="string">
            <text:p>I gets it by any means necessary $$$$ .</text:p>
          </table:table-cell>
        </table:table-row>
        <table:table-row table:style-name="ro1">
          <table:table-cell table:number-columns-repeated="5"/>
          <table:table-cell office:value-type="string">
            <text:p>he's</text:p>
          </table:table-cell>
          <table:table-cell office:value-type="string">
            <text:p>mergedword</text:p>
          </table:table-cell>
          <table:table-cell office:value-type="string">
            <text:p>my brother</text:p>
          </table:table-cell>
          <table:table-cell office:value-type="string">
            <text:p>Right</text:p>
          </table:table-cell>
          <table:table-cell office:value-type="string">
            <text:p>Emre's MergedWords great , he's MergedWords my brother reall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hoose</text:p>
          </table:table-cell>
          <table:table-cell office:value-type="string">
            <text:p>the best</text:p>
          </table:table-cell>
          <table:table-cell office:value-type="string">
            <text:p>Right</text:p>
          </table:table-cell>
          <table:table-cell office:value-type="string">
            <text:p>I chose the best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this</text:p>
          </table:table-cell>
          <table:table-cell office:value-type="string">
            <text:p>Right</text:p>
          </table:table-cell>
          <table:table-cell office:value-type="string">
            <text:p>hehehe you know this is happening gaz got to happen sooner than later Lenny wants to party #titleparty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happen</text:p>
          </table:table-cell>
          <table:table-cell office:value-type="string">
            <text:p>gaz</text:p>
          </table:table-cell>
          <table:table-cell office:value-type="string">
            <text:p>Wrong</text:p>
          </table:table-cell>
          <table:table-cell office:value-type="string">
            <text:p>hehehe you know this is happening gaz got to happen sooner than later Lenny wants to party #titleparty .</text:p>
          </table:table-cell>
        </table:table-row>
        <table:table-row table:style-name="ro1">
          <table:table-cell table:number-columns-repeated="5"/>
          <table:table-cell office:value-type="string">
            <text:p>later lenny</text:p>
          </table:table-cell>
          <table:table-cell office:value-type="string">
            <text:p>want to</text:p>
          </table:table-cell>
          <table:table-cell office:value-type="string">
            <text:p>party #titleparty</text:p>
          </table:table-cell>
          <table:table-cell office:value-type="string">
            <text:p>Right</text:p>
          </table:table-cell>
          <table:table-cell office:value-type="string">
            <text:p>hehehe you know this is happening gaz got to happen sooner than later Lenny wants to party #titleparty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take</text:p>
          </table:table-cell>
          <table:table-cell office:value-type="string">
            <text:p>him</text:p>
          </table:table-cell>
          <table:table-cell office:value-type="string">
            <text:p>Right</text:p>
          </table:table-cell>
          <table:table-cell office:value-type="string">
            <text:p>bruh we took him in the wolf pack .</text:p>
          </table:table-cell>
        </table:table-row>
        <table:table-row table:style-name="ro1">
          <table:table-cell table:number-columns-repeated="5"/>
          <table:table-cell office:value-type="string">
            <text:p>aha</text:p>
          </table:table-cell>
          <table:table-cell office:value-type="string">
            <text:p>shin</text:p>
          </table:table-cell>
          <table:table-cell office:value-type="string">
            <text:p>titanium lol</text:p>
          </table:table-cell>
          <table:table-cell office:value-type="string">
            <text:p>Wrong</text:p>
          </table:table-cell>
          <table:table-cell office:value-type="string">
            <text:p>aha shinning titanium lol .</text:p>
          </table:table-cell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 office:value-type="string">
            <text:p>get</text:p>
          </table:table-cell>
          <table:table-cell office:value-type="string">
            <text:p>them digits</text:p>
          </table:table-cell>
          <table:table-cell office:value-type="string">
            <text:p>Right</text:p>
          </table:table-cell>
          <table:table-cell office:value-type="string">
            <text:p>well let me get them digits and you won't suck so bad ?.</text:p>
          </table:table-cell>
        </table:table-row>
        <table:table-row table:style-name="ro1">
          <table:table-cell table:number-columns-repeated="5"/>
          <table:table-cell office:value-type="string">
            <text:p>her</text:p>
          </table:table-cell>
          <table:table-cell office:value-type="string">
            <text:p>kill</text:p>
          </table:table-cell>
          <table:table-cell office:value-type="string">
            <text:p>herself</text:p>
          </table:table-cell>
          <table:table-cell office:value-type="string">
            <text:p>Right</text:p>
          </table:table-cell>
          <table:table-cell office:value-type="string">
            <text:p>you shouldve let her kill herself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are</text:p>
          </table:table-cell>
          <table:table-cell office:value-type="string">
            <text:p>anyone</text:p>
          </table:table-cell>
          <table:table-cell office:value-type="string">
            <text:p>Wrong</text:p>
          </table:table-cell>
          <table:table-cell office:value-type="string">
            <text:p>I dare anyone to dive one night for the Navy's MergedWords marine mammals , then we can talk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Fine I wanted one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be</text:p>
          </table:table-cell>
          <table:table-cell office:value-type="string">
            <text:p>claudia hurhurrrrr</text:p>
          </table:table-cell>
          <table:table-cell office:value-type="string">
            <text:p>Right</text:p>
          </table:table-cell>
          <table:table-cell office:value-type="string">
            <text:p>BTW this is Claudia hurhurRRRR .</text:p>
          </table:table-cell>
        </table:table-row>
        <table:table-row table:style-name="ro1">
          <table:table-cell table:number-columns-repeated="5"/>
          <table:table-cell office:value-type="string">
            <text:p>the biggest dream</text:p>
          </table:table-cell>
          <table:table-cell office:value-type="string">
            <text:p>be to se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the biggest dream is to see you /you come to Turkey , but I couldn't go to a concert love you justin talk to me please43 .</text:p>
          </table:table-cell>
        </table:table-row>
        <table:table-row table:style-name="ro1">
          <table:table-cell table:number-columns-repeated="5"/>
          <table:table-cell office:value-type="string">
            <text:p>/you</text:p>
          </table:table-cell>
          <table:table-cell office:value-type="string">
            <text:p>come to</text:p>
          </table:table-cell>
          <table:table-cell office:value-type="string">
            <text:p>turkey</text:p>
          </table:table-cell>
          <table:table-cell office:value-type="string">
            <text:p>Right</text:p>
          </table:table-cell>
          <table:table-cell office:value-type="string">
            <text:p>the biggest dream is to see you /you come to Turkey , but I couldn't go to a concert love you justin talk to me please43 .</text:p>
          </table:table-cell>
        </table:table-row>
        <table:table-row table:style-name="ro1">
          <table:table-cell table:number-columns-repeated="5"/>
          <table:table-cell office:value-type="string">
            <text:p>a concert</text:p>
          </table:table-cell>
          <table:table-cell office:value-type="string">
            <text:p>love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the biggest dream is to see you /you come to Turkey , but I couldn't go to a concert love you justin talk to me please43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talk to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the biggest dream is to see you /you come to Turkey , but I couldn't go to a concert love you justin talk to me please43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n't have</text:p>
          </table:table-cell>
          <table:table-cell office:value-type="string">
            <text:p>time</text:p>
          </table:table-cell>
          <table:table-cell office:value-type="string">
            <text:p>Right</text:p>
          </table:table-cell>
          <table:table-cell office:value-type="string">
            <text:p>Sorry baby , I don't have time for you today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that</text:p>
          </table:table-cell>
          <table:table-cell office:value-type="string">
            <text:p>Wrong</text:p>
          </table:table-cell>
          <table:table-cell office:value-type="string">
            <text:p>Then the problem you have is that the parents are too busy to bring their children to a library .</text:p>
          </table:table-cell>
        </table:table-row>
        <table:table-row table:style-name="ro1">
          <table:table-cell table:number-columns-repeated="5"/>
          <table:table-cell office:value-type="string">
            <text:p>the parents</text:p>
          </table:table-cell>
          <table:table-cell office:value-type="string">
            <text:p>be to bring child to</text:p>
          </table:table-cell>
          <table:table-cell office:value-type="string">
            <text:p>a library</text:p>
          </table:table-cell>
          <table:table-cell office:value-type="string">
            <text:p>Wrong</text:p>
          </table:table-cell>
          <table:table-cell office:value-type="string">
            <text:p>Then the problem you have is that the parents are too busy to bring their children to a library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have</text:p>
          </table:table-cell>
          <table:table-cell office:value-type="string">
            <text:p>someone</text:p>
          </table:table-cell>
          <table:table-cell office:value-type="string">
            <text:p>Wrong</text:p>
          </table:table-cell>
          <table:table-cell office:value-type="string">
            <text:p>It will be nice having someone telling its MergedWords alright 2 b not ok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 LOVE YOU 193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\u201c I think I might need glasses\u201d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</text:p>
          </table:table-cell>
          <table:table-cell office:value-type="string">
            <text:p>glasses\u201d</text:p>
          </table:table-cell>
          <table:table-cell office:value-type="string">
            <text:p>Right</text:p>
          </table:table-cell>
          <table:table-cell office:value-type="string">
            <text:p>\u201c I think I might need glasses\u201d .</text:p>
          </table:table-cell>
        </table:table-row>
        <table:table-row table:style-name="ro1">
          <table:table-cell table:number-columns-repeated="5"/>
          <table:table-cell office:value-type="string">
            <text:p>my name</text:p>
          </table:table-cell>
          <table:table-cell office:value-type="string">
            <text:p>be</text:p>
          </table:table-cell>
          <table:table-cell office:value-type="string">
            <text:p>oppai</text:p>
          </table:table-cell>
          <table:table-cell office:value-type="string">
            <text:p>Right</text:p>
          </table:table-cell>
          <table:table-cell office:value-type="string">
            <text:p>my name is oppai .</text:p>
          </table:table-cell>
        </table:table-row>
        <table:table-row table:style-name="ro1">
          <table:table-cell table:number-columns-repeated="5"/>
          <table:table-cell office:value-type="string">
            <text:p>all those</text:p>
          </table:table-cell>
          <table:table-cell office:value-type="string">
            <text:p>affect by</text:p>
          </table:table-cell>
          <table:table-cell office:value-type="string">
            <text:p>the tornado</text:p>
          </table:table-cell>
          <table:table-cell office:value-type="string">
            <text:p>Right</text:p>
          </table:table-cell>
          <table:table-cell office:value-type="string">
            <text:p>Take a few minutes to pray for all those who were affected by the tornado in Oklahoma , most of all those who lost children .</text:p>
          </table:table-cell>
        </table:table-row>
        <table:table-row table:style-name="ro1">
          <table:table-cell table:number-columns-repeated="5"/>
          <table:table-cell office:value-type="string">
            <text:p>all those</text:p>
          </table:table-cell>
          <table:table-cell office:value-type="string">
            <text:p>lose</text:p>
          </table:table-cell>
          <table:table-cell office:value-type="string">
            <text:p>children</text:p>
          </table:table-cell>
          <table:table-cell office:value-type="string">
            <text:p>Right</text:p>
          </table:table-cell>
          <table:table-cell office:value-type="string">
            <text:p>Take a few minutes to pray for all those who were affected by the tornado in Oklahoma , most of all those who lost childre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</text:p>
          </table:table-cell>
          <table:table-cell office:value-type="string">
            <text:p># corn dogs</text:p>
          </table:table-cell>
          <table:table-cell office:value-type="string">
            <text:p>Right</text:p>
          </table:table-cell>
          <table:table-cell office:value-type="string">
            <text:p>I want two corn dogs now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et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<text:s/>if i let you know i'm MergedWords here for you maybe you'll MergedWords love yourself like i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know</text:p>
          </table:table-cell>
          <table:table-cell office:value-type="string">
            <text:p>i'm</text:p>
          </table:table-cell>
          <table:table-cell office:value-type="string">
            <text:p>Right</text:p>
          </table:table-cell>
          <table:table-cell office:value-type="string">
            <text:p><text:s/>if i let you know i'm MergedWords here for you maybe you'll MergedWords love yourself like i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fuck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: If you fucked me over before , don't think I forgot .</text:p>
          </table:table-cell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 office:value-type="string">
            <text:p>don't think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: If you fucked me over before , don't think I forgot .</text:p>
          </table:table-cell>
        </table:table-row>
        <table:table-row table:style-name="ro1">
          <table:table-cell table:number-columns-repeated="5"/>
          <table:table-cell office:value-type="string">
            <text:p>somebody</text:p>
          </table:table-cell>
          <table:table-cell office:value-type="string">
            <text:p>keep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Somebody keep me company .</text:p>
          </table:table-cell>
        </table:table-row>
        <table:table-row table:style-name="ro1">
          <table:table-cell table:number-columns-repeated="5"/>
          <table:table-cell office:value-type="string">
            <text:p>m-essed-up</text:p>
          </table:table-cell>
          <table:table-cell office:value-type="string">
            <text:p>click for</text:p>
          </table:table-cell>
          <table:table-cell office:value-type="string">
            <text:p>the most hilarious , relatable gifs</text:p>
          </table:table-cell>
          <table:table-cell office:value-type="string">
            <text:p>Wrong</text:p>
          </table:table-cell>
          <table:table-cell office:value-type="string">
            <text:p>Photo : m-essed-up : Click for the most hilarious , relatable gifs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need someone to talk to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If you ever need someone to talk to I am here .</text:p>
          </table:table-cell>
        </table:table-row>
        <table:table-row table:style-name="ro1">
          <table:table-cell table:number-columns-repeated="5"/>
          <table:table-cell office:value-type="string">
            <text:p>alot of people</text:p>
          </table:table-cell>
          <table:table-cell office:value-type="string">
            <text:p>go to</text:p>
          </table:table-cell>
          <table:table-cell office:value-type="string">
            <text:p>cornwall</text:p>
          </table:table-cell>
          <table:table-cell office:value-type="string">
            <text:p>Right</text:p>
          </table:table-cell>
          <table:table-cell office:value-type="string">
            <text:p>alot of people go to cornwall for a holiday haha .</text:p>
          </table:table-cell>
        </table:table-row>
        <table:table-row table:style-name="ro1">
          <table:table-cell table:number-columns-repeated="5"/>
          <table:table-cell office:value-type="string">
            <text:p>i'm</text:p>
          </table:table-cell>
          <table:table-cell office:value-type="string">
            <text:p>mergedword</text:p>
          </table:table-cell>
          <table:table-cell office:value-type="string">
            <text:p>her pimp</text:p>
          </table:table-cell>
          <table:table-cell office:value-type="string">
            <text:p>Right</text:p>
          </table:table-cell>
          <table:table-cell office:value-type="string">
            <text:p>I'm MergedWords her pimp .</text:p>
          </table:table-cell>
        </table:table-row>
        <table:table-row table:style-name="ro1">
          <table:table-cell table:number-columns-repeated="5"/>
          <table:table-cell office:value-type="string">
            <text:p>ccp cadres</text:p>
          </table:table-cell>
          <table:table-cell office:value-type="string">
            <text:p>seem to take</text:p>
          </table:table-cell>
          <table:table-cell office:value-type="string">
            <text:p>page</text:p>
          </table:table-cell>
          <table:table-cell office:value-type="string">
            <text:p>Right</text:p>
          </table:table-cell>
          <table:table-cell office:value-type="string">
            <text:p>CCP cadres seem to take page from playbook of imperial rulers , punishing whole family /t .</text:p>
          </table:table-cell>
        </table:table-row>
        <table:table-row table:style-name="ro1">
          <table:table-cell table:number-columns-repeated="5"/>
          <table:table-cell office:value-type="string">
            <text:p>the world</text:p>
          </table:table-cell>
          <table:table-cell office:value-type="string">
            <text:p>walk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The nicest guy in the world walk me from ballgame to home .</text:p>
          </table:table-cell>
        </table:table-row>
        <table:table-row table:style-name="ro1">
          <table:table-cell table:number-columns-repeated="5"/>
          <table:table-cell office:value-type="string">
            <text:p>i'm</text:p>
          </table:table-cell>
          <table:table-cell office:value-type="string">
            <text:p>mergedword</text:p>
          </table:table-cell>
          <table:table-cell office:value-type="string">
            <text:p>home</text:p>
          </table:table-cell>
          <table:table-cell office:value-type="string">
            <text:p>Right</text:p>
          </table:table-cell>
          <table:table-cell office:value-type="string">
            <text:p>I'm MergedWords home alone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be for</text:p>
          </table:table-cell>
          <table:table-cell office:value-type="string">
            <text:p>my freakz</text:p>
          </table:table-cell>
          <table:table-cell office:value-type="string">
            <text:p>Right</text:p>
          </table:table-cell>
          <table:table-cell office:value-type="string">
            <text:p>THIS IS FOR MY FREAKZ BY #MTMINC \nhttp /tco\/8QuxXfsUS2 .</text:p>
          </table:table-cell>
        </table:table-row>
        <table:table-row table:style-name="ro1">
          <table:table-cell table:number-columns-repeated="5"/>
          <table:table-cell office:value-type="string">
            <text:p>\u201c there's</text:p>
          </table:table-cell>
          <table:table-cell office:value-type="string">
            <text:p>mergedword</text:p>
          </table:table-cell>
          <table:table-cell office:value-type="string">
            <text:p>a very good chance i'm</text:p>
          </table:table-cell>
          <table:table-cell office:value-type="string">
            <text:p>Right</text:p>
          </table:table-cell>
          <table:table-cell office:value-type="string">
            <text:p>\u201c There's MergedWords a very good chance I'm MergedWords going to break down in the exam hall this morning \u201d * hannah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show</text:p>
          </table:table-cell>
          <table:table-cell office:value-type="string">
            <text:p>me</text:p>
          </table:table-cell>
          <table:table-cell office:value-type="string">
            <text:p>Wrong</text:p>
          </table:table-cell>
          <table:table-cell office:value-type="string">
            <text:p>Ass Phat Too I Remember When She Showed Me Alllat .</text:p>
          </table:table-cell>
        </table:table-row>
        <table:table-row table:style-name="ro1">
          <table:table-cell table:number-columns-repeated="5"/>
          <table:table-cell office:value-type="string">
            <text:p>connor</text:p>
          </table:table-cell>
          <table:table-cell office:value-type="string">
            <text:p>know</text:p>
          </table:table-cell>
          <table:table-cell office:value-type="string">
            <text:p>what's</text:p>
          </table:table-cell>
          <table:table-cell office:value-type="string">
            <text:p>Right</text:p>
          </table:table-cell>
          <table:table-cell office:value-type="string">
            <text:p>Connor knows what's MergedWords up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look</text:p>
          </table:table-cell>
          <table:table-cell office:value-type="string">
            <text:p>nice today\ncamera</text:p>
          </table:table-cell>
          <table:table-cell office:value-type="string">
            <text:p>Right</text:p>
          </table:table-cell>
          <table:table-cell office:value-type="string">
            <text:p>mirror : you look really nice today\ncamera : lol , not anymore .</text:p>
          </table:table-cell>
        </table:table-row>
        <table:table-row table:style-name="ro1">
          <table:table-cell table:number-columns-repeated="5"/>
          <table:table-cell office:value-type="string">
            <text:p>cool , tight , etc</text:p>
          </table:table-cell>
          <table:table-cell office:value-type="string">
            <text:p>make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Cool , tight , etc make you some ad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uck</text:p>
          </table:table-cell>
          <table:table-cell office:value-type="string">
            <text:p>a fat bitch raw</text:p>
          </table:table-cell>
          <table:table-cell office:value-type="string">
            <text:p>Right</text:p>
          </table:table-cell>
          <table:table-cell office:value-type="string">
            <text:p>I gave up drinking for 6 months because I fucked a fat bitch raw and didn't talk to her after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be</text:p>
          </table:table-cell>
          <table:table-cell office:value-type="string">
            <text:p>a cool looking bike #</text:p>
          </table:table-cell>
          <table:table-cell office:value-type="string">
            <text:p>Right</text:p>
          </table:table-cell>
          <table:table-cell office:value-type="string">
            <text:p>This is a cool looking bike /tco\/akBhPEn9Wh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ay</text:p>
          </table:table-cell>
          <table:table-cell office:value-type="string">
            <text:p>yo niggas</text:p>
          </table:table-cell>
          <table:table-cell office:value-type="string">
            <text:p>Wrong</text:p>
          </table:table-cell>
          <table:table-cell office:value-type="string">
            <text:p>Like I said yo niggas can't handle me .</text:p>
          </table:table-cell>
        </table:table-row>
        <table:table-row table:style-name="ro1">
          <table:table-cell table:number-columns-repeated="5"/>
          <table:table-cell office:value-type="string">
            <text:p>intercell</text:p>
          </table:table-cell>
          <table:table-cell office:value-type="string">
            <text:p>announce</text:p>
          </table:table-cell>
          <table:table-cell office:value-type="string">
            <text:p>pediatric approval of its</text:p>
          </table:table-cell>
          <table:table-cell office:value-type="string">
            <text:p>Right</text:p>
          </table:table-cell>
          <table:table-cell office:value-type="string">
            <text:p>Intercell Announces Pediatric Approval of its MergedWords Japanese Encephalitis Vaccine in the US .</text:p>
          </table:table-cell>
        </table:table-row>
        <table:table-row table:style-name="ro1">
          <table:table-cell table:number-columns-repeated="5"/>
          <table:table-cell office:value-type="string">
            <text:p>pediatric approval of its</text:p>
          </table:table-cell>
          <table:table-cell office:value-type="string">
            <text:p>mergedword</text:p>
          </table:table-cell>
          <table:table-cell office:value-type="string">
            <text:p>japanese encephalitis vaccine</text:p>
          </table:table-cell>
          <table:table-cell office:value-type="string">
            <text:p>Wrong</text:p>
          </table:table-cell>
          <table:table-cell office:value-type="string">
            <text:p>Intercell Announces Pediatric Approval of its MergedWords Japanese Encephalitis Vaccine in the US .</text:p>
          </table:table-cell>
        </table:table-row>
        <table:table-row table:style-name="ro1">
          <table:table-cell table:number-columns-repeated="5"/>
          <table:table-cell office:value-type="string">
            <text:p>divorce</text:p>
          </table:table-cell>
          <table:table-cell office:value-type="string">
            <text:p>dissolve</text:p>
          </table:table-cell>
          <table:table-cell office:value-type="string">
            <text:p>your cp</text:p>
          </table:table-cell>
          <table:table-cell office:value-type="string">
            <text:p>Wrong</text:p>
          </table:table-cell>
          <table:table-cell office:value-type="string">
            <text:p>Yes , but you * have * to divorce , or dissolve your CP before change is accepted , then enter into new contract .</text:p>
          </table:table-cell>
        </table:table-row>
        <table:table-row table:style-name="ro1">
          <table:table-cell table:number-columns-repeated="5"/>
          <table:table-cell office:value-type="string">
            <text:p>change</text:p>
          </table:table-cell>
          <table:table-cell office:value-type="string">
            <text:p>enter into</text:p>
          </table:table-cell>
          <table:table-cell office:value-type="string">
            <text:p>new contract</text:p>
          </table:table-cell>
          <table:table-cell office:value-type="string">
            <text:p>Wrong</text:p>
          </table:table-cell>
          <table:table-cell office:value-type="string">
            <text:p>Yes , but you * have * to divorce , or dissolve your CP before change is accepted , then enter into new contrac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ollow lot of</text:p>
          </table:table-cell>
          <table:table-cell office:value-type="string">
            <text:p>freak nasties</text:p>
          </table:table-cell>
          <table:table-cell office:value-type="string">
            <text:p>Right</text:p>
          </table:table-cell>
          <table:table-cell office:value-type="string">
            <text:p>I follow a lot of freak nasties &gt;&gt;&gt;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fit like</text:p>
          </table:table-cell>
          <table:table-cell office:value-type="string">
            <text:p># pieces of a broken heart</text:p>
          </table:table-cell>
          <table:table-cell office:value-type="string">
            <text:p>Right</text:p>
          </table:table-cell>
          <table:table-cell office:value-type="string">
            <text:p>We fit together like two pieces of a broken hear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n't think</text:p>
          </table:table-cell>
          <table:table-cell office:value-type="string">
            <text:p>they'll</text:p>
          </table:table-cell>
          <table:table-cell office:value-type="string">
            <text:p>Right</text:p>
          </table:table-cell>
          <table:table-cell office:value-type="string">
            <text:p>Yes indeedy , they have quite a lot in at the mo , but at those prices I don't think they'll MergedWords be there for long .</text:p>
          </table:table-cell>
        </table:table-row>
        <table:table-row table:style-name="ro1">
          <table:table-cell table:number-columns-repeated="5"/>
          <table:table-cell office:value-type="string">
            <text:p>google</text:p>
          </table:table-cell>
          <table:table-cell office:value-type="string">
            <text:p>hangout</text:p>
          </table:table-cell>
          <table:table-cell office:value-type="string">
            <text:p>today</text:p>
          </table:table-cell>
          <table:table-cell office:value-type="string">
            <text:p>Right</text:p>
          </table:table-cell>
          <table:table-cell office:value-type="string">
            <text:p>Google Hangout today at 5:30 pm .</text:p>
          </table:table-cell>
        </table:table-row>
        <table:table-row table:style-name="ro1">
          <table:table-cell table:number-columns-repeated="5"/>
          <table:table-cell office:value-type="string">
            <text:p>sanjay bangar</text:p>
          </table:table-cell>
          <table:table-cell office:value-type="string">
            <text:p>discuss</text:p>
          </table:table-cell>
          <table:table-cell office:value-type="string">
            <text:p>spot-fixing scandal</text:p>
          </table:table-cell>
          <table:table-cell office:value-type="string">
            <text:p>Right</text:p>
          </table:table-cell>
          <table:table-cell office:value-type="string">
            <text:p>Ayaz Memon , Pradeep Magazine , Sanjay Bangar discuss spot-fixing scandal .</text:p>
          </table:table-cell>
        </table:table-row>
        <table:table-row table:style-name="ro1">
          <table:table-cell table:number-columns-repeated="5"/>
          <table:table-cell office:value-type="string">
            <text:p>place lorraine</text:p>
          </table:table-cell>
          <table:table-cell office:value-type="string">
            <text:p>anger</text:p>
          </table:table-cell>
          <table:table-cell office:value-type="string">
            <text:p>) #</text:p>
          </table:table-cell>
          <table:table-cell office:value-type="string">
            <text:p>Wrong</text:p>
          </table:table-cell>
          <table:table-cell office:value-type="string">
            <text:p>I'm MergedWords at Place Lorraine ( Angers ) /tco\/wuyWMI04WO .</text:p>
          </table:table-cell>
        </table:table-row>
        <table:table-row table:style-name="ro1">
          <table:table-cell table:number-columns-repeated="5"/>
          <table:table-cell office:value-type="string">
            <text:p>us</text:p>
          </table:table-cell>
          <table:table-cell office:value-type="string">
            <text:p>change</text:p>
          </table:table-cell>
          <table:table-cell office:value-type="string">
            <text:p>our minds</text:p>
          </table:table-cell>
          <table:table-cell office:value-type="string">
            <text:p>Wrong</text:p>
          </table:table-cell>
          <table:table-cell office:value-type="string">
            <text:p>It doesn't make us change our minds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come to</text:p>
          </table:table-cell>
          <table:table-cell office:value-type="string">
            <text:p>yuma</text:p>
          </table:table-cell>
          <table:table-cell office:value-type="string">
            <text:p>Right</text:p>
          </table:table-cell>
          <table:table-cell office:value-type="string">
            <text:p>I said when you come to yuma the Mexicans will fight you .</text:p>
          </table:table-cell>
        </table:table-row>
        <table:table-row table:style-name="ro1">
          <table:table-cell table:number-columns-repeated="5"/>
          <table:table-cell office:value-type="string">
            <text:p>the mexicans</text:p>
          </table:table-cell>
          <table:table-cell office:value-type="string">
            <text:p>fight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I said when you come to yuma the Mexicans will fight you .</text:p>
          </table:table-cell>
        </table:table-row>
        <table:table-row table:style-name="ro1">
          <table:table-cell table:number-columns-repeated="5"/>
          <table:table-cell office:value-type="string">
            <text:p>he'll</text:p>
          </table:table-cell>
          <table:table-cell office:value-type="string">
            <text:p>mergedword</text:p>
          </table:table-cell>
          <table:table-cell office:value-type="string">
            <text:p>yeah</text:p>
          </table:table-cell>
          <table:table-cell office:value-type="string">
            <text:p>Wrong</text:p>
          </table:table-cell>
          <table:table-cell office:value-type="string">
            <text:p>he'll MergedWords yeah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hot up</text:p>
          </table:table-cell>
          <table:table-cell office:value-type="string">
            <text:p>Right</text:p>
          </table:table-cell>
          <table:table-cell office:value-type="string">
            <text:p>Gotta enjoy being injuired it sux and its MergedWords hot up in this joint lol : .</text:p>
          </table:table-cell>
        </table:table-row>
        <table:table-row table:style-name="ro1">
          <table:table-cell table:number-columns-repeated="5"/>
          <table:table-cell office:value-type="string">
            <text:p>eeww someone</text:p>
          </table:table-cell>
          <table:table-cell office:value-type="string">
            <text:p>bring</text:p>
          </table:table-cell>
          <table:table-cell office:value-type="string">
            <text:p>kitty</text:p>
          </table:table-cell>
          <table:table-cell office:value-type="string">
            <text:p>Right</text:p>
          </table:table-cell>
          <table:table-cell office:value-type="string">
            <text:p>eeww someone brought kitty to college .</text:p>
          </table:table-cell>
        </table:table-row>
        <table:table-row table:style-name="ro1">
          <table:table-cell table:number-columns-repeated="5"/>
          <table:table-cell office:value-type="string">
            <text:p>this artist</text:p>
          </table:table-cell>
          <table:table-cell office:value-type="string">
            <text:p>draw in</text:p>
          </table:table-cell>
          <table:table-cell office:value-type="string">
            <text:p>photoshop http #</text:p>
          </table:table-cell>
          <table:table-cell office:value-type="string">
            <text:p>Right</text:p>
          </table:table-cell>
          <table:table-cell office:value-type="string">
            <text:p>nope , you can do some really trippy stuff on there , like this artist drew this purely in photoshop http /tco\/vWGoHoiy91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te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lmao I hate you for using my shit on me .</text:p>
          </table:table-cell>
        </table:table-row>
        <table:table-row table:style-name="ro1">
          <table:table-cell table:number-columns-repeated="5"/>
          <table:table-cell office:value-type="string">
            <text:p>poker</text:p>
          </table:table-cell>
          <table:table-cell office:value-type="string">
            <text:p>be best play with</text:p>
          </table:table-cell>
          <table:table-cell office:value-type="string">
            <text:p>buddies</text:p>
          </table:table-cell>
          <table:table-cell office:value-type="string">
            <text:p>Right</text:p>
          </table:table-cell>
          <table:table-cell office:value-type="string">
            <text:p>Poker is best played with buddies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pay to have</text:p>
          </table:table-cell>
          <table:table-cell office:value-type="string">
            <text:p>a lot of friends</text:p>
          </table:table-cell>
          <table:table-cell office:value-type="string">
            <text:p>Right</text:p>
          </table:table-cell>
          <table:table-cell office:value-type="string">
            <text:p>It pays to have a lot of friends !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ve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I love them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snuggle in</text:p>
          </table:table-cell>
          <table:table-cell office:value-type="string">
            <text:p>bed</text:p>
          </table:table-cell>
          <table:table-cell office:value-type="string">
            <text:p>Right</text:p>
          </table:table-cell>
          <table:table-cell office:value-type="string">
            <text:p>counting down the hours till I can snuggle in bed with my bub .</text:p>
          </table:table-cell>
        </table:table-row>
        <table:table-row table:style-name="ro1">
          <table:table-cell table:number-columns-repeated="5"/>
          <table:table-cell office:value-type="string">
            <text:p>the lovely jo today</text:p>
          </table:table-cell>
          <table:table-cell office:value-type="string">
            <text:p>wait to feel</text:p>
          </table:table-cell>
          <table:table-cell office:value-type="string">
            <text:p>human</text:p>
          </table:table-cell>
          <table:table-cell office:value-type="string">
            <text:p>Right</text:p>
          </table:table-cell>
          <table:table-cell office:value-type="string">
            <text:p>Cut and colour BoJo Brownz with the lovely Jo today can't wait to feel human again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something</text:p>
          </table:table-cell>
          <table:table-cell office:value-type="string">
            <text:p>Right</text:p>
          </table:table-cell>
          <table:table-cell office:value-type="string">
            <text:p>yee you can be something big if you really want to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 to look into</text:p>
          </table:table-cell>
          <table:table-cell office:value-type="string">
            <text:p>a day trip</text:p>
          </table:table-cell>
          <table:table-cell office:value-type="string">
            <text:p>Right</text:p>
          </table:table-cell>
          <table:table-cell office:value-type="string">
            <text:p>I may need to look into a day trip Thursday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do to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Never forget what they did to you and never let them know you remember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let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office:value-type="string">
            <text:p>Never forget what they did to you and never let them know you remember .</text:p>
          </table:table-cell>
        </table:table-row>
        <table:table-row table:style-name="ro1">
          <table:table-cell table:number-columns-repeated="5"/>
          <table:table-cell office:value-type="string">
            <text:p>them</text:p>
          </table:table-cell>
          <table:table-cell office:value-type="string">
            <text:p>know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Never forget what they did to you and never let them know you remember .</text:p>
          </table:table-cell>
        </table:table-row>
        <table:table-row table:style-name="ro1">
          <table:table-cell table:number-columns-repeated="5"/>
          <table:table-cell office:value-type="string">
            <text:p>someone</text:p>
          </table:table-cell>
          <table:table-cell office:value-type="string">
            <text:p>get</text:p>
          </table:table-cell>
          <table:table-cell office:value-type="string">
            <text:p>butt injections</text:p>
          </table:table-cell>
          <table:table-cell office:value-type="string">
            <text:p>Right</text:p>
          </table:table-cell>
          <table:table-cell office:value-type="string">
            <text:p>Why would someone get butt injections ?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iss</text:p>
          </table:table-cell>
          <table:table-cell office:value-type="string">
            <text:p>you</text:p>
          </table:table-cell>
          <table:table-cell office:value-type="string">
            <text:p>Right</text:p>
          </table:table-cell>
          <table:table-cell office:value-type="string">
            <text:p>And then I realize how much I miss you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think abou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Now that I think about it , Curling isn't really televised a lot either .</text:p>
          </table:table-cell>
        </table:table-row>
        <table:table-row table:style-name="ro1">
          <table:table-cell table:number-columns-repeated="5"/>
          <table:table-cell office:value-type="string">
            <text:p>ok i'm</text:p>
          </table:table-cell>
          <table:table-cell office:value-type="string">
            <text:p>mergedword</text:p>
          </table:table-cell>
          <table:table-cell office:value-type="string">
            <text:p>a little too hyper today</text:p>
          </table:table-cell>
          <table:table-cell office:value-type="string">
            <text:p>Right</text:p>
          </table:table-cell>
          <table:table-cell office:value-type="string">
            <text:p>Ok I'm MergedWords a little too hyper today , I need to stay away from suga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 to stay from</text:p>
          </table:table-cell>
          <table:table-cell office:value-type="string">
            <text:p>sugar</text:p>
          </table:table-cell>
          <table:table-cell office:value-type="string">
            <text:p>Right</text:p>
          </table:table-cell>
          <table:table-cell office:value-type="string">
            <text:p>Ok I'm MergedWords a little too hyper today , I need to stay away from sugar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get up for</text:p>
          </table:table-cell>
          <table:table-cell office:value-type="string">
            <text:p>work</text:p>
          </table:table-cell>
          <table:table-cell office:value-type="string">
            <text:p>Right</text:p>
          </table:table-cell>
          <table:table-cell office:value-type="string">
            <text:p>when you can that you get up for work then go to work then come home and then you wake up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 share in</text:p>
          </table:table-cell>
          <table:table-cell office:value-type="string">
            <text:p>costa</text:p>
          </table:table-cell>
          <table:table-cell office:value-type="string">
            <text:p>Right</text:p>
          </table:table-cell>
          <table:table-cell office:value-type="string">
            <text:p>Think I should have shares in Costa the amount I spend there !.</text:p>
          </table:table-cell>
        </table:table-row>
        <table:table-row table:style-name="ro1">
          <table:table-cell table:number-columns-repeated="5"/>
          <table:table-cell office:value-type="string">
            <text:p>heart</text:p>
          </table:table-cell>
          <table:table-cell office:value-type="string">
            <text:p>be</text:p>
          </table:table-cell>
          <table:table-cell office:value-type="string">
            <text:p>that</text:p>
          </table:table-cell>
          <table:table-cell office:value-type="string">
            <text:p>Wrong</text:p>
          </table:table-cell>
          <table:table-cell office:value-type="string">
            <text:p>WHAT SORT OF A HEART TO HEART IS THAT .</text:p>
          </table:table-cell>
        </table:table-row>
        <table:table-row table:style-name="ro1">
          <table:table-cell table:number-columns-repeated="5"/>
          <table:table-cell office:value-type="string">
            <text:p>interesting</text:p>
          </table:table-cell>
          <table:table-cell office:value-type="string">
            <text:p>be</text:p>
          </table:table-cell>
          <table:table-cell office:value-type="string">
            <text:p>an understatement chloe</text:p>
          </table:table-cell>
          <table:table-cell office:value-type="string">
            <text:p>Right</text:p>
          </table:table-cell>
          <table:table-cell office:value-type="string">
            <text:p>Interesting is an understatement chloe .</text:p>
          </table:table-cell>
        </table:table-row>
        <table:table-row table:style-name="ro1">
          <table:table-cell table:number-columns-repeated="5"/>
          <table:table-cell office:value-type="string">
            <text:p>sure your food</text:p>
          </table:table-cell>
          <table:table-cell office:value-type="string">
            <text:p>buy with</text:p>
          </table:table-cell>
          <table:table-cell office:value-type="string">
            <text:p>halaal earnings</text:p>
          </table:table-cell>
          <table:table-cell office:value-type="string">
            <text:p>Wrong</text:p>
          </table:table-cell>
          <table:table-cell office:value-type="string">
            <text:p>\u201cMake sure your food is good ( halaal and bought with halaal earnings ) , and you will be one whose MergedWords prayers are answered\u201d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be</text:p>
          </table:table-cell>
          <table:table-cell office:value-type="string">
            <text:p># whose</text:p>
          </table:table-cell>
          <table:table-cell office:value-type="string">
            <text:p>Right</text:p>
          </table:table-cell>
          <table:table-cell office:value-type="string">
            <text:p>\u201cMake sure your food is good ( halaal and bought with halaal earnings ) , and you will be one whose MergedWords prayers are answered\u201d .</text:p>
          </table:table-cell>
        </table:table-row>
        <table:table-row table:style-name="ro1">
          <table:table-cell table:number-columns-repeated="5"/>
          <table:table-cell office:value-type="string">
            <text:p># whose</text:p>
          </table:table-cell>
          <table:table-cell office:value-type="string">
            <text:p>mergedword</text:p>
          </table:table-cell>
          <table:table-cell office:value-type="string">
            <text:p>prayers</text:p>
          </table:table-cell>
          <table:table-cell office:value-type="string">
            <text:p>Wrong</text:p>
          </table:table-cell>
          <table:table-cell office:value-type="string">
            <text:p>\u201cMake sure your food is good ( halaal and bought with halaal earnings ) , and you will be one whose MergedWords prayers are answered\u201d .</text:p>
          </table:table-cell>
        </table:table-row>
        <table:table-row table:style-name="ro1">
          <table:table-cell table:number-columns-repeated="5"/>
          <table:table-cell office:value-type="string">
            <text:p>there's</text:p>
          </table:table-cell>
          <table:table-cell office:value-type="string">
            <text:p>mergedword</text:p>
          </table:table-cell>
          <table:table-cell office:value-type="string">
            <text:p># there's</text:p>
          </table:table-cell>
          <table:table-cell office:value-type="string">
            <text:p>Wrong</text:p>
          </table:table-cell>
          <table:table-cell office:value-type="string">
            <text:p>THERE'S MergedWords TWO THERE'S MergedWords FOUR THERE'S MergedWords SIX THERE EIGHT .</text:p>
          </table:table-cell>
        </table:table-row>
        <table:table-row table:style-name="ro1">
          <table:table-cell table:number-columns-repeated="5"/>
          <table:table-cell office:value-type="string">
            <text:p># there's</text:p>
          </table:table-cell>
          <table:table-cell office:value-type="string">
            <text:p>mergedword</text:p>
          </table:table-cell>
          <table:table-cell office:value-type="string">
            <text:p># there's</text:p>
          </table:table-cell>
          <table:table-cell office:value-type="string">
            <text:p>Wrong</text:p>
          </table:table-cell>
          <table:table-cell office:value-type="string">
            <text:p>THERE'S MergedWords TWO THERE'S MergedWords FOUR THERE'S MergedWords SIX THERE EIGHT .</text:p>
          </table:table-cell>
        </table:table-row>
        <table:table-row table:style-name="ro1">
          <table:table-cell table:number-columns-repeated="5"/>
          <table:table-cell office:value-type="string">
            <text:p># there's</text:p>
          </table:table-cell>
          <table:table-cell office:value-type="string">
            <text:p>mergedword</text:p>
          </table:table-cell>
          <table:table-cell office:value-type="string">
            <text:p># there #</text:p>
          </table:table-cell>
          <table:table-cell office:value-type="string">
            <text:p>Wrong</text:p>
          </table:table-cell>
          <table:table-cell office:value-type="string">
            <text:p>THERE'S MergedWords TWO THERE'S MergedWords FOUR THERE'S MergedWords SIX THERE EIGHT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ban</text:p>
          </table:table-cell>
          <table:table-cell office:value-type="string">
            <text:p>your twitch</text:p>
          </table:table-cell>
          <table:table-cell office:value-type="string">
            <text:p>Right</text:p>
          </table:table-cell>
          <table:table-cell office:value-type="string">
            <text:p>did they just ban your twitch ?.</text:p>
          </table:table-cell>
        </table:table-row>
        <table:table-row table:style-name="ro1">
          <table:table-cell table:number-columns-repeated="5"/>
          <table:table-cell office:value-type="string">
            <text:p>weather</text:p>
          </table:table-cell>
          <table:table-cell office:value-type="string">
            <text:p>be</text:p>
          </table:table-cell>
          <table:table-cell office:value-type="string">
            <text:p>the perfect today</text:p>
          </table:table-cell>
          <table:table-cell office:value-type="string">
            <text:p>Right</text:p>
          </table:table-cell>
          <table:table-cell office:value-type="string">
            <text:p>Weather is the perfect toda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ean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WELL I MEAN I GUESS FATHER I CAN WASH THE DISHES AS I CRAM FOR FINALS I MEAN I GUES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guess</text:p>
          </table:table-cell>
          <table:table-cell office:value-type="string">
            <text:p>father</text:p>
          </table:table-cell>
          <table:table-cell office:value-type="string">
            <text:p>Wrong</text:p>
          </table:table-cell>
          <table:table-cell office:value-type="string">
            <text:p>WELL I MEAN I GUESS FATHER I CAN WASH THE DISHES AS I CRAM FOR FINALS I MEAN I GUES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sh</text:p>
          </table:table-cell>
          <table:table-cell office:value-type="string">
            <text:p>the dishes</text:p>
          </table:table-cell>
          <table:table-cell office:value-type="string">
            <text:p>Right</text:p>
          </table:table-cell>
          <table:table-cell office:value-type="string">
            <text:p>WELL I MEAN I GUESS FATHER I CAN WASH THE DISHES AS I CRAM FOR FINALS I MEAN I GUES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cram for</text:p>
          </table:table-cell>
          <table:table-cell office:value-type="string">
            <text:p>finals</text:p>
          </table:table-cell>
          <table:table-cell office:value-type="string">
            <text:p>Right</text:p>
          </table:table-cell>
          <table:table-cell office:value-type="string">
            <text:p>WELL I MEAN I GUESS FATHER I CAN WASH THE DISHES AS I CRAM FOR FINALS I MEAN I GUES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ean</text:p>
          </table:table-cell>
          <table:table-cell office:value-type="string">
            <text:p>i</text:p>
          </table:table-cell>
          <table:table-cell office:value-type="string">
            <text:p>Wrong</text:p>
          </table:table-cell>
          <table:table-cell office:value-type="string">
            <text:p>WELL I MEAN I GUESS FATHER I CAN WASH THE DISHES AS I CRAM FOR FINALS I MEAN I GUESS .</text:p>
          </table:table-cell>
        </table:table-row>
        <table:table-row table:style-name="ro1">
          <table:table-cell table:number-columns-repeated="5"/>
          <table:table-cell office:value-type="string">
            <text:p>i'm</text:p>
          </table:table-cell>
          <table:table-cell office:value-type="string">
            <text:p>eat</text:p>
          </table:table-cell>
          <table:table-cell office:value-type="string">
            <text:p>healthy all day</text:p>
          </table:table-cell>
          <table:table-cell office:value-type="string">
            <text:p>Wrong</text:p>
          </table:table-cell>
          <table:table-cell office:value-type="string">
            <text:p>I'm MergedWords all like I'm MergedWords gunna work out and eat healthy all day then i do it and lay in bed and think of all the food I'm MergedWords craving and life's MergedWords ov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do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I'm MergedWords all like I'm MergedWords gunna work out and eat healthy all day then i do it and lay in bed and think of all the food I'm MergedWords craving and life's MergedWords ov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ay in</text:p>
          </table:table-cell>
          <table:table-cell office:value-type="string">
            <text:p>bed</text:p>
          </table:table-cell>
          <table:table-cell office:value-type="string">
            <text:p>Right</text:p>
          </table:table-cell>
          <table:table-cell office:value-type="string">
            <text:p>I'm MergedWords all like I'm MergedWords gunna work out and eat healthy all day then i do it and lay in bed and think of all the food I'm MergedWords craving and life's MergedWords over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think of</text:p>
          </table:table-cell>
          <table:table-cell office:value-type="string">
            <text:p>all the food i'm</text:p>
          </table:table-cell>
          <table:table-cell office:value-type="string">
            <text:p>Right</text:p>
          </table:table-cell>
          <table:table-cell office:value-type="string">
            <text:p>I'm MergedWords all like I'm MergedWords gunna work out and eat healthy all day then i do it and lay in bed and think of all the food I'm MergedWords craving and life's MergedWords over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make</text:p>
          </table:table-cell>
          <table:table-cell office:value-type="string">
            <text:p>my friend</text:p>
          </table:table-cell>
          <table:table-cell office:value-type="string">
            <text:p>Right</text:p>
          </table:table-cell>
          <table:table-cell office:value-type="string">
            <text:p>Wish I could make my friend feel better , I hope she doesn't close herself\nOff agai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ope</text:p>
          </table:table-cell>
          <table:table-cell office:value-type="string">
            <text:p>she</text:p>
          </table:table-cell>
          <table:table-cell office:value-type="string">
            <text:p>Wrong</text:p>
          </table:table-cell>
          <table:table-cell office:value-type="string">
            <text:p>Wish I could make my friend feel better , I hope she doesn't close herself\nOff agai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need</text:p>
          </table:table-cell>
          <table:table-cell office:value-type="string">
            <text:p>water</text:p>
          </table:table-cell>
          <table:table-cell office:value-type="string">
            <text:p>Right</text:p>
          </table:table-cell>
          <table:table-cell office:value-type="string">
            <text:p>I need water !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know</text:p>
          </table:table-cell>
          <table:table-cell office:value-type="string">
            <text:p>i'm</text:p>
          </table:table-cell>
          <table:table-cell office:value-type="string">
            <text:p>Right</text:p>
          </table:table-cell>
          <table:table-cell office:value-type="string">
            <text:p>I know I'm MergedWords exhausted but I can't sleep \ud83d\ude34\ud83d\ude29 .</text:p>
          </table:table-cell>
        </table:table-row>
        <table:table-row table:style-name="ro1">
          <table:table-cell table:number-columns-repeated="5"/>
          <table:table-cell office:value-type="string">
            <text:p>my new account</text:p>
          </table:table-cell>
          <table:table-cell office:value-type="string">
            <text:p>please</text:p>
          </table:table-cell>
          <table:table-cell office:value-type="string">
            <text:p>\u2661</text:p>
          </table:table-cell>
          <table:table-cell office:value-type="string">
            <text:p>Wrong</text:p>
          </table:table-cell>
          <table:table-cell office:value-type="string">
            <text:p>follow my new account please \u2661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make</text:p>
          </table:table-cell>
          <table:table-cell office:value-type="string">
            <text:p>the necessary report</text:p>
          </table:table-cell>
          <table:table-cell office:value-type="string">
            <text:p>Right</text:p>
          </table:table-cell>
          <table:table-cell office:value-type="string">
            <text:p>We had made the necessary report to be attended by our crew from Cavite Service Center .</text:p>
          </table:table-cell>
        </table:table-row>
        <table:table-row table:style-name="ro1">
          <table:table-cell table:number-columns-repeated="5"/>
          <table:table-cell office:value-type="string">
            <text:p>your report number</text:p>
          </table:table-cell>
          <table:table-cell office:value-type="string">
            <text:p>be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Your report number is 37867 .</text:p>
          </table:table-cell>
        </table:table-row>
        <table:table-row table:style-name="ro1">
          <table:table-cell table:number-columns-repeated="5"/>
          <table:table-cell office:value-type="string">
            <text:p>niall horan</text:p>
          </table:table-cell>
          <table:table-cell office:value-type="string">
            <text:p>bear in</text:p>
          </table:table-cell>
          <table:table-cell office:value-type="string">
            <text:p>mullingar</text:p>
          </table:table-cell>
          <table:table-cell office:value-type="string">
            <text:p>Wrong</text:p>
          </table:table-cell>
          <table:table-cell office:value-type="string">
            <text:p>Niall Horan was born in Mullingar , Ireland when 13 September 1993 .</text:p>
          </table:table-cell>
        </table:table-row>
        <table:table-row table:style-name="ro1">
          <table:table-cell table:number-columns-repeated="5"/>
          <table:table-cell office:value-type="string">
            <text:p>everyone</text:p>
          </table:table-cell>
          <table:table-cell office:value-type="string">
            <text:p>struggle since</text:p>
          </table:table-cell>
          <table:table-cell office:value-type="string">
            <text:p>all the changes</text:p>
          </table:table-cell>
          <table:table-cell office:value-type="string">
            <text:p>Right</text:p>
          </table:table-cell>
          <table:table-cell office:value-type="string">
            <text:p>Everyone is struggling since all the changes came into effect , we have all got more to pay out each week thanks .</text:p>
          </table:table-cell>
        </table:table-row>
        <table:table-row table:style-name="ro1">
          <table:table-cell table:number-columns-repeated="5"/>
          <table:table-cell office:value-type="string">
            <text:p>all the changes</text:p>
          </table:table-cell>
          <table:table-cell office:value-type="string">
            <text:p>come into</text:p>
          </table:table-cell>
          <table:table-cell office:value-type="string">
            <text:p>effect</text:p>
          </table:table-cell>
          <table:table-cell office:value-type="string">
            <text:p>Right</text:p>
          </table:table-cell>
          <table:table-cell office:value-type="string">
            <text:p>Everyone is struggling since all the changes came into effect , we have all got more to pay out each week thanks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have</text:p>
          </table:table-cell>
          <table:table-cell office:value-type="string">
            <text:p>all</text:p>
          </table:table-cell>
          <table:table-cell office:value-type="string">
            <text:p>Wrong</text:p>
          </table:table-cell>
          <table:table-cell office:value-type="string">
            <text:p>Everyone is struggling since all the changes came into effect , we have all got more to pay out each week thanks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leave</text:p>
          </table:table-cell>
          <table:table-cell office:value-type="string">
            <text:p>the beanbag</text:p>
          </table:table-cell>
          <table:table-cell office:value-type="string">
            <text:p>Right</text:p>
          </table:table-cell>
          <table:table-cell office:value-type="string">
            <text:p>so did you leave the beanbag and actually watch any of the football the other day ?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watch of</text:p>
          </table:table-cell>
          <table:table-cell office:value-type="string">
            <text:p>the football</text:p>
          </table:table-cell>
          <table:table-cell office:value-type="string">
            <text:p>Right</text:p>
          </table:table-cell>
          <table:table-cell office:value-type="string">
            <text:p>so did you leave the beanbag and actually watch any of the football the other day ?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from</text:p>
          </table:table-cell>
          <table:table-cell office:value-type="string">
            <text:p>kuala lumpur</text:p>
          </table:table-cell>
          <table:table-cell office:value-type="string">
            <text:p>Right</text:p>
          </table:table-cell>
          <table:table-cell office:value-type="string">
            <text:p>I am from Kuala Lumpur , Malaysia hello oneday i want go washington coz i like ur histor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 go</text:p>
          </table:table-cell>
          <table:table-cell office:value-type="string">
            <text:p>washington</text:p>
          </table:table-cell>
          <table:table-cell office:value-type="string">
            <text:p>Right</text:p>
          </table:table-cell>
          <table:table-cell office:value-type="string">
            <text:p>I am from Kuala Lumpur , Malaysia hello oneday i want go washington coz i like ur history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ike</text:p>
          </table:table-cell>
          <table:table-cell office:value-type="string">
            <text:p>ur history</text:p>
          </table:table-cell>
          <table:table-cell office:value-type="string">
            <text:p>Right</text:p>
          </table:table-cell>
          <table:table-cell office:value-type="string">
            <text:p>I am from Kuala Lumpur , Malaysia hello oneday i want go washington coz i like ur history .</text:p>
          </table:table-cell>
        </table:table-row>
        <table:table-row table:style-name="ro1">
          <table:table-cell table:number-columns-repeated="5"/>
          <table:table-cell office:value-type="string">
            <text:p>no #</text:p>
          </table:table-cell>
          <table:table-cell office:value-type="string">
            <text:p>punish for</text:p>
          </table:table-cell>
          <table:table-cell office:value-type="string">
            <text:p>the may # killings</text:p>
          </table:table-cell>
          <table:table-cell office:value-type="string">
            <text:p>Right</text:p>
          </table:table-cell>
          <table:table-cell office:value-type="string">
            <text:p>No one was ever punished for the May 21 killings .</text:p>
          </table:table-cell>
        </table:table-row>
        <table:table-row table:style-name="ro1">
          <table:table-cell table:number-columns-repeated="5"/>
          <table:table-cell office:value-type="string">
            <text:p>the mass murder</text:p>
          </table:table-cell>
          <table:table-cell office:value-type="string">
            <text:p>take</text:p>
          </table:table-cell>
          <table:table-cell office:value-type="string">
            <text:p>place</text:p>
          </table:table-cell>
          <table:table-cell office:value-type="string">
            <text:p>Right</text:p>
          </table:table-cell>
          <table:table-cell office:value-type="string">
            <text:p>Jagmohan , under the mass murder took place never showed any remorse /tco\/4ynvlgoS23 .</text:p>
          </table:table-cell>
        </table:table-row>
        <table:table-row table:style-name="ro1">
          <table:table-cell table:number-columns-repeated="5"/>
          <table:table-cell office:value-type="string">
            <text:p>place</text:p>
          </table:table-cell>
          <table:table-cell office:value-type="string">
            <text:p>show</text:p>
          </table:table-cell>
          <table:table-cell office:value-type="string">
            <text:p>any remorse #</text:p>
          </table:table-cell>
          <table:table-cell office:value-type="string">
            <text:p>Wrong</text:p>
          </table:table-cell>
          <table:table-cell office:value-type="string">
            <text:p>Jagmohan , under the mass murder took place never showed any remorse /tco\/4ynvlgoS23 .</text:p>
          </table:table-cell>
        </table:table-row>
        <table:table-row table:style-name="ro1">
          <table:table-cell table:number-columns-repeated="5"/>
          <table:table-cell office:value-type="string">
            <text:p>grown woman</text:p>
          </table:table-cell>
          <table:table-cell office:value-type="string">
            <text:p>be</text:p>
          </table:table-cell>
          <table:table-cell office:value-type="string">
            <text:p>fire</text:p>
          </table:table-cell>
          <table:table-cell office:value-type="string">
            <text:p>Wrong</text:p>
          </table:table-cell>
          <table:table-cell office:value-type="string">
            <text:p>The Breakdown of ' Grown Woman ' is FIRE !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forget</text:p>
          </table:table-cell>
          <table:table-cell office:value-type="string">
            <text:p>my keys but wifi</text:p>
          </table:table-cell>
          <table:table-cell office:value-type="string">
            <text:p>Right</text:p>
          </table:table-cell>
          <table:table-cell office:value-type="string">
            <text:p>this is exactly me when i forget my keys but wifi so we'll MergedWords survive girl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ike</text:p>
          </table:table-cell>
          <table:table-cell office:value-type="string">
            <text:p>people</text:p>
          </table:table-cell>
          <table:table-cell office:value-type="string">
            <text:p>Right</text:p>
          </table:table-cell>
          <table:table-cell office:value-type="string">
            <text:p>I like people who can keep the conversation going no matter how random the topics get .</text:p>
          </table:table-cell>
        </table:table-row>
        <table:table-row table:style-name="ro1">
          <table:table-cell table:number-columns-repeated="5"/>
          <table:table-cell office:value-type="string">
            <text:p>people</text:p>
          </table:table-cell>
          <table:table-cell office:value-type="string">
            <text:p>keep</text:p>
          </table:table-cell>
          <table:table-cell office:value-type="string">
            <text:p>the conversation</text:p>
          </table:table-cell>
          <table:table-cell office:value-type="string">
            <text:p>Right</text:p>
          </table:table-cell>
          <table:table-cell office:value-type="string">
            <text:p>I like people who can keep the conversation going no matter how random the topics get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uy lot of</text:p>
          </table:table-cell>
          <table:table-cell office:value-type="string">
            <text:p>shit</text:p>
          </table:table-cell>
          <table:table-cell office:value-type="string">
            <text:p>Right</text:p>
          </table:table-cell>
          <table:table-cell office:value-type="string">
            <text:p>money can't buy happiness , but with enough money I could buy lots of shit to put a never ending smile on my face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 to change</text:p>
          </table:table-cell>
          <table:table-cell office:value-type="string">
            <text:p>my name</text:p>
          </table:table-cell>
          <table:table-cell office:value-type="string">
            <text:p>Right</text:p>
          </table:table-cell>
          <table:table-cell office:value-type="string">
            <text:p>I want to change my name on Facebook to .</text:p>
          </table:table-cell>
        </table:table-row>
        <table:table-row table:style-name="ro1">
          <table:table-cell table:number-columns-repeated="5"/>
          <table:table-cell office:value-type="string">
            <text:p>the hacienda club</text:p>
          </table:table-cell>
          <table:table-cell office:value-type="string">
            <text:p>open in</text:p>
          </table:table-cell>
          <table:table-cell office:value-type="string">
            <text:p>manchester</text:p>
          </table:table-cell>
          <table:table-cell office:value-type="string">
            <text:p>Right</text:p>
          </table:table-cell>
          <table:table-cell office:value-type="string">
            <text:p>1982 , The Hacienda Club was opened in Manchester , Madonna made her UK TV debut there when C4 show The Tube was broadcast live .</text:p>
          </table:table-cell>
        </table:table-row>
        <table:table-row table:style-name="ro1">
          <table:table-cell table:number-columns-repeated="5"/>
          <table:table-cell office:value-type="string">
            <text:p>madonna</text:p>
          </table:table-cell>
          <table:table-cell office:value-type="string">
            <text:p>make</text:p>
          </table:table-cell>
          <table:table-cell office:value-type="string">
            <text:p>her uk tv debut</text:p>
          </table:table-cell>
          <table:table-cell office:value-type="string">
            <text:p>Right</text:p>
          </table:table-cell>
          <table:table-cell office:value-type="string">
            <text:p>1982 , The Hacienda Club was opened in Manchester , Madonna made her UK TV debut there when C4 show The Tube was broadcast live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You gotta be smart and athletic and it can't be one or the other it MUST be both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both</text:p>
          </table:table-cell>
          <table:table-cell office:value-type="string">
            <text:p>Right</text:p>
          </table:table-cell>
          <table:table-cell office:value-type="string">
            <text:p>You gotta be smart and athletic and it can't be one or the other it MUST be both .</text:p>
          </table:table-cell>
        </table:table-row>
        <table:table-row table:style-name="ro1">
          <table:table-cell table:number-columns-repeated="5"/>
          <table:table-cell office:value-type="string">
            <text:p>japan's mergedwords topix</text:p>
          </table:table-cell>
          <table:table-cell office:value-type="string">
            <text:p>close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Japan's MergedWords Topix closes at 1,270 .</text:p>
          </table:table-cell>
        </table:table-row>
        <table:table-row table:style-name="ro1">
          <table:table-cell table:number-columns-repeated="5"/>
          <table:table-cell office:value-type="string">
            <text:p># people</text:p>
          </table:table-cell>
          <table:table-cell office:value-type="string">
            <text:p>follow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3 people followed me \/\/ automatically checked by /tco\/vAOtlOYSUZ .</text:p>
          </table:table-cell>
        </table:table-row>
        <table:table-row table:style-name="ro1">
          <table:table-cell table:number-columns-repeated="5"/>
          <table:table-cell office:value-type="string">
            <text:p>only stupid people</text:p>
          </table:table-cell>
          <table:table-cell office:value-type="string">
            <text:p>understand meaning of</text:p>
          </table:table-cell>
          <table:table-cell office:value-type="string">
            <text:p>life</text:p>
          </table:table-cell>
          <table:table-cell office:value-type="string">
            <text:p>Wrong</text:p>
          </table:table-cell>
          <table:table-cell office:value-type="string">
            <text:p>Only stupid people who do not understand the meaning of life .</text:p>
          </table:table-cell>
        </table:table-row>
        <table:table-row table:style-name="ro1">
          <table:table-cell table:number-columns-repeated="5"/>
          <table:table-cell office:value-type="string">
            <text:p>up</text:p>
          </table:table-cell>
          <table:table-cell office:value-type="string">
            <text:p>fuck up on</text:p>
          </table:table-cell>
          <table:table-cell office:value-type="string">
            <text:p>life</text:p>
          </table:table-cell>
          <table:table-cell office:value-type="string">
            <text:p>Wrong</text:p>
          </table:table-cell>
          <table:table-cell office:value-type="string">
            <text:p>Up in the air , fucked up on life , all of the laws I've MergedWords broken , loves that I've MergedWords sacrificed .</text:p>
          </table:table-cell>
        </table:table-row>
        <table:table-row table:style-name="ro1">
          <table:table-cell table:number-columns-repeated="5"/>
          <table:table-cell office:value-type="string">
            <text:p>all of the laws i've</text:p>
          </table:table-cell>
          <table:table-cell office:value-type="string">
            <text:p>love</text:p>
          </table:table-cell>
          <table:table-cell office:value-type="string">
            <text:p>that</text:p>
          </table:table-cell>
          <table:table-cell office:value-type="string">
            <text:p>Wrong</text:p>
          </table:table-cell>
          <table:table-cell office:value-type="string">
            <text:p>Up in the air , fucked up on life , all of the laws I've MergedWords broken , loves that I've MergedWords sacrificed .</text:p>
          </table:table-cell>
        </table:table-row>
        <table:table-row table:style-name="ro1">
          <table:table-cell table:number-columns-repeated="5"/>
          <table:table-cell office:value-type="string">
            <text:p>your</text:p>
          </table:table-cell>
          <table:table-cell office:value-type="string">
            <text:p>mergedword</text:p>
          </table:table-cell>
          <table:table-cell office:value-type="string">
            <text:p>a boring person</text:p>
          </table:table-cell>
          <table:table-cell office:value-type="string">
            <text:p>Right</text:p>
          </table:table-cell>
          <table:table-cell office:value-type="string">
            <text:p>your MergedWords a boring person anyway .</text:p>
          </table:table-cell>
        </table:table-row>
        <table:table-row table:style-name="ro1">
          <table:table-cell table:number-columns-repeated="5"/>
          <table:table-cell office:value-type="string">
            <text:p>i'm</text:p>
          </table:table-cell>
          <table:table-cell office:value-type="string">
            <text:p>mergedword</text:p>
          </table:table-cell>
          <table:table-cell office:value-type="string">
            <text:p>home</text:p>
          </table:table-cell>
          <table:table-cell office:value-type="string">
            <text:p>Right</text:p>
          </table:table-cell>
          <table:table-cell office:value-type="string">
            <text:p>Its MergedWords only cause I'm MergedWords home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follow with</text:p>
          </table:table-cell>
          <table:table-cell office:value-type="string">
            <text:p>a personal mention</text:p>
          </table:table-cell>
          <table:table-cell office:value-type="string">
            <text:p>Right</text:p>
          </table:table-cell>
          <table:table-cell office:value-type="string">
            <text:p>Please Follow He Follows Back with a personal mention Please Verify his account .</text:p>
          </table:table-cell>
        </table:table-row>
        <table:table-row table:style-name="ro1">
          <table:table-cell table:number-columns-repeated="5"/>
          <table:table-cell office:value-type="string">
            <text:p>a personal mention</text:p>
          </table:table-cell>
          <table:table-cell office:value-type="string">
            <text:p>please verify</text:p>
          </table:table-cell>
          <table:table-cell office:value-type="string">
            <text:p>his account</text:p>
          </table:table-cell>
          <table:table-cell office:value-type="string">
            <text:p>Wrong</text:p>
          </table:table-cell>
          <table:table-cell office:value-type="string">
            <text:p>Please Follow He Follows Back with a personal mention Please Verify his account .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Actual no. of relations :</text:p>
          </table:table-cell>
          <table:table-cell office:value-type="float" office:value="699">
            <text:p>699</text:p>
          </table:table-cell>
          <table:table-cell office:value-type="string">
            <text:p>Total relations found : </text:p>
          </table:table-cell>
          <table:table-cell office:value-type="float" office:value="568">
            <text:p>568</text:p>
          </table:table-cell>
          <table:table-cell office:value-type="string">
            <text:p>correct:</text:p>
          </table:table-cell>
          <table:table-cell office:value-type="float" office:value="410">
            <text:p>41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Precision</text:p>
          </table:table-cell>
          <table:table-cell table:formula="of:=[.$I574]/[.G574]" office:value-type="float" office:value="0.721830985915493">
            <text:p>0.72183098591549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Recall</text:p>
          </table:table-cell>
          <table:table-cell table:formula="of:=[.$I574]/[.$E574]" office:value-type="float" office:value="0.586552217453505">
            <text:p>0.5865522174535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F-Measure</text:p>
          </table:table-cell>
          <table:table-cell table:formula="of:=([.$H576]*[.$H577]*2)/([.$H576]+[.$H577])" office:value-type="float" office:value="0.647198105761642">
            <text:p>0.64719810576164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9/08/2013</text:date>, <text:time>14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tkarsh </meta:initial-creator>
    <meta:creation-date>2013-06-13T12:10:56</meta:creation-date>
    <dc:date>2013-08-09T14:41:27</dc:date>
    <dc:creator>Utkarsh </dc:creator>
    <meta:editing-duration>PT02H41M37S</meta:editing-duration>
    <meta:editing-cycles>72</meta:editing-cycles>
    <meta:generator>OpenOffice.org/3.2$Linux OpenOffice.org_project/320m12$Build-9483</meta:generator>
    <meta:document-statistic meta:table-count="3" meta:cell-count="2857" meta:object-count="0"/>
  </office:meta>
</office:document-meta>
</file>